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313a3d"/>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officeooo:paragraph-rsid="00313a3d"/>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38ed"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b95e"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a141"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d8ac" officeooo:paragraph-rsid="002ad8ac"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4" style:family="paragraph" style:parent-style-name="Text_20_body">
      <style:paragraph-properties fo:margin-left="0in" fo:margin-right="0in" fo:text-align="end" style:justify-single-word="false" fo:text-indent="0.1965in" style:auto-text-indent="false"/>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text-properties fo:language="ru" fo:country="RU"/>
    </style:style>
    <style:style style:name="P13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in" fo:margin-right="0in" fo:text-align="center" style:justify-single-word="false" fo:text-indent="0in" style:auto-text-indent="false"/>
    </style:style>
    <style:style style:name="P13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fo:margin-top="0in" fo:margin-bottom="0.0835in" loext:contextual-spacing="false" fo:text-align="justify" style:justify-single-word="false"/>
      <style:text-properties fo:language="en" fo:country="US"/>
    </style:style>
    <style:style style:name="P14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75cb5"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40b5e2"/>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fo:font-weight="bold" officeooo:rsid="003aa038"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2f4427"/>
    </style:style>
    <style:style style:name="T13" style:family="text">
      <style:text-properties fo:language="en" fo:country="US"/>
    </style:style>
    <style:style style:name="T14" style:family="text">
      <style:text-properties fo:language="en" fo:country="US" fo:font-style="normal"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normal" fo:background-color="transparent" loext:char-shading-value="0" style:font-weight-asian="normal" style:font-weight-complex="normal"/>
    </style:style>
    <style:style style:name="T19" style:family="text">
      <style:text-properties fo:language="en" fo:country="US" fo:background-color="transparent" loext:char-shading-value="0"/>
    </style:style>
    <style:style style:name="T20" style:family="text">
      <style:text-properties fo:language="en" fo:country="US" officeooo:rsid="00370e4c"/>
    </style:style>
    <style:style style:name="T21" style:family="text">
      <style:text-properties fo:color="#ff3333" fo:background-color="transparent" loext:char-shading-value="0"/>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font-weight="bold" style:font-weight-asian="bold" style:font-weight-complex="bold"/>
    </style:style>
    <style:style style:name="T27" style:family="text">
      <style:text-properties fo:font-weight="bold" officeooo:rsid="0029a141" style:font-weight-asian="bold" style:font-weight-complex="bold"/>
    </style:style>
    <style:style style:name="T28" style:family="text">
      <style:text-properties fo:font-weight="bold" officeooo:rsid="0040b5e2"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style:use-window-font-color="true" fo:font-weight="normal" style:font-weight-asian="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officeooo:rsid="0040b5e2" style:font-weight-asian="normal" style:font-weight-complex="normal"/>
    </style:style>
    <style:style style:name="T61" style:family="text">
      <style:text-properties fo:font-weight="normal" officeooo:rsid="0042b492"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style:text-line-through-style="solid" style:text-line-through-type="single"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style:text-underline-style="none"/>
    </style:style>
    <style:style style:name="T68" style:family="text">
      <style:text-properties style:text-rotation-angle="90" style:text-rotation-scale="line-height"/>
    </style:style>
    <style:style style:name="T69" style:family="text">
      <style:text-properties style:text-rotation-angle="270" style:text-rotation-scale="line-height"/>
    </style:style>
    <style:style style:name="T70" style:family="text">
      <style:text-properties style:text-position="sub 58%" style:font-size-asian="10.5pt"/>
    </style:style>
    <style:style style:name="T71" style:family="text">
      <style:text-properties style:font-name="Symbol" style:font-name-asian="Symbol" style:font-name-complex="Symbol"/>
    </style:style>
    <style:style style:name="T72" style:family="text">
      <style:text-properties style:font-name="Liberation Serif1" style:font-name-asian="Symbol" style:font-name-complex="Symbol"/>
    </style:style>
    <style:style style:name="T73" style:family="text">
      <style:text-properties style:font-name="Courier New CYR"/>
    </style:style>
    <style:style style:name="T74" style:family="text">
      <style:text-properties style:font-name="Courier New CYR" fo:language="en" fo:country="US"/>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815ce"/>
    </style:style>
    <style:style style:name="T80" style:family="text">
      <style:text-properties officeooo:rsid="001838ed"/>
    </style:style>
    <style:style style:name="T81" style:family="text">
      <style:text-properties officeooo:rsid="001add45"/>
    </style:style>
    <style:style style:name="T82" style:family="text">
      <style:text-properties officeooo:rsid="001c7832"/>
    </style:style>
    <style:style style:name="T83" style:family="text">
      <style:text-properties officeooo:rsid="001f7f19"/>
    </style:style>
    <style:style style:name="T84" style:family="text">
      <style:text-properties officeooo:rsid="0020284e"/>
    </style:style>
    <style:style style:name="T85" style:family="text">
      <style:text-properties officeooo:rsid="0021fc82"/>
    </style:style>
    <style:style style:name="T86" style:family="text">
      <style:text-properties officeooo:rsid="0023e711"/>
    </style:style>
    <style:style style:name="T87" style:family="text">
      <style:text-properties officeooo:rsid="0025b3a2"/>
    </style:style>
    <style:style style:name="T88" style:family="text">
      <style:text-properties officeooo:rsid="00260eb4"/>
    </style:style>
    <style:style style:name="T89" style:family="text">
      <style:text-properties officeooo:rsid="00272329"/>
    </style:style>
    <style:style style:name="T90" style:family="text">
      <style:text-properties officeooo:rsid="00279411"/>
    </style:style>
    <style:style style:name="T91" style:family="text">
      <style:text-properties officeooo:rsid="0027dd1f"/>
    </style:style>
    <style:style style:name="T92" style:family="text">
      <style:text-properties officeooo:rsid="0028b95e"/>
    </style:style>
    <style:style style:name="T93" style:family="text">
      <style:text-properties officeooo:rsid="0029a141"/>
    </style:style>
    <style:style style:name="T94" style:family="text">
      <style:text-properties officeooo:rsid="002ad8ac"/>
    </style:style>
    <style:style style:name="T95" style:family="text">
      <style:text-properties officeooo:rsid="002c9399"/>
    </style:style>
    <style:style style:name="T96" style:family="text">
      <style:text-properties officeooo:rsid="002e392e"/>
    </style:style>
    <style:style style:name="T97" style:family="text">
      <style:text-properties officeooo:rsid="002f4427"/>
    </style:style>
    <style:style style:name="T98" style:family="text">
      <style:text-properties officeooo:rsid="0031b880"/>
    </style:style>
    <style:style style:name="T99" style:family="text">
      <style:text-properties officeooo:rsid="0033b0e2"/>
    </style:style>
    <style:style style:name="T100" style:family="text">
      <style:text-properties officeooo:rsid="0034c2bc"/>
    </style:style>
    <style:style style:name="T101" style:family="text">
      <style:text-properties officeooo:rsid="0035f7fe"/>
    </style:style>
    <style:style style:name="T102" style:family="text">
      <style:text-properties officeooo:rsid="00370e4c"/>
    </style:style>
    <style:style style:name="T103" style:family="text">
      <style:text-properties officeooo:rsid="0038bb69"/>
    </style:style>
    <style:style style:name="T104" style:family="text">
      <style:text-properties officeooo:rsid="00394e53"/>
    </style:style>
    <style:style style:name="T105" style:family="text">
      <style:text-properties officeooo:rsid="003bb672"/>
    </style:style>
    <style:style style:name="T106" style:family="text">
      <style:text-properties officeooo:rsid="003d8346"/>
    </style:style>
    <style:style style:name="T107" style:family="text">
      <style:text-properties officeooo:rsid="003f6773"/>
    </style:style>
    <style:style style:name="T108" style:family="text">
      <style:text-properties officeooo:rsid="003f9f2d"/>
    </style:style>
    <style:style style:name="T109" style:family="text">
      <style:text-properties officeooo:rsid="0040b5e2"/>
    </style:style>
    <style:style style:name="T110" style:family="text">
      <style:text-properties officeooo:rsid="004389d0"/>
    </style:style>
    <style:style style:name="T111" style:family="text">
      <style:text-properties officeooo:rsid="0046ab9f"/>
    </style:style>
    <style:style style:name="T112" style:family="text">
      <style:text-properties officeooo:rsid="00475c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8"/>
      <text:h text:style-name="P154" text:outline-level="2">1. Терра</text:h>
      <text:p text:style-name="P26"/>
      <text:p text:style-name="P3">***</text:p>
      <text:p text:style-name="P3"/>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4"/>
      <text:p text:style-name="P6">Блядь, как хочется послать его нахуй!</text:p>
      <text:p text:style-name="P6"/>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7">– Анон, не беспокойся, охрана уже в курсе. Тебе выдадут временный.</text:p>
      <text:p text:style-name="P7">–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2">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7"/>
      <text:p text:style-name="P6">Блядь!</text:p>
      <text:p text:style-name="P6"/>
      <text:p text:style-name="P4">– Ладно, <text:span text:style-name="T13">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 Спасибо, Анон. Я знал, что на тебя можно рассчитывать. Оплата, как договорились.</text:p>
      <text:p text:style-name="P4"><text:soft-page-break/></text:p>
      <text:p text:style-name="P23"><text:span text:style-name="T1">Пиздец! Мало того, что последний год жил на работе без выходных и отпусков, так и теперь от них не спрячешься!</text:span><text:span text:style-name="T13"> </text:span><text:span text:style-name="T1">Дача на сегодня, походу, отменяется.</text:span></text:p>
      <text:p text:style-name="P6"/>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
      <text:p text:style-name="P3">***</text:p>
      <text:p text:style-name="P3"/>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3">RnD-</text:span><text:span text:style-name="T1">зона</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8"/>
      <text:p text:style-name="P8">– Нэш, привет. Это Анон.</text:p>
      <text:p text:style-name="P8">– Привет, Анонимус. Рад тебя видеть. Мне говорили, ты ушёл из проекта?</text:p>
      <text:p text:style-name="P8">–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3"><text:span text:style-name="T13">– Нэш, к</text:span>ак называется наш проект?</text:p>
      <text:p text:style-name="P81"><text:span text:style-name="T8">– </text:span><text:span text:style-name="T59">Дайсон.</text:span></text:p>
      <text:p text:style-name="P81"><text:span text:style-name="T8">– </text:span><text:span text:style-name="T59">Сколько тебе лет?</text:span></text:p>
      <text:p text:style-name="P81"><text:span text:style-name="T8">– </text:span><text:span text:style-name="T59">Два года с начала запуска кластера.</text:span></text:p>
      <text:p text:style-name="P81"><text:span text:style-name="T8">– </text:span><text:span text:style-name="T59">Какой сейчас год?</text:span></text:p>
      <text:p text:style-name="P81"><text:span text:style-name="T8">– </text:span><text:span text:style-name="T51">20</text:span><text:span text:style-name="T38">19</text:span><text:span text:style-name="T59">-й.</text:span></text:p>
      <text:p text:style-name="P25"/>
      <text:p text:style-name="P33"><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3"><text:span text:style-name="T1">– </text:span>Н<text:span text:style-name="T1">эш тестовая задача номер шестнадцать</text:span>. <text:span text:style-name="T1">Выполни при настройках по умолчанию.</text:span></text:p>
      <text:p text:style-name="P58">– Принял к исполнению.</text:p>
      <text:p text:style-name="P58"/>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2"/>
      <text:p text:style-name="P12">Я вчитался в результат и прис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8"/>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6">incompartible interface Analytics v.0.93 beta</text:span>”</text:p>
      <text:p text:style-name="P33">Ага, уже теплее.</text:p>
      <text:p text:style-name="P33"/>
      <text:p text:style-name="P81"><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pan text:style-name="T13">–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3">– </text:span>Окей. Спасибо, <text:span text:style-name="T1">Анон</text:span>. <text:span text:style-name="T1">Выручил.</text:span></text:p>
      <text:p text:style-name="P33"><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н-сервере.</text:p>
      <text:p text:style-name="P9">–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3">.</text:span></text:p>
      <text:p text:style-name="P110">Бип-бип-бип.</text:p>
      <text:p text:style-name="P110"/>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38">***</text:p>
      <text:p text:style-name="P138"/>
      <text:p text:style-name="P4">На улице моросил дождь со снегом. Я шарил по карманам в поисках ключей от машины, когда по плечу похлопали.</text:p>
      <text:p text:style-name="P4">Я обернулся. За спиной подслеповато щурясь, осклабился бородатый зачуханый мужик в рваных джинсах и свитере.</text:p>
      <text:p text:style-name="P4">– Слышь, бро, дай на опохмел? Сил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text:p text:style-name="P4">– Так чего, дашь на успокоение нервов? Не жлобись, мужик, будь другом? – повторный оклик нищего вернул меня к реальности.</text:p>
      <text:p text:style-name="P4">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10"/>
      <text:p text:style-name="P10"><text:soft-page-break/>***</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Топ-</text:span><text:span text:style-name="T13">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Дома настойчиво <text:span text:style-name="T1">скрипела</text:span> <text:span text:style-name="T1">Крыса</text:span>, требуя ужина.<text:span text:style-name="T13">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4"/>
      <text:p text:style-name="P23"><text:span text:style-name="T1">Блядь, как </text:span>всё надоело.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3">***</text:p>
      <text:p text:style-name="P3"/>
      <text:p text:style-name="P1"><text:soft-page-break/>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2"/>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2"/>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6"/>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5">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9">—</text:span><text:span text:style-name="T52"> центр круговорота в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3">–</text:span> Она очнулась. Хвала небу, нам это удалось!</text:p>
      <text:p text:style-name="P33"/>
      <text:p text:style-name="P1">Сразу стало ясно три вещи.</text:p>
      <text:p text:style-name="P1">1) Единорог <text:span text:style-name="T1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7">Короче, тот ещё бомжатник.</text:p>
      <text:p text:style-name="P17">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40">роводник</text:span>??? А?!! <text:span text:style-name="T1">А-ха-ха-ха-ха-ха-ха</text:span>! <text:span text:style-name="T13">–</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4">–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3">!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3">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30">верх</text:span>…</text:p>
      <text:p text:style-name="P4">– Сестра, ты идёшь? – выглянула в зал Луна.</text:p>
      <text:p text:style-name="P4">Тут м<text:span text:style-name="T13">еня, </text:span>наконец,<text:span text:style-name="T13">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3">Д</text:span>искорд сделал шаг в сторону, чтобы не попасть под брызги.</text:p>
      <text:p text:style-name="P1"><text:span text:style-name="T13">–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7"><text:span text:style-name="T1">Вот дерьмо! </text:span>Я потянулся за платком.</text:p>
      <text:p text:style-name="P17">– Я это… Извиняюсь. Сейчас вытру.</text:p>
      <text:p text:style-name="P4"><text:span text:style-name="T13">Селестия снова взглянула на меня. Н</text:span>ос её медленно сморщился. <text:span text:style-name="T13">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4">Ха! Непосредственность аликорницы вызвала у меня <text:span text:style-name="T13">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text:soft-page-break/>Планка твоего уважения к аликорнице резко пошла вверх, Анон!</text:p>
      <text:p text:style-name="P4">–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
      <text:p text:style-name="P4"><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text:soft-page-break/>– Вот они!!!</text:p>
      <text:p text:style-name="P4">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4">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Тёмная аликорница поправила Селестии раскрывшееся крыло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о, однако! Остров рядом с гнилым болотом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4">– Точно недавно?</text:p>
      <text:p text:style-name="P4">– Почему ты спрашиваешь Нас?</text:p>
      <text:p text:style-name="P17">Я указал на пятно ряби на воде, быстро догоняющее тень от колесницы.</text:p>
      <text:p text:style-name="P4">– Потому что в нём успела завестись рыба. Причём, судя по пятну,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4">Снова хлопок — и снова разряд молнии из рога Луны обратил плеть плюща в россыпь искр. Запахло озоном.</text:p>
      <text:p text:style-name="P4">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4">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30">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text:soft-page-break/>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прямо возле меня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Мы уже летели над берегом, когда она молча опустилась на платформу и забилась в угол<text:span text:style-name="T30">, опустив голову на пол.</text:span></text:p>
      <text:p text:style-name="P4">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4">Откуда-то снизу послышался шорох и возня. Я лёг на пол и заглянул под платформу.</text:p>
      <text:p text:style-name="P4">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3">–</text:span> Уфф! Выкарабкались. Почти без потерь, <text:span text:style-name="T13">–</text:span> заметил Дискорд, осматривая крыло. <text:span text:style-name="T13">–</text:span> Могло быть и хуже.</text:p>
      <text:p text:style-name="P4"><text:span text:style-name="T1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4">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0"><text:soft-page-break/><text:span text:style-name="T13">–</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3">–</text:span> ТЫ!!! ТЫ!..</text:p>
      <text:p text:style-name="P4"><text:span text:style-name="T13">–</text:span> Да, я!!! <text:span text:style-name="T13">–</text:span> Дискорд подбоченился и с вызовом посмотрел на разъярённую аликорницу. <text:span text:style-name="T13">–</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3">–</text:span> Дискорд стоял, балансируя, на краю платформы.</text:p>
      <text:p text:style-name="P4">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1"/>
      <text:h text:style-name="P154" text:outline-level="2">3. Норф</text:h>
      <text:p text:style-name="P84"/>
      <text:p text:style-name="P23">Глава IV. Пределы магии</text:p>
      <text:p text:style-name="P20"/>
      <text:p text:style-name="P23">Вашему покорному слуге известны четыре предела магии: </text:p>
      <text:p text:style-name="P23"/>
      <text:list xml:id="list7769954965456751277"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3">–</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3">– Стар Свирл перевернулся на другой бок и обратился к учени</text:span><text:span text:style-name="T1">це</text:span><text:span text:style-name="T13">.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6"><text:soft-page-break/></text:p>
      <text:p text:style-name="P11">Я захлопнул “Основы заклятий<text:span text:style-name="T1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3">.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2">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2">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8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1">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1">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1">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1">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1"><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82">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1">Но эти мечты хотя бы позволяют забыть сосущее чувство валиумного голодания…</text:p>
      <text:p text:style-name="P8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2">Так, что тут у нас?</text:p>
      <text:p text:style-name="P82"/>
      <text:p text:style-name="P82">“<text:span text:style-name="T26">Новости двора: </text:span><text:span text:style-name="T9">состояние </text:span><text:span text:style-name="T26">здоровь</text:span><text:span text:style-name="T9">я</text:span><text:span text:style-name="T26">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6">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6">В Додж-Сити продолжаются исчезновения пони. Шериф подал в отставку…</text:span>”. “<text:span text:style-name="T26">Чужестранец-человек осваивается в Кантерлоте. Атмосфера столицы благотворно влияет на агрессивный нрав королевского гостя…</text:span>”</text:p>
      <text:p text:style-name="P82"/>
      <text:p text:style-name="P82">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82">Газета полетела в мусорное ведро.</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text:p>
      <text:p text:style-name="P8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2">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3">Ну, понятно, в элитном придворцовом квартале, который представляет из себя </text:span><text:span text:style-name="T1">верхний город</text:span><text:span text:style-name="T13">, цены кусаются. Топай вниз, Анон, на окраину!</text:span></text:p>
      <text:p text:style-name="P19">Но, блин, корявые пальцы внесли свою коррективу в шопинг-план!</text:p>
      <text:p text:style-name="P82"><text:soft-page-break/><text:span text:style-name="T13">Как раз </text:span><text:span text:style-name="T1">на мосту, </text:span><text:span text:style-name="T13">на спуске в нижний </text:span><text:span text:style-name="T1">город, </text:span><text:span text:style-name="T13">я выронил монетку. И, естественно, она не осталась лежать там, где упала, а начала катиться </text:span><text:span text:style-name="T1">по мостовой </text:span><text:span text:style-name="T13">— </text:span><text:span text:style-name="T1">чем дальше, тем быстрее</text:span><text:span text:style-name="T13">.</text:span></text:p>
      <text:p text:style-name="P11">Подобно олуху из дешёвой комедии, я припустил со всех ног за монеткой и в долгой погоне <text:span text:style-name="T13">за ней чуть не открыл лбом дубовые ворота — серебряшка прокатилась прямо под ними.</text:span></text:p>
      <text:p text:style-name="P11"><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1"/>
      <text:p text:style-name="P19">–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9">– <text:span text:style-name="T1">Анонимус</text:span>. – <text:s/>отрекомендовался я. – <text:s/>Человек.</text:p>
      <text:p text:style-name="P19">–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1">Рядом с единорогом в ангаре на двух домкратах покоилась старая знакомая <text:span text:style-name="T13">—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9">–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9">– К сожалению, не слышал. Я тут недавно.</text:p>
      <text:p text:style-name="P19">–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text:span text:style-name="T1">колесницы</text:span> делали три <text:span text:style-name="T1">двора</text:span>…</text:p>
      <text:p text:style-name="P19">–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9"><text:soft-page-break/>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text:span text:style-name="T1">небольшому деревянному гаражу</text:span>,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text:span text:style-name="T1">Норф</text:span> картинно вскинул копыто.</text:p>
      <text:p text:style-name="P19">– “Королева Лорен ”! Встречайте!</text:p>
      <text:p text:style-name="P19"><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1">Единорог по-старчески задремал, прислонившись к заднему колесу. Я упёрся рукой в лакированный корпус и осторожно пошатал его.</text:p>
      <text:p text:style-name="P19">Старик клюнул носом и встрепенулся. Потом он огляделся и заговорщицки подмигнул мне.</text:p>
      <text:p text:style-name="P19">–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1">Норф поправил сползший плед и высморкался.</text:p>
      <text:p text:style-name="P19">–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text:span text:style-name="T1">За ангаром расположилась круглая ухоженная клумба, рядом с которой блестел мой злосчастный грош.</text:span></text:p>
      <text:p text:style-name="P11">Попался, засранец!</text:p>
      <text:p text:style-name="P19"><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30"> – </text:span><text:span text:style-name="T31">2135</text:span><text:span text:style-name="T30"> A.C.</text:span><text:span text:style-name="T31">»</text:span>.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3">4. </text:span><text:span text:style-name="T1">Заклинание Последнего Шанса</text:span></text:h>
      <text:p text:style-name="P19"/>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3">– </text:span>Гм!</text:p><text:p text:style-name="Footnote"><text:span text:style-name="T13">– Клянусь, дорогая, это в прошлом! И</text:span>, ты ж понимаешь, что без таланта к магии никакое надувание щёк не поможет. <text:span text:style-name="T13">–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text:soft-page-break/></text:p>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3">За прошедшие дни я уже привык и к магии, и к разумным эквиноподобным и даже </text:span><text:span text:style-name="T1">к деревянным дирижаблям</text:span><text:span text:style-name="T13">.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70">Экзоскелет, лишившись хозяйки, переключил цвет лампочки с зелёного на оранжевый. <text:span text:style-name="T13">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3">–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4">–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oft-page-break/><text:span text:style-name="T13">– </text:span>Не забывай, человек, я — могущественный маг и правитель Эквестрии. Ко мне нужно относиться с должным уважением!</text:p>
      <text:p text:style-name="P49"><text:span text:style-name="T13">– </text:span>А то что? Превратишь в жабу? Сошлёшь на луну? Убьёшь нахер?</text:p>
      <text:p text:style-name="P49">Аликорница сникла. Уши её опустились.</text:p>
      <text:p text:style-name="P49"><text:span text:style-name="T13">– Анонимус</text:span>, не надо… Ты же знаешь, я этого не сделаю.</text:p>
      <text:p text:style-name="P49"><text:span text:style-name="T13">–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3">–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3"> штучки при общении со мной. А я постараюсь помочь тебе </text:span>— если это в моих силах, разумеется<text:span text:style-name="T13">.</text:span></text:p>
      <text:p text:style-name="P49"><text:span text:style-name="T13">Аликорница уселась н</text:span>а пол <text:span text:style-name="T13">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3">– Лады! Вот видишь, со мной легко договориться! А теперь расскажи, наконец, зачем </text:span>т<text:span text:style-name="T13">ы притащил</text:span>а<text:span text:style-name="T13"> меня сюда? Только сначала вытащи катетер из шеи </text:span>— <text:s/>он меня нервирует<text:span text:style-name="T13">. Или погоди, я сам вытащу…</text:span></text:p>
      <text:p text:style-name="P49"><text:span text:style-name="T13">Л</text:span>ампа<text:span text:style-name="T13"> отбрасывал</text:span>а<text:span text:style-name="T13"> мягкие тени на стену библиотеки. Селестия, расположи</text:span>вшись<text:span text:style-name="T13"> лёжа у моего кресл</text:span>а,<text:span text:style-name="T13">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3">– </text:span>Вот, читай отсюда. <text:span text:style-name="T13">– а</text:span>ликорница подчеркнула абзац копытом.</text:p>
      <text:p text:style-name="P49"/>
      <text:p text:style-name="P50">***</text:p>
      <text:p text:style-name="P50"/>
      <text:p text:style-name="P6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4">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4">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4">Но величайшая справедливость юниверсума заключается в том, что не существует безвыходных положений. Всегда есть надежда.</text:p>
      <text:p text:style-name="P6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4">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text:soft-page-break/>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Я протянул руку, вытер ей слёзы и погладил по шее.</text:p>
      <text:p text:style-name="P49"><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Анонимус. У тебя на лице и так всё написано — ты не умеешь скрывать эмоции.</text:p>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7">–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со вздохом закрыла глаза и медленно обернулась к толпе.</text:p>
      <text:p text:style-name="P49">–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text:soft-page-break/>–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 Как-то оно нехорошо звучит. А если она зацепит что-нибудь важное при стирании?</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Я вздохнул. Чего не сделаешь ради этой дурашлив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text:soft-page-break/>–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Аликорница воззрилась на меня с нечитаемым выражением на морде.</text:p>
      <text:p text:style-name="P49">– Я слишком многого прошу? – вздохнул я. – Ладно, не важно. Тогда, пожалуйста, будь поосторожнее. Не думаю, что я тебе понравлюсь в качестве овоща.</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
      <text:p text:style-name="P49">…</text:p>
      <text:p text:style-name="P49"/>
      <text:p text:style-name="P49">Я открываю глаза.</text:p>
      <text:p text:style-name="P49"><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9">Странно, почему я не ощущаю его? Неважно!</text:p>
      <text:p text:style-name="P49">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9">– Я старалась провести всё как можно быстрее. С тобой всё в порядке? – в голосе Селестии появились нотки паники.</text:p>
      <text:p text:style-name="P49">Я <text:s/>не глядя успокаивающе похлопал аликорницу по шее.</text:p>
      <text:p text:style-name="P49">–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почти усвоил технику.</text:p>
      <text:p text:style-name="P49"><text:soft-page-break/>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4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78"/>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3"> л</text:span>уна в солнце врежется!</text:p>
      <text:p text:style-name="P49">Аликорница что-то невнятно говорила себе под нос, но глаз не открывала. Я вслушался в её бормотание.</text:p>
      <text:p text:style-name="P49"/>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8"><text:soft-page-break/>Ох, нет! Нет-нет-нет!!!</text:p>
      <text:p text:style-name="P78">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8">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8"/>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text:soft-page-break/>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text:span text:style-name="T1">– </text:span>А-а-апчхииии! – раздалось прямо у меня под ногами.</text:p>
      <text:p text:style-name="P49">–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Малютка шмыгнула.</text:p>
      <text:p text:style-name="P49">– Встретишь, канешн! Скажи ей, что у меня сегодня день рождения, и я здоровски обиделась, когда Шейл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они тебя, чёрт побери, принимают?</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text:soft-page-break/>–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опилок лежала крохотная модель колесниц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text:p>
      <text:p text:style-name="P49"/>
      <text:p text:style-name="P50">***</text:p>
      <text:p text:style-name="P49"/>
      <text:p text:style-name="P64">…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и-и-ни-и-и, Анон,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text:soft-page-break/></text:p>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text:soft-page-break/></text:p>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4"/>
      <text:p text:style-name="P64">– Эй, мужик, тебе плохо?</text:p>
      <text:p text:style-name="P64">На меня озабоченно уставилась парочка, ещё недавно сидевшая ко мне спиной на скамейке.</text:p>
      <text:p text:style-name="P64">Я принял сидячее положение, беспомощно хлопая глазами. Что? Где? Как?</text:p>
      <text:p text:style-name="P64">– Сам домой доберёшься? Может, вызвать скорую?</text:p>
      <text:p text:style-name="P64">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4">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4">Я перегнулся через перила и меня стошнило.</text:p>
      <text:p text:style-name="P64">Красавец! Мало тебе проблем с сердцем, так ты и печень, похоже, гробанул. Молодец, Анон, пей дальше!</text:p>
      <text:p text:style-name="P64">Спустившись в квартиру, я лёг на диван, натянул наушники и закрыл глаза.</text:p>
      <text:p text:style-name="P64">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ильно отличается от моей шерсти — настолько ты бледный. Как ты себя чувствуешь?</text:p>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3">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т, вряд ли, мою попытку она видеть не могла, у неё же нет глаз на затылке.</text:p>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text:soft-page-break/>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9">– Что за «Чёрный Экран»? – продолжил допыты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выступе той же скалы, на которой стоял я, раскинулся Кантерлот…</text:p>
      <text:p text:style-name="P49">– <text:span text:style-name="T26">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6">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6">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4"> </text:span>выбрал единственный способ выиграть несколько секунд жизни — спрыгнул со скалы вниз, к Кантерлоту.</text:p>
      <text:p text:style-name="P74">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text:soft-page-break/>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9">–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Я уселся на траву напротив аликорницы и расстелил скатерть.</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4">любви</text:span> начинаешь понимать только тогда, когда <text:span text:style-name="T64">е</text:span>ё почти не остаётся.</text:p>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4">День 137344</text:p>
      <text:p text:style-name="P6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4">…</text:p>
      <text:p text:style-name="P64">День 287651</text:p>
      <text:p text:style-name="P6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4">…</text:p>
      <text:p text:style-name="P64">День 364886</text:p>
      <text:p text:style-name="P64">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Я застыл на месте.</text:p>
      <text:p text:style-name="P49">О боги! Неужели она имеет ввиду..? Жжение в паху возобновилось с новой силой, заглушая все соображения о возрасте Селестии.</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9">–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39"/>
      <text:p text:style-name="P64">~~~ Завтра на семь в библиотеке. Селестия ~~~</text:p>
      <text:p text:style-name="P64"/>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Анонимус? Приветствую тебя.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Ты сердишься?</text:p>
      <text:p text:style-name="P49"><text:soft-page-break/>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печалься так,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9">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И, поняв, медленно покачала головой.</text:p>
      <text:p text:style-name="P49">– <text:s/>Нам не туда. Не сейчас. Я хочу показать тебе Эквестрию. – тихо сказала она.</text:p>
      <text:p text:style-name="P49">Аликорница продолжила прогулку. Я плёлся за ней, сгорая от стыда и кляня себя последними словами. Мне хотелось провалиться под землю!</text:p>
      <text:p text:style-name="P49"/>
      <text:p text:style-name="P49">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9"/>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9"><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ни и застыла, любуясь пейзажем.</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9">Я с трудом оторвал взгляд от счастливой тройки.</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3">9</text:span>. С<text:span text:style-name="T1">ны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3">–</text:span> Постой, не торопись, <text:span text:style-name="T13">–</text:span> я попыталась удержать ускользающую тень сомнения. <text:span text:style-name="T13">–</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3">–</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3">–</text:span> По состоянию здоровья? <text:span text:style-name="T13">–</text:span> переспросила я, не спуская с него взгяд.</text:p>
      <text:p text:style-name="P1"><text:span text:style-name="T13">–</text:span> Да, Ваше Высочество, <text:span text:style-name="T13">–</text:span> гонец потупил взгляд, глаза его забегали, <text:span text:style-name="T13">–</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3">–</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3">–</text:span> Эмм… Они… м-м-м… не больны… в некотором смысле… <text:span text:style-name="T13">–</text:span> гонец изо всех сил ковырял копытом <text:s/>плитку, пряча взгляд. <text:span text:style-name="T13">–</text:span> Они… мнэээ… сами… в некотором роде… кхм. Нервный срыв. Переутомление и бессонница… Кхм.</text:p>
      <text:p text:style-name="P1"><text:span text:style-name="T13">–</text:span> Сами <text:span text:style-name="T13">—</text:span> что? <text:span text:style-name="T13">–</text:span> Я постепенно начала понимать причину смущения гонца.</text:p>
      <text:p text:style-name="P1"><text:span text:style-name="T13">–</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3">—</text:span> в возможности летать. И добровольно отказаться от полётов для него <text:span text:style-name="T13">—</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3">–</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7">Семь жеребят-подростков стояли передо мною с отсутствующим видом.</text:p>
      <text:p text:style-name="P17">– Представьтесь вашей принцесс<text:span text:style-name="T1">е</text:span>! – шикнул на них сопровождающий стражник.</text:p>
      <text:p text:style-name="P17">Жеребята встрепенулись.</text:p>
      <text:p text:style-name="P1"><text:span text:style-name="T13">– </text:span>Добрый день, Ваше Высочество! <text:span text:style-name="T13">–</text:span> склонились они в поклоне. После некоторого перешёптывания, они всё же назвались по очереди.</text:p>
      <text:p text:style-name="P1"><text:span text:style-name="T13">–</text:span> А где восьмой? <text:span text:style-name="T13">–</text:span> удивилась я. <text:span text:style-name="T13">–</text:span> Мне сказали, вас было восемь. Восемь отказавшихся летать.</text:p>
      <text:p text:style-name="P1"><text:span text:style-name="T13">–</text:span> Да, Ваше Высочество, п-принцесса Селестия, <text:span text:style-name="T13">–</text:span> старший из них запинался от волнения. <text:span text:style-name="T13">–</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3">–</text:span> Успокойтесь, <text:span text:style-name="T13">–</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3">–</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От волнения Луна перешла на грандэквестрийский. Мне пришлось закрыть ей крылом рот, чтобы не разбудить жеребят.</text:p>
      <text:p text:style-name="P4"><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на умолкла и сосредоточилась. Постепенно её гнев сменился недоверием, а потом и ужасом.</text:p>
      <text:p text:style-name="P4">– Сто рогов Нам в круп! ЧТО ЭТО ЗА…</text:p>
      <text:p text:style-name="P4">От волнения Луна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4">–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3">— и втайне немного завидовала этому</text:span>. Если бы сестра со своими способностями к магии умела обуздывать свои эмоции <text:span text:style-name="T13">— </text:span>мне не пришлось бы терзаться раздумьями и готовить себе преемника.</text:p>
      <text:p text:style-name="P4">Наконец Луна опустилась на пол, выходя из транса. Магическая аура исчезла и она обессиленно упала на колени.</text:p>
      <text:p text:style-name="P4">– Проклятье! К такому Мы не были готовы!</text:p>
      <text:p text:style-name="P4">Луна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9">–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3">— умение делегировать полномочия. Вечером того же дня я села за письменный стол.</text:span></text:p>
      <text:p text:style-name="P37"/>
      <text:p text:style-name="P44"><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ных снов жеребят?</text:p>
      <text:p text:style-name="P49">– Да, их и других подобных, начавшихся с той поры у многих пони. Мы назвали подобные сны «потусторонними» <text:span text:style-name="T13">—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3">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3">—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3">10</text:span>. (40*<text:span text:style-name="T13">ctg(Pi/4)-6)/(ln(e)-sin(0))</text:span></text:h>
      <text:p text:style-name="P49"/>
      <text:p text:style-name="P6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3">— оставить тебе напутствие.</text:span></text:p>
      <text:p text:style-name="P64"><text:span text:style-name="T13">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3">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4"><text:span text:style-name="T13">Тебе может не нравиться этот мир. Тебе могут не нравиться пони. Ты можешь быть удивлён и обижен </text:span>их <text:span text:style-name="T13">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4">Будь снисходителен. Будь терпелив, добр и, по возможности, мудр <text:span text:style-name="T13">— </text:span>и ты увидишь, как мир меняется к лучшему. Он очень молод и гибок. Он горит желанием изменяться. Но в этом его слабость <text:span text:style-name="T13">— </text:span>он может меняться и в плохую сторону. От тебя зависит, в какую.</text:p>
      <text:p text:style-name="P64">Эх, хотел бы я поменяться с тобой местами <text:span text:style-name="T13">—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4"><text:soft-page-break/>Удачи!</text:p>
      <text:p text:style-name="P64"/>
      <text:p text:style-name="P37">…</text:p>
      <text:p text:style-name="P37"/>
      <text:p text:style-name="P49">Тоже мне, философ выискался, Диоген копытный! Вот не люблю, когда всякие "гуру" с глубокомысленным видом порют чушь. Эквестрия <text:span text:style-name="T15">—</text:span> чудесная страна, пони <text:span text:style-name="T15">— </text:span><text:span text:style-name="T13">прекрасные создания, порядки тут з</text:span>амечательные<text:span text:style-name="T13">! Чисто, культурно, вежливо. Дворецкий </text:span><text:span text:style-name="T15">—</text:span><text:span text:style-name="T13"> скопидом, конечно, но то работа у него такая. </text:span>Блин, м<text:span text:style-name="T13">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3">– </text:span>Её Высочество Принцесса Селестия хочет видеть вас, человек Анонимус.</text:p>
      <text:p text:style-name="P1">Я захлопнул трактат<text:span text:style-name="T13">.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3">–</text:span> Уже иду. Где я могу её найти?</text:p>
      <text:p text:style-name="P1"><text:span text:style-name="T13">–</text:span> Я проведу вас, человек Анонимус. <text:span text:style-name="T13">–</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5"> </text:span><text:span text:style-name="T41">— обычное дело. </text:span><text:span text:style-name="T55">Хорошо, что </text:span><text:span text:style-name="T4">заместительная терапия Селестии и </text:span><text:span text:style-name="T55">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3">–</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64">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1"> и фонтанчик</text:span><text:span text:style-name="T32">а</text:span><text:span text:style-name="T41">. </text:span><text:span text:style-name="T32">Каменный пол комнаты был </text:span><text:soft-page-break/><text:span text:style-name="T32">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уравнения тригонометрии, если таблица умножения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3">—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3">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9">Аликорница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3">.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3">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3">От которой они первые </text:span>и сбежали<text:span text:style-name="T13">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3">— </text:span>не давать им окрепнуть настолько, чтобы они могли посеять смуту.</text:p>
      <text:p text:style-name="P49"/>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9">Аликорниц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oft-page-break/><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ца! Анон, тебя пригласили на свидание! Я чувствовал, как краска заливает лицо. Уши стали горячими, как угли в камине.</text:p>
      <text:p text:style-name="P37"/>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7"><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и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text:soft-page-break/>Аликорница поставила на поднос чашки и плетёнку с бубликами и подошла с ним к тюфяку.</text:p>
      <text:p text:style-name="P49">Я посильнее закутался в полотенце. Чёрт, чем дальше, тем больше я чувствовал себя не в своей тарелке. Одно дело <text:span text:style-name="T13">— </text:span>фантазировать на эротические темы с фантастическим уклоном, и совсем другое <text:span text:style-name="T13">— </text:span>принимать в них участие! Ты слишком консервативен для этого, Анон.</text:p>
      <text:p text:style-name="P49">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9">– Примерно такие. – расхохоталась Селестия. <text:span text:style-name="T13">–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text:span><text:soft-page-break/><text:span text:style-name="T1">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3">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oft-page-break/><text:span text:style-name="T13">–</text:span> Иногда хочется забыться, <text:span text:style-name="T13">–</text:span> перехватила мой взгляд аликорница, <text:span text:style-name="T13">–</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3">–</text:span> А <text:span text:style-name="T1">водку</text:span> у вас принято пить?</text:p>
      <text:p text:style-name="P35"><text:span text:style-name="T13">–</text:span> Некоторые употребляют. Но правительница Эквестрии, пьющая <text:span text:style-name="T1">яблочную </text:span>водку <text:span text:style-name="T1">—</text:span> это уже черезчур. <text:span text:style-name="T13">–</text:span> засмеялась Селестия. <text:span text:style-name="T13">–</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Она ещё спрашивает! Тебя сейчас можно использовать вместо половичка под её копытами, Анон!</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3">— сильнейший энергетик, он многократно усиливает чувства и возможности организма. Но он же и иссушает его.</text:span></text:p>
      <text:p text:style-name="P49"><text:span text:style-name="T13">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3">—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3">—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3">– Я несказанно рада, что, наконец-то, могу назвать тебя своим ближайшим другом. </text:span>– мурлыкнула Селестия. – <text:span text:style-name="T13">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3">– Это ты называешь </text:span>«<text:span text:style-name="T13">дружбой</text:span>»<text:span text:style-name="T13">? – с </text:span>улыбкой хмыкнул<text:span text:style-name="T13"> я. – </text:span>Мне нравится твоё чувство юмора.</text:p>
      <text:p text:style-name="P49">Аликорница в недоумении взглянула на меня.</text:p>
      <text:p text:style-name="P49"><text:span text:style-name="T13">– Анон, т</text:span>ебе не нравится моя дружба? Ты не принимаешь её? Ты чем-то недоволен?</text:p>
      <text:p text:style-name="P49">Я расхохотался и чуть не поперхнулся водой, плескавшейся у подбородка.</text:p>
      <text:p text:style-name="P49"><text:soft-page-break/><text:span text:style-name="T13">– </text:span>Нет, что ты, Сел, не мели ерунды! Я всем доволен, я просто в восторге. Мне вообще кажется, что я попал в рай, прямо в храм любви, а ты <text:span text:style-name="T13">— </text:span>мой ангел-хранитель. И называть ЭТО дружбой <text:span text:style-name="T13">— </text:span>это всё равно что назвать твой дворец сараем для хранения мётел. То есть, назвав меня своим другом, ты не поняла моих чувств к тебе. Я <text:span text:style-name="T13">— не друг, я — нечто большее. Я тебя </text:span>лю…</text:p>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4">От нечего делать, стал прислушиваться к полушёпоту, витавшему под сводами зала.</text:p>
      <text:p text:style-name="P4"/>
      <text:p text:style-name="P4">…</text:p>
      <text:p text:style-name="P4"/>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41">– </text:span><text:span text:style-name="T45">А из Пинто Крика уже месяц нет новостей…</text:span></text:p>
      <text:p text:style-name="P4"><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7"><text:span text:style-name="T45">– </text:span>“<text:span text:style-name="T1">Что я могу сделать, чтобы вернуть всё назад?</text:span>”</text:p>
      <text:p text:style-name="P17"><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45">– </text:span><text:span text:style-name="T32">Что бы это значило, Флёр?</text:span></text:p>
      <text:p text:style-name="P17"><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text:soft-page-break/></text:p>
      <text:p text:style-name="P70">–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0">– Куда проваливаться?</text:p>
      <text:p text:style-name="P70">– Они не знают. В тех провалах не видно дна…</text:p>
      <text:p text:style-name="P70"/>
      <text:p text:style-name="P70">…</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0">– Леди и джентльпони! Приём окончен! Её Высочество принцесса Селестия будет рада видеть <text:s/>вас в следующую среду!</text:p>
      <text:p text:style-name="P70">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0"/>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3">–</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5"><text:span text:style-name="T13">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3">олоски и даже целые пряди розового цвета выбивались </text:span><text:span text:style-name="T1">и</text:span><text:span text:style-name="T13">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3"> </text:span><text:span text:style-name="T1">И даже м</text:span><text:span text:style-name="T13">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3">–</text:span> <text:span text:style-name="T1">Сорок девять</text:span> из шестидесяти четырёх? Хренасе! <text:span text:style-name="T13">–</text:span> я вспомнил рассказ Селестии про восьмёрку пегасов прошлогоднего выпуска. <text:span text:style-name="T13">–</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3">–</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3">–</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text:span><text:soft-page-break/><text:span text:style-name="T1">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6">— </text:span><text:span text:style-name="T59">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3">– </text:span><text:span text:style-name="T1">Она</text:span><text:span text:style-name="T13">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3">– </text:span><text:span text:style-name="T1">горько заметила аликорница. </text:span><text:span text:style-name="T13">–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3">–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4">—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text:soft-page-break/>–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 Обязательно пиши!</text:span></text:p>
      <text:p text:style-name="P49">Селестия повернулась и вышла из зала, подметая хвостом пол.</text:p>
      <text:p text:style-name="P37"/>
      <text:p text:style-name="P42">***</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oft-page-break/>–<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4">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64">–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4">– Ма-ам, а со мной связан элементаль?</text:p>
      <text:p text:style-name="P6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64">–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4">Так возникли аликорны.</text:p>
      <text:p text:style-name="P64">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4">Имя её было Селестия.</text:p>
      <text:p text:style-name="P64">За ней последовала и сестра её, <text:span text:style-name="T13">Луна</text:span>.</text:p>
      <text:p text:style-name="P6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4">То есть, всегда.</text:p>
      <text:p text:style-name="P64">Тут и сказке конец. А теперь, Эйприл, залазь на полку и закрывай глазки.</text:p>
      <text:p text:style-name="P64">– Ну ма-ам! Раскажи ещё что-нибудь! Про Сомбру! Или про Дискорда!</text:p>
      <text:p text:style-name="P64">– Про Сомбру <text:span text:style-name="T13">— в следующий раз. А е</text:span>сли мы не уснём в ближайшие десять минут, придёт древесный волк и заберёт меня в Вечнодикий лес!</text:p>
      <text:p text:style-name="P64"><text:soft-page-break/>– А почему только тебя? А меня? А дядю-<text:span text:style-name="T64">мино</text:span>тавра?</text:p>
      <text:p text:style-name="P64">– <text:s/>Тебя забрать я ему не дам. А в дядю не тыкай копытом, это невежливо! Спи уже, моя маленькая!</text:p>
      <text:p text:style-name="P64">– Поцелуй меня на ночь, ма-ам!</text:p>
      <text:p text:style-name="P64">– Конечно, моя хорошая…</text:p>
      <text:p text:style-name="P64"/>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0">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70"/>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7"/>
      <text:p text:style-name="P22">***</text:p>
      <text:p text:style-name="P17"><text:soft-page-break/></text:p>
      <text:p text:style-name="P17">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7">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4"/>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7">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text:soft-page-break/>–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text:soft-page-break/>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text:soft-page-break/>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text:soft-page-break/>–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9">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text:soft-page-break/>“Вот неугомонная” <text:span text:style-name="T14">–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4">, отступило.</text:span></text:p>
      <text:p text:style-name="P37">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9">Единорожка заметно поскучнела.</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text:soft-page-break/>– Хм. Странно. А я помню, как ты, вертясь перед зеркалом, говорила: ну почему я не…</text:p>
      <text:p text:style-name="P49">–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38">***</text:p>
      <text:p text:style-name="P37"/>
      <text:p text:style-name="P139"><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разумеется.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3">— то есть крыльев. И я подумала: “</text:span>А<text:span text:style-name="T13"> что, если…”</text:span></text:p>
      <text:p text:style-name="P49"><text:span text:style-name="T13">–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3">—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text:soft-page-break/></text:p>
      <text:p text:style-name="P50">***</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4">– Ага, он был закладкой в четвёртом номере «PlayMare», в разделе «Тридцать две позы, которые удивят вашу френдпони».</text:p>
      <text:p text:style-name="P64">– Спайк! Немедленно ложись спать!</text:p>
      <text:p text:style-name="P64">– Уже иду. Кукурузу доем только и иду.</text:p>
      <text:p text:style-name="P64">– Кстати, а что за припадок безумия был у Стар Свирла?</text:p>
      <text:p text:style-name="P64">–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4">–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64">–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4">–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text:soft-page-break/>–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9">–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9">–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3">— максимум двух пони, </text:span>после чего мне придётся восстанавливаться около трёх месяцев<text:span text:style-name="T13">. С вами же я связана в круг Элементов Гармонии, что позволит мне вызвать магический резонанс и вовлечь в </text:span>Прозрение вас всех<text:span text:style-name="T13">. Поэтому я созвала вас и рассчитываю на вашу помощь.</text:span></text:p>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3">.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4"/>
      <text:p text:style-name="P64">– Спайк, будь добр, принеси дневник эксперимента. Он в подвале, за шкафом с ретортами, в…</text:p>
      <text:p text:style-name="P64">– В сейфе, я в курсе.</text:p>
      <text:p text:style-name="P64"/>
      <text:p text:style-name="P65">***</text:p>
      <text:p text:style-name="P84"/>
      <text:p text:style-name="P64">Дата: 12.04.2142 А.<text:span text:style-name="T13">C</text:span>.</text:p>
      <text:p text:style-name="P64">Эксперимент: заклинание Прозрения</text:p>
      <text:p text:style-name="P64">Испытуемая: Эпплджек</text:p>
      <text:p text:style-name="P64">Синопсис: запись сна со слов испытуемой</text:p>
      <text:p text:style-name="P64">Замечания: после эксперимента в гриве у испытуемой появился седой локон.</text:p>
      <text:p text:style-name="P65"/>
      <text:p text:style-name="P65">~~~</text:p>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3">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8">ведь </text:span><text:span text:style-name="T44">я </text:span><text:soft-page-break/><text:span text:style-name="T44">— одна из немногих, кто ещё видел тебя вживую. Пусть светит солнце, а уж найти Эпплснэка я смогу. Мне больше ничего не надо.”</text:span></text:p>
      <text:p text:style-name="P46"/>
      <text:p text:style-name="P4">Я прошла сквозь дверь.</text:p>
      <text:p text:style-name="P4">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9"> </text:span><text:span text:style-name="T39">Видения этих городов</text:span><text:span text:style-name="T49"> дрожали, <text:s/>пересекались </text:span><text:span text:style-name="T39">и постоянно множились</text:span><text:span text:style-name="T49">.</text:span></text:p>
      <text:p text:style-name="P48">У меня дико заболела голова, мне казалось, она вылезет из шляпы распухшим шаром. Я закрыла глаза.</text:p>
      <text:p text:style-name="P64"/>
      <text:p text:style-name="P64">Примечание: ПипБак? Стойло?</text:p>
      <text:p text:style-name="P1"/>
      <text:p text:style-name="P3">***</text:p>
      <text:p text:style-name="P1"/>
      <text:p text:style-name="P64">Дата: 12.04.<text:span text:style-name="T13">2142</text:span> А.С.</text:p>
      <text:p text:style-name="P64">Эксперимент: заклинание Прозрения</text:p>
      <text:p text:style-name="P64">Испытуемая: Рэйнбоу Дэш</text:p>
      <text:p text:style-name="P64">Синопсис: описание пробуждения испытуемой</text:p>
      <text:p text:style-name="P64">Замечания: испытуемая отказалась дать описание сна. «Гы-гы… Фигасе… Человеки рулят…» <text:span text:style-name="T16">—</text:span><text:span text:style-name="T17"> </text:span><text:span text:style-name="T59">всё, что удалось от неё добиться.</text:span></text:p>
      <text:p text:style-name="P1"/>
      <text:p text:style-name="P22">~~~</text:p>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text:soft-page-break/></text:p>
      <text:p text:style-name="P6">Примечание: человеки?</text:p>
      <text:p text:style-name="P6"/>
      <text:p text:style-name="P3">***</text:p>
      <text:p text:style-name="P49"/>
      <text:p text:style-name="P64">Дата: 12.04.<text:span text:style-name="T13">2142</text:span> А.С.</text:p>
      <text:p text:style-name="P64">Эксперимент: заклинание Прозрения</text:p>
      <text:p text:style-name="P64">Испытуемая: Рэрити</text:p>
      <text:p text:style-name="P64">Синопсис: запись сна со слов испытуемой</text:p>
      <text:p text:style-name="P64">Замечания: замечаний нет</text:p>
      <text:p text:style-name="P64"/>
      <text:p text:style-name="P45">~~~</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3">—</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3"><text:span text:style-name="T1">Примечание:</text:span> <text:span text:style-name="T44">чёрный экран?</text:span></text:p>
      <text:p text:style-name="P46"/>
      <text:p text:style-name="P50">***</text:p>
      <text:p text:style-name="P49"/>
      <text:p text:style-name="P64">Дата: 12.04.<text:span text:style-name="T13">2142</text:span> А.С.</text:p>
      <text:p text:style-name="P64">Эксперимент: заклинание Прозрения</text:p>
      <text:p text:style-name="P64">Испытуемая: Пинки Пай</text:p>
      <text:p text:style-name="P64">Синопсис: описание пробуждения испытуемой</text:p>
      <text:p text:style-name="P64">Замечания: испытуемая отказалась дать описание сна.</text:p>
      <text:p text:style-name="P64"/>
      <text:p text:style-name="P45">~~~</text:p>
      <text:p text:style-name="P64"><text:soft-page-break/>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4"/>
      <text:p text:style-name="P64">Примечание: через месяц волосы Пинки пришли в обычное состояние, хотя при встрече с Рэйнбоу Дэш она по прежнему прячет глаза.</text:p>
      <text:p text:style-name="P64"/>
      <text:p text:style-name="P65">***</text:p>
      <text:p text:style-name="P64"/>
      <text:p text:style-name="P64">Дата: 12.04.<text:span text:style-name="T13">2142</text:span> А.С.</text:p>
      <text:p text:style-name="P64">Эксперимент: заклинание Прозрения</text:p>
      <text:p text:style-name="P64">Испытуемая: Флаттершай</text:p>
      <text:p text:style-name="P64">Синопсис: описание пробуждения испытуемой</text:p>
      <text:p text:style-name="P64">Замечания: получить описание сна оказалось невозможным. </text:p>
      <text:p text:style-name="P64"/>
      <text:p text:style-name="P45">~~~</text:p>
      <text:p text:style-name="P64">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4"/>
      <text:p text:style-name="P64">* Примечание: при виде кексиков истерика случилась с Пинки Пай.</text:p>
      <text:p text:style-name="P64"/>
      <text:p text:style-name="P3">***</text:p>
      <text:p text:style-name="P1"/>
      <text:p text:style-name="P23">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4"/>
      <text:h text:style-name="Heading_20_2" text:outline-level="2">14. Знакомство с <text:span text:style-name="T1">Рэйнбоу </text:span>Дэш</text:h>
      <text:h text:style-name="Heading_20_2" text:outline-level="2"/>
      <text:p text:style-name="P58">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8">Обмакнув перо в чернила, я начал письмо.</text:p>
      <text:p text:style-name="P64"/>
      <text:p text:style-name="P64">Привет, Сел (несмотря ни на что, мне всё же хочется называть тебя так. Ты же не против?).</text:p>
      <text:p text:style-name="P64"><text:soft-page-break/>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4"/>
      <text:p text:style-name="P64">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4">К сожалению, Луна запретила Твайлайт дальнейшие изыскания в этой сфере, ч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4">Кроме того, Твайлайт сожгла кучу оборудования, что обусловило невозможность дальнейших исследований физически.</text:p>
      <text:p text:style-name="P64"/>
      <text:p text:style-name="P49">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text:soft-page-break/>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9">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я, как мне казалось, остроумный ответ.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Пегаска застыла на месте, не веря услышанному.</text:p>
      <text:p text:style-name="P49">–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4">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4"/>
      <text:p text:style-name="P49">БАЦ!</text:p>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9">Смех рвался наружу мощым потоком, я просто ухахатывался, упав под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text:soft-page-break/>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text:soft-page-break/>–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64"/>
      <text:p text:style-name="P64">«…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4"/>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text:soft-page-break/>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7"/>
      <text:p text:style-name="P4"><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
      <text:p text:style-name="P6">Кажись, я таки проснулся. Бред-то какой, а? Всё это был просто бред! Надо слазить с валиума <text:span text:style-name="T13">—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3">—</text:span> так и в дурку попасть недолго. Вот и сейчас перегар такой, что снег плавится. Пройди реабилитацию и вернись в проект. А не примут <text:span text:style-name="T13">— найти новую работу. Так даже лучше: быстрее забудешь всю эту хренотень с рогатыми кобылами. </text:span>Будь мужиком, блеать! <text:span text:style-name="T13">Найди себе бабу и заживи сытой, размеренной жизнью городского ублюдка. Что ещё нужно, чтобы спокойно сдохнуть?</text:span></text:p>
      <text:p text:style-name="P20"/>
      <text:p text:style-name="P11">Дорога исчезла в снежном сугробе.</text:p>
      <text:p text:style-name="P11"/>
      <text:p text:style-name="P6">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6"/>
      <text:p text:style-name="P4">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oft-page-break/><text:span text:style-name="T45">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4">Где-то вдали, на пределе слышимости послышался стук.</text:p>
      <text:p text:style-name="P4"/>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9"/>
      <text:p text:style-name="P4">…</text:p>
      <text:p text:style-name="P4"/>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text:soft-page-break/>–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10">***</text:p>
      <text:p text:style-name="P4"/>
      <text:p text:style-name="P1"><text:span text:style-name="T13">Солнечный лучик настойчиво пробивался сквозь плотно сомкнутые веки. Ветерок через открытое окно </text:span><text:span text:style-name="T1">щекотал уши и шуршал</text:span><text:span text:style-name="T13"> </text:span><text:span text:style-name="T1">занавесками</text:span><text:span text:style-name="T13">. Я раскрыл глаза, в который раз наслаждаясь ясной головой и абсолютной выспанностью </text:span><text:span text:style-name="T41">—</text:span><text:span text:style-name="T13"> роскошью, недоступной мне </text:span><text:span text:style-name="T1">годами</text:span><text:span text:style-name="T13">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
      <text:p text:style-name="P4">…</text:p>
      <text:p text:style-name="P4"/>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3">— и о</text:span>н<text:span text:style-name="T13"> з</text:span>нает, как приготовить<text:span text:style-name="T13"> </text:span>из них особенный вольт-сидр, который больше никто не сделает<text:span text:style-name="T13">.</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3">заклинание П</text:span>розрения<text:span text:style-name="T13">.</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oft-page-break/><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3">—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3">—</text:span>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3">—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3">—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1"> </text:span><text:span text:style-name="T32">Мощнее ускорителя только магия аликорнов и Элементов Гармонии. Если бы я была…</text:span><text:span text:style-name="T13"> </text:span>Ай!</text:p>
      <text:p text:style-name="P1">Твайлайт, погружённая в свои мысли, не заметила вылезшего из своей корзинки зевающего Спайка.</text:p>
      <text:p text:style-name="P1"><text:span text:style-name="T13">–</text:span> Элементы-шмелементы, <text:span text:style-name="T13">–</text:span> проворчал Спайк, выкарабкиваясь из-под Твайлайт, <text:span text:style-name="T13">–</text:span> доброе утро, <text:span text:style-name="T1">Анон</text:span>. Твай, ты не ушиблась?</text:p>
      <text:p text:style-name="P1"><text:span text:style-name="T13">–</text:span> Дет, всё в порядке. <text:span text:style-name="T1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9"><text:soft-page-break/><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3">– </text:span>Ты?!</text:p>
      <text:p text:style-name="P101"><text:span text:style-name="T13">–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3">– М</text:span>ожет, тогда ты скажешь, что в нём пошло не так и почему к вам попал я, а не сверхаликорн?</text:p>
      <text:p text:style-name="P101"><text:span text:style-name="T13">– </text:span>Не скажу. Заклинания Стар Свирла Бородатого обычно если срабатывают, то без ошибок.</text:p>
      <text:p text:style-name="P49"><text:span text:style-name="T13">– Если </text:span>только <text:span text:style-name="T13">их правильно вызывают. – </text:span>пробурчал Спайк, возвращаясь в корзинку.</text:p>
      <text:p text:style-name="P49">Я озадаченно взглянул на единорожку.</text:p>
      <text:p text:style-name="P35"><text:span text:style-name="T13">–</text:span> <text:span text:style-name="T1">Эмм. </text:span>Что он имел ввиду?</text:p>
      <text:p text:style-name="P35"><text:span text:style-name="T13">–</text:span> Ну, <text:span text:style-name="T13">–</text:span> Твайлайт смутилась, <text:span text:style-name="T13">–</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7">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3">–</text:span> <text:span text:style-name="T1">е</text:span>динорожка опустила голову.</text:p>
      <text:p text:style-name="P35"><text:span text:style-name="T13">– </text:span><text:span text:style-name="T1">Да, завершилось всё препаршиво. Принцесса Луна сказала, лучше бы её обратно на луну закинули.</text:span></text:p>
      <text:p text:style-name="P70">Единорожка с жаром закивала.</text:p>
      <text:p text:style-name="P35"><text:span text:style-name="T13">–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3">– </text:span><text:span text:style-name="T1">Хм. Нет.</text:span></text:p>
      <text:p text:style-name="P35"><text:span text:style-name="T13">– </text:span><text:span text:style-name="T1">А друзья?</text:span></text:p>
      <text:p text:style-name="P35"><text:span text:style-name="T13">– </text:span><text:span text:style-name="T1">У меня был друг. Погиб два месяца назад.</text:span></text:p>
      <text:p text:style-name="P70">Уши единорожки опустились в печали.</text:p>
      <text:p text:style-name="P1"><text:span text:style-name="T13">–</text:span> О, мои соболезнования! Друзей терять <text:span text:style-name="T1">тоже</text:span> тяжко.</text:p>
      <text:p text:style-name="P1"><text:span text:style-name="T13">–</text:span> Всё в порядке, Твайлайт.<text:span text:style-name="T13">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3">–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7">Единорожка покраснела и пробормотала нечто вроде: <text:span text:style-name="T32">«кстати, это идея…»</text:span></text:p>
      <text:p text:style-name="P1"><text:span text:style-name="T13">–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3">–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3">– </text:span><text:span text:style-name="T1">Ерунда! Там стоит запрет только для пони. На приматах Луна экспериментировать не запрещала</text:span><text:span text:style-name="T32">.</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6">Чужестранец-примат разбил сердце нашей обожаемой Селестии! Двор в отчаянии </text:span><text:span text:style-name="T16">—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3">– </text:span>Привет, Эй-Джей! У тебя проблемы?</text:p>
      <text:p text:style-name="P49"><text:span text:style-name="T13">– </text:span>Привет, сахарок. <text:span text:style-name="T13">– </text:span>озабоченно поприветствовала меня фермерша. <text:span text:style-name="T13">–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3">– </text:span>А ты, Большой Мак, вместо того, штоб хихикать, лучше б тележку починил. Уже полдень! Не успеем распродать яблоки <text:span text:style-name="T13">—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text:span text:style-name="T13">–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3">–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3">– Г</text:span>отово. Принимай работу, хозяйка!</text:p>
      <text:p text:style-name="P49">Эпплджек присвистнула и стиснула меня в сокрушающих объятиях.</text:p>
      <text:p text:style-name="P49"><text:soft-page-break/><text:span text:style-name="T13">–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3">– </text:span><text:s/>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3">–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text:span text:style-name="T13">–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3">– </text:span>Бери, сахарок. Для тебя <text:span text:style-name="T13">— </text:span>самые <text:span text:style-name="T13">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7">—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7">— </text:span><text:span text:style-name="T59">объявляла вывеска.</text:span></text:p>
      <text:p text:style-name="P52">Ну что же, Анон, если тебе повезёт, ты найдёшь тут пару блюд без травы!</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3">– </text:span>Свободно? <text:span text:style-name="T13">– </text:span>спросил я у единственной пони, сидящей за столиком.</text:p>
      <text:p text:style-name="P49"><text:span text:style-name="T13">– </text:span>Да-да, конечно. <text:span text:style-name="T13">–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3">– <text:s/></text:span>Пирог с грибами, яишницу и чизкейк<text:span text:style-name="T13"> – </text:span>сообщил я подошедшей официантке.</text:p>
      <text:p text:style-name="P49"><text:span text:style-name="T13">– </text:span>Советую выбрать салат «по-кантерлотски». <text:span text:style-name="T13">– </text:span>так же убито пробормотала моя соседка по столу. <text:span text:style-name="T13">– </text:span>Очень вкусно. Копыта оближешь. И мягкий, как подушка, к тому же.</text:p>
      <text:p text:style-name="P49"><text:span text:style-name="T13">– </text:span>И салат «по-кантерлотски». <text:span text:style-name="T13">– добавил я к заказу я, удивляясь, причём тут подушка?</text:span></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3">– </text:span>Вы, наверное, ждёте кого-то?</text:p>
      <text:p text:style-name="P51"><text:span text:style-name="T13">– </text:span>Неа.</text:p>
      <text:p text:style-name="P51"><text:span text:style-name="T13">– </text:span>Просто обедаете?</text:p>
      <text:p text:style-name="P51"><text:span text:style-name="T13">– </text:span>Неа.</text:p>
      <text:p text:style-name="P51"><text:span text:style-name="T13">– </text:span>Просто сидите и мрачно смотрите на меня?</text:p>
      <text:p text:style-name="P51"><text:soft-page-break/><text:span text:style-name="T13">– </text:span>Неа.</text:p>
      <text:p text:style-name="P51"/>
      <text:p text:style-name="P51">Хм, а эта пони не из разговорчивых. Ну ладно.</text:p>
      <text:p text:style-name="P43"/>
      <text:p text:style-name="P51"><text:span text:style-name="T13">– </text:span>А что же вы делаете?</text:p>
      <text:p text:style-name="P51"><text:span text:style-name="T13">– </text:span>Веселюсь. <text:span text:style-name="T13">– </text:span>мрачно заявила пони.</text:p>
      <text:p text:style-name="P51"><text:span text:style-name="T13">–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3">–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pan text:style-name="T13">– </text:span>Мы с вами раньше встречались?</text:p>
      <text:p text:style-name="P51"><text:span text:style-name="T13">– </text:span>Неа! <text:span text:style-name="T13">– </text:span>пони улыбалась уже широкой улыбкой от уха и до уха. <text:span text:style-name="T13">–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3">– </text:span>Оставь, Салвер.<text:span text:style-name="T13"> </text:span>Ему за счёт заведения.</text:p>
      <text:p text:style-name="P49"><text:span text:style-name="T13">– </text:span>Ясно, мисс Пинки. <text:span text:style-name="T13">– </text:span>официантка кивнула и ушла.</text:p>
      <text:p text:style-name="P49"><text:span text:style-name="T13">– Ч</text:span>его-о-о?<text:span text:style-name="T13"> </text:span>Так это твой бар?</text:p>
      <text:p text:style-name="P49"><text:span text:style-name="T13">– </text:span>Агась. <text:span text:style-name="T13">– </text:span>поняха развела копытами. <text:span text:style-name="T13">– </text:span>Надо же мне было чем-то заниматься после увольнения от Кейков<text:span text:style-name="T13">?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3">– </text:span>Пинки понизила голос до шёпота, <text:span text:style-name="T13">–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3">– </text:span>Тихо-тихо. <text:span text:style-name="T13">– </text:span>я оглянулся на посетителей. Поняху определённо надо было успокоить: шёпот Пинки, наверное, был слышен даже на улице. <text:span text:style-name="T13">– </text:span>Не вспоминай опять. Давай лучше выпьем на брудершафт. За знакомство.</text:p>
      <text:p text:style-name="P49"><text:span text:style-name="T13">– </text:span>Агась! <text:span text:style-name="T13">– согласно </text:span>кивнула пони, придвигая ко мне бутылку. <text:span text:style-name="T13">– </text:span>Хотя ты и так уже знаком со мной, глупенький Нон-нон,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3">– </text:span>У меня есть идея получше. <text:span text:style-name="T13">– </text:span>на свет показалась фляга Большого Макинтоша.</text:p>
      <text:p text:style-name="P49"><text:span text:style-name="T13">– </text:span>Ух ты-ы-ы! <text:span text:style-name="T13">– </text:span>Пинки понюхала горлышко. <text:span text:style-name="T13">–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oft-page-break/><text:span text:style-name="T13">– </text:span>Починил телегу. Только молчок про самогон, раз уж ты в курсе. <text:span text:style-name="T13">– </text:span>я разлил сидр по чашкам.</text:p>
      <text:p text:style-name="P49"><text:span text:style-name="T13">– </text:span>Да ты что?! Чтоб я выболтала главную тайну Биг Мака, про которую не знают целых две пони в Понивилле? За кого ты меня принимаешь? <text:span text:style-name="T13">–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text:s/>Сидр Биг Мака на вкус был безобидным, чуть забродившим яблочным соком. Я опорожнил свою чашку и заявил Пинки:</text:p>
      <text:p text:style-name="P49"><text:span text:style-name="T13">– </text:span>Эт-то ты наз-зваишь с-суфер-д-дуфер-с-сильн..?</text:p>
      <text:p text:style-name="P49">?!!</text:p>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text:span text:style-name="T13">– У </text:span>тебя такая смешная мордочка! <text:span text:style-name="T13">– </text:span>захихикали Пинки, покачиваясь. <text:span text:style-name="T13">– </text:span>Как будто ты <text:span text:style-name="T59">подкову </text:span>в пироге обнаружил. Ик! Или Селестию в ванной.</text:p>
      <text:p text:style-name="P49">Это сравнение пробудило во мне полузабытое воспоминание.</text:p>
      <text:p text:style-name="P49"><text:span text:style-name="T13">– </text:span>Эмм… Скажи-ка мне, мой друг П-п-пинки… Легенда про фаэри <text:span text:style-name="T17">— </text:span><text:span text:style-name="T59">эт правда?</text:span></text:p>
      <text:p text:style-name="P49"><text:span text:style-name="T17">– </text:span><text:span text:style-name="T59">Какая из? Их много, вообще-то. Ик!</text:span></text:p>
      <text:p text:style-name="P49"><text:span text:style-name="T17">–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7">– Н</text:span><text:span text:style-name="T59">он-нон, </text:span><text:span text:style-name="T17">– </text:span><text:span text:style-name="T59">захихикала Пинки, взъерошив копытами розовые кудряшки и попытавшись соорудить из них бороду, </text:span><text:span text:style-name="T17">–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7">–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7">– </text:span><text:span text:style-name="T59">Ты что-о-о! Нельзя любить фаэри! Она похитит твоё сердце, и ты будешь искать её, пока не… </text:span><text:span text:style-name="T17">– </text:span><text:span text:style-name="T59">Пинки погрузилась мордочкой в так и не съеденный салат «по-кантерлотски» и захрапела.</text:span></text:p>
      <text:p text:style-name="P49"><text:span text:style-name="T17">– </text:span><text:span text:style-name="T59">Пока не умру?</text:span></text:p>
      <text:p text:style-name="P49"><text:span text:style-name="T17">– </text:span><text:span text:style-name="T59">Нет, глупенький. </text:span><text:span text:style-name="T17">– </text:span><text:span text:style-name="T59">пробулькала Пинки из миски. </text:span><text:span text:style-name="T17">– </text:span><text:span text:style-name="T59">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3">–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text:soft-page-break/>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text:span text:style-name="T13">– </text:span>Судя по тому, как ты стремительно сбежал от меня не попрощавшись, у тебя проблемы. <text:span text:style-name="T13">– </text:span>заметила с укором кобылка. <text:span text:style-name="T13">– </text:span>Странно, мы, вроде, только сегодня познакомились.</text:p>
      <text:p text:style-name="P52"><text:span text:style-name="T13">– </text:span>Пинки, <text:span text:style-name="T13">– </text:span>несчастным голосом сообщил я ей. <text:span text:style-name="T13">– </text:span>Если я до шести не окажусь дома, проблемы будут у одной маленькой пони. Очень большие проблемы.</text:p>
      <text:p text:style-name="P52"><text:span text:style-name="T13">– </text:span>Хм. <text:span text:style-name="T13">– </text:span>кобылка через окно посмотрела на часы в баре. <text:span text:style-name="T13">– </text:span>Тогда нам надо поторопиться! У нас есть шесть минут!</text:p>
      <text:p text:style-name="P52"><text:span text:style-name="T13">–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13">– </text:span>Сто-о-ой! <text:span text:style-name="T13">– </text:span>заорал я. <text:span text:style-name="T13">– </text:span>Выпрыгивай из бочки!!!</text:p>
      <text:p text:style-name="P52">Кобылка-пилот улыбнулась и постукала копытцем по шлему, показывая, что не слышит меня.</text:p>
      <text:p text:style-name="P52"><text:span text:style-name="T13">– </text:span>Выпрыгива-а-а… <text:span text:style-name="T13">–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oft-page-break/><text:span text:style-name="T13">– </text:span>Эмм… Уже можно открывать? <text:span text:style-name="T13">– л</text:span>имонная поняшка отняла копыта от висков и открыла глаза. <text:span text:style-name="T13">–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3">– </text:span>Смотри, вот те и ответ на вопрос, куда деваются пони!</text:p>
      <text:p text:style-name="P52"><text:span text:style-name="T13">– </text:span>Где? <text:span text:style-name="T13">– </text:span>единорожка начала оглядываться.</text:p>
      <text:p text:style-name="P52"><text:span text:style-name="T13">– </text:span>Да ты не туда, ты сюда смотри! Вишь, прямо перед тобой! <text:span text:style-name="T13">– </text:span>жёлтая ткнула копытом прямо в меня. <text:span text:style-name="T13">–</text:span> Вот! Его тут до икс-пи-ри-мен-та не было. А терь он есть! Значит, это и есть ответ! Смекаешь?</text:p>
      <text:p text:style-name="P52"><text:span text:style-name="T13">– </text:span>И что? Я всё равно не пойму, куда деваются пони? И куда пропала Скуталу?</text:p>
      <text:p text:style-name="P52"><text:span text:style-name="T13">– Я </text:span>их ем. <text:span text:style-name="T13">– </text:span>зверски ухмыльнувшись, сообщил я кобылкам. <text:span text:style-name="T13">–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6">***<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Анонимусу, Понивилль.</text:p>
      <text:p text:style-name="P6">От кого: Кантерлот, Дворец, Королевский Секретариат Её Высочества, Дневной Главы Диархии, Принцессы Селестии.</text:p>
      <text:p text:style-name="P49"/>
      <text:p text:style-name="P66">Приветствую тебя, мой маленький человек!</text:p>
      <text:p text:style-name="P66">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6">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6">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3">—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3">— </text:span>ключ к разгадке тайны исчезновения пони.</text:p>
      <text:p text:style-name="P66"><text:span text:style-name="T13">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2"><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3">—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3">— </text:span>компания алмазных псов, производящая рубиновые резонаторы для ускорителей <text:span text:style-name="T13">—</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3">—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Анон, мне крайне неудобно подгонять тебя.<text:span text:style-name="T13">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3">—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3">P.S. Н</text:span>е гневите мироздание воровством! <text:span text:style-name="T26">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3">—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Анон! Крепко обнимаю <text:span text:style-name="T13">— </text:span>если ты уже не сердишься на меня <text:span text:style-name="T13">—</text:span> или просто кладу рог тебе на плечо в противном случае.</text:p>
      <text:p text:style-name="P66"/>
      <text:p text:style-name="P44">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4"/>
      <text:h text:style-name="Heading_20_2" text:outline-level="2">16. Мэйнхэттен</text:h>
      <text:p text:style-name="P88"/>
      <text:p text:style-name="P52"><text:span text:style-name="T13">–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3">–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3">«connection timeout». </text:span>А с особенностями понячьей бюрократии я уже немного ознакомился: было бы легче уговорить Сел написать солнцем «<text:span text:style-name="T13">х#й</text:span>» на небе, чем заставить пони-чинушу поступиться хотя бы запятой в должностных инструкциях.</text:p>
      <text:p text:style-name="P52"><text:span text:style-name="T13">– </text:span>Может, она заснула? <text:span text:style-name="T13">– </text:span>Твайлайт ходила кругами по периметру библиотеки. <text:span text:style-name="T13">– </text:span>Ты говорил, она в последнее время выглядит невыспавшейся.</text:p>
      <text:p text:style-name="P52"><text:span text:style-name="T13">– А </text:span>я думаю, это её критические дни или какая-нибудь другая подобная фигня мешает. <text:span text:style-name="T13">– </text:span>вклинилась радужногривая пегаска. <text:span text:style-name="T13">–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6">***</text:p>
      <text:p text:style-name="P52"/>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13">– </text:span>Это неправильно! <text:span text:style-name="T13">– </text:span>заявила Рэйнбоу Дэш, отвернувшись от окна.</text:p>
      <text:p text:style-name="P52"><text:span text:style-name="T13">– </text:span>Ну да, я тоже так считаю. <text:span text:style-name="T13">– </text:span>откликнулся я. <text:span text:style-name="T13">– </text:span>Тащиться через полстраны только из-за неправильно составленной бумажки!</text:p>
      <text:p text:style-name="P52"><text:span text:style-name="T13">– </text:span>Да я не про то! <text:span text:style-name="T13">– </text:span>отмахнулась пегаска. <text:span text:style-name="T13">– </text:span>Посмотри на поле.</text:p>
      <text:p text:style-name="P52"><text:span text:style-name="T13">– </text:span>И что? Поле как поле.</text:p>
      <text:p text:style-name="P52"><text:soft-page-break/><text:span text:style-name="T13">– </text:span>Оно не убрано. <text:span text:style-name="T13">– </text:span>мрачно ответила пегаска. <text:span text:style-name="T13">–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3">– </text:span>У самого посёлка поля убраны. Наверняка дойдёт дело и до остальных.</text:p>
      <text:p text:style-name="P52"><text:span text:style-name="T13">– </text:span>Не дойдёт. <text:span text:style-name="T13">– </text:span>Рэйнбоу Дэш уставилась в карты, сморщила нос и побила мою шестёрку валетом. <text:span text:style-name="T13">–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3">– </text:span>Спасибо, но от пинкиных плюшек у меня фланки округляются.</text:p>
      <text:p text:style-name="P52"><text:span text:style-name="T13">– </text:span>Да ладно тебе, Дэш! От одной не округлятся.</text:p>
      <text:p text:style-name="P52"><text:span text:style-name="T13">– </text:span>От одной —<text:span text:style-name="T13"> </text:span>нет. Но я же на одной не остановлюсь. <text:span text:style-name="T13">– п</text:span>егаска взяла карту и нахмурилась. <text:span text:style-name="T13">–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3"> </text:span>Как будто…</text:p>
      <text:p text:style-name="P52"><text:span text:style-name="T13">– О</text:span>но и понятно, что поля не убраны. Откуда же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3">–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3">– </text:span>Что за…?</text:p>
      <text:p text:style-name="P12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2"><text:span text:style-name="T13">– </text:span>Леди и джентльпони! Просьба не паниковать! Поезд дальше не идёт: впереди провал! <text:span text:style-name="T13">– </text:span>крикнул проводник.</text:p>
      <text:p text:style-name="P52"><text:span text:style-name="T13">– </text:span>Какой ещё, в дышло, провал? Я проезжал тут два дня назад!</text:p>
      <text:p text:style-name="P52"><text:span text:style-name="T13">– </text:span>Безобразие! Верните мне деньги за билет!</text:p>
      <text:p text:style-name="P52"><text:span text:style-name="T13">– </text:span>Как вы смеете! Я опоздаю в порт! Вы будете платить неустойку! <text:s/><text:span text:style-name="T13">–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3">–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text:soft-page-break/>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3">– </text:span>Эта дыра фиг знает на сколько длится! <text:span text:style-name="T13">– </text:span>заявила Дэш, выныривая из темноты. <text:span text:style-name="T13">–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3">– </text:span>Дэш, нам надо на ту сторону.</text:p>
      <text:p text:style-name="P52">Пегаска развела копытами.</text:p>
      <text:p text:style-name="P52"><text:span text:style-name="T13">– </text:span>Нет проблем. Я могу тебя перенести.</text:p>
      <text:p text:style-name="P52">Я с сомнением посмотрел на пегаску. Дэш в холке была мне по пояс.</text:p>
      <text:p text:style-name="P52"><text:span text:style-name="T13">–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3">– </text:span>Почти. На восемьдесят процентов. Тут какой-то воздух разрежённый, мне трудно удерживать тебя. <text:span text:style-name="T13">– </text:span>пожаловалась пегаска. <text:span text:style-name="T13">– </text:span><text:s/>Хотя раньше я и побольше вес подымала, честно!</text:p>
      <text:p text:style-name="P52">Мля.</text:p>
      <text:p text:style-name="P52"><text:span text:style-name="T13">–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3">–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3"> </text:span>я уже давно заметил, что пони, за исключением пегасов, по весу были не легче, а то и тяжелее меня. Я поплевал на руки и сбросил рюкзак.</text:p>
      <text:p text:style-name="P52"/>
      <text:p text:style-name="P52">…</text:p>
      <text:p text:style-name="P52"/>
      <text:p text:style-name="P52"><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3">– </text:span>двенадцать метров вперёд. Вот, переползу через стык <text:span text:style-name="T13">–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и трясся как в лихорадке. От пережитого шока меня тошнило. Ёбаная Селестия!</text:p>
      <text:p text:style-name="P52"><text:span text:style-name="T13">– </text:span>Ты как, в порядке? Анон? <text:span text:style-name="T13">– п</text:span>егаска озабоченно потрогала меня за плечо. <text:span text:style-name="T13">–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3">– </text:span>Я чувствую, что только что упустил отличную возможность отлить на вселенную!</text:p>
      <text:p text:style-name="P52"/>
      <text:p text:style-name="P56">***</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Мы стояли перед выставочным павильоном Псинтела, о чём свидетельствовала вывеска «<text:span text:style-name="T13">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oft-page-break/><text:span text:style-name="T13">– </text:span>Павильон закрыт! Вы опоздали на две недели. <text:span text:style-name="T13">–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7">«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2"/>
      <text:p text:style-name="P52"><text:span text:style-name="T13">– </text:span>Удостоверение личности предъявлять? <text:span text:style-name="T13">– </text:span>осведомился я.</text:p>
      <text:p text:style-name="P52"><text:span text:style-name="T13">– </text:span>Ч-ч-человеку А-а-анонимусу? <text:span text:style-name="T13">–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3">– </text:span>Нет, ты видела? Он мне чуть пальцы не размозжил, с-с-скотина!!! <text:span text:style-name="T13">– </text:span>заорал я, прыгая на одной ноге. <text:span text:style-name="T13">– </text:span>Вызывай полицию, пока я этого мудака не прибил нахрен!</text:p>
      <text:p text:style-name="P52">Дэш, ни слова не говоря, прислонила ухо к двери.</text:p>
      <text:p text:style-name="P52"><text:span text:style-name="T13">– </text:span>Будешь смеяться, но именно этим он и занят. Вызывает полицию по телефону. <text:span text:style-name="T13">– </text:span>сообщила пегаска.</text:p>
      <text:p text:style-name="P52"><text:span text:style-name="T13">– </text:span>Ха-ха-ха! Очень смешно, сейчас животик надорву! <text:span text:style-name="T13">– </text:span>съязвил я. <text:span text:style-name="T13">–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3">– </text:span>Оп-па! <text:span text:style-name="T13">– </text:span>пегаска оторвала ухо от двери. <text:span text:style-name="T13">– Анон</text:span>,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3">– </text:span>Сколько у нас времени?</text:p>
      <text:p text:style-name="P52">Дэш почесала в затылке.</text:p>
      <text:p text:style-name="P52"><text:span text:style-name="T13">–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3">– </text:span>двадцать пя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3">– </text:span>Тогда давай сначала обыщем контору. Если уж полиция всё равно едет сюда, так пусть у них хотя бы будет повод!</text:p>
      <text:p text:style-name="P52"/>
      <text:p text:style-name="P56">***</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text:soft-page-break/>Я рубил пожарным топором тяжёлую директорскую дверь с табличкой «<text:span text:style-name="T13">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13">– “</text:span>Портативный магоэнергетический ускоритель «<text:span text:style-name="T13">Psyntel Rari2+ DDR</text:span>»,<text:span text:style-name="T13"> </text:span>демо-прототип<text:span text:style-name="T13">” – </text:span>прочитал я на бирке. <text:span text:style-name="T13">– </text:span>Оно!</text:p>
      <text:p text:style-name="P52">Снаружи послышался вой сирены и цокот множества копыт.</text:p>
      <text:p text:style-name="P52"><text:span text:style-name="T13">–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3">– </text:span>Это твои двадцать минут? <text:span text:style-name="T13">– </text:span>возмутился я. <text:span text:style-name="T13">– </text:span>Да ещё и десяти не прошло!</text:p>
      <text:p text:style-name="P52">Дэш вымучено скривилась.</text:p>
      <text:p text:style-name="P52"><text:span text:style-name="T13">– Человек</text:span> Анонимус, здание окружено! Мы знаем, что ты внутри! Выходи добровольно, или будешь взят силой! <text:span text:style-name="T13">– </text:span>загремел усиленный мегафоном голос.</text:p>
      <text:p text:style-name="P52">Я разбил топором стеклянные дверцы прибора и вытащил рубины.</text:p>
      <text:p text:style-name="P52"><text:span text:style-name="T13">–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13">– </text:span>Ну уж фигушки. Я тебя тут не оставлю.</text:p>
      <text:p text:style-name="P52"><text:span text:style-name="T13">– </text:span>Дэш! <text:span text:style-name="T13">– </text:span>взмолился я. <text:span text:style-name="T13">–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3">– Н</text:span>е тупи! <text:span text:style-name="T13">– </text:span>упрямо мотнула головой пегаска. <text:span text:style-name="T13">–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3">– </text:span>Быстро за мной! <text:span text:style-name="T13">–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3">– Ю-</text:span>хууу<text:span text:style-name="T13">!!!</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3">–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3">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3">– Анон</text:span>, подвинься!</text:p>
      <text:p text:style-name="P52"><text:soft-page-break/>Пегаска оттеснила меня крупом и повернулась к двери задом.</text:p>
      <text:p text:style-name="P52"><text:span text:style-name="T13">–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3">– </text:span>Ты чего на меня так уставился? <text:span text:style-name="T13">– </text:span>подозрительно спросила пегаска.</text:p>
      <text:p text:style-name="P52"><text:span text:style-name="T13">– </text:span>Да так… Не ожидал, что ты такая…</text:p>
      <text:p text:style-name="P52"><text:span text:style-name="T13">– </text:span>Офигенски сильная? <text:span text:style-name="T13">– </text:span>зарделась Дэш. <text:span text:style-name="T13">–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3">– </text:span>Ну вот, теперь действуй! — я положил рубины в кошелёк, повесил его пегаске на шею и вдруг, сам для себя неожиданно, обнял её худенькое тело. <text:span text:style-name="T13">–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3">– </text:span>Ты! Не! По! Нял! Те! Бе! Не! Льзя! Тут! Ос! Та! ВАТЬСЯ!!! <text:span text:style-name="T13">–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3">–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3">– </text:span>Кто мешает нам спать после тяжкого выступления?</text:p>
      <text:p text:style-name="P52"><text:soft-page-break/>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3">–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3">–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3">– </text:span>А это у нас кто? Гм-м. Пегаска. Вот так раз! Рэйнбоу Дэш! Какими судьбами?</text:p>
      <text:p text:style-name="P52"><text:span text:style-name="T13">– </text:span>ТРИКСИ! <text:span text:style-name="T13">– <text:s/></text:span>фейсхуфнула Дэш. <text:span text:style-name="T13">– </text:span>Во имя Селестии, ЧТО ты тут делаешь?!!</text:p>
      <text:p text:style-name="P52"><text:span text:style-name="T13">– </text:span>Зарабатываем себе на жизнь представлениями, как ни странно! <text:span text:style-name="T13">– </text:span>язвительно ответила единорожка. <text:span text:style-name="T13">– </text:span>А вот что ВЫ делаете в НАШЕМ саду??!</text:p>
      <text:p text:style-name="P52">Так как дипломатические таланты пегаски явно оставляли желать лучшего, я решил взять переговоры в свои руки.</text:p>
      <text:p text:style-name="P52"><text:span text:style-name="T13">–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3">– </text:span>Нам не интересно знать, что ты подумал. <text:span text:style-name="T13">– </text:span>единорожка зевнула. <text:span text:style-name="T13">– </text:span>Мы намерены сдать вас в полицию.</text:p>
      <text:p text:style-name="P52"><text:span text:style-name="T13">– </text:span>Трикси! Не смей! У нас мегаважное задание! Нам нужно вернуться в Понивилль во что бы то ни стало! <text:span text:style-name="T13">– </text:span>пегаска извивалась изо всех сил, пытаясь выбраться из магического захвата.</text:p>
      <text:p text:style-name="P52"><text:span text:style-name="T13">– </text:span>Три раза ХА! Назови хоть одну причину, по которой нам должно быть не всё равно! <text:span text:style-name="T13">– </text:span>насмешливо сказала Трикси. <text:span text:style-name="T13">–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3">– </text:span>Ей ведь нельзя рассказывать, да?</text:p>
      <text:p text:style-name="P52"><text:span text:style-name="T13">– </text:span>Нельзя. <text:span text:style-name="T13">– </text:span>подтвердил я. <text:span text:style-name="T13">–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3">–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13">– </text:span>ОГО!</text:p>
      <text:p text:style-name="P52">Единорожка аж села на крыльцо от удивления.</text:p>
      <text:p text:style-name="P52"><text:span text:style-name="T13">–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oft-page-break/><text:span text:style-name="T13">–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3">– </text:span>Мы приняли решение не выдавать вас полиции в обмен на то, что вы расскажете нам о вашей секретной миссии!</text:p>
      <text:p text:style-name="P52"><text:span text:style-name="T13">– </text:span>Не пойдёт! <text:span text:style-name="T13">– </text:span>заявил я. <text:span text:style-name="T13">– </text:span>Я уже сказал, что это тайна. Мне добавить нечего.</text:p>
      <text:p text:style-name="P52"><text:span text:style-name="T13">– </text:span>Да неужели? <text:span text:style-name="T13">– </text:span>захлопала ресницами Трикси. <text:span text:style-name="T13">–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9"/>
      <text:p text:style-name="P52"><text:span text:style-name="T13">– </text:span>Так вот, почему в последнее время представления были такими изматывающими! Утечка магии не может не волновать нас! <text:span text:style-name="T13">– </text:span>единорожка задумалась. <text:span text:style-name="T13">– </text:span>Но твой рассказ не объясняет нам, куда исчезла принцесса Селестия!</text:p>
      <text:p text:style-name="P52"><text:span text:style-name="T13">– </text:span>Так вот почему я не могу нести тебя! <text:span text:style-name="T13">– </text:span>вторила ей пегаска. <text:span text:style-name="T13">–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Я едва не пропустил мимо ушей сказанное единорожкой.</text:p>
      <text:p text:style-name="P52"><text:span text:style-name="T13">–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6">Исчезновение дневной главы диархии: Эквестрия в панике!</text:span>» (статья двухдневной давности).</text:p>
      <text:p text:style-name="P52">«<text:span text:style-name="T26">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6">Да отстаньте же вы от меня! Он сказал, что ест пони, но я этого НЕ ВИДЕЛА!!!</text:span>»).</text:p>
      <text:p text:style-name="P52"><text:soft-page-break/>«<text:span text:style-name="T26">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3">“Wanted…” .</text:span></text:p>
      <text:p text:style-name="P39"><text:span text:style-name="T13">–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3">– </text:span>Прикинь, а? <text:span text:style-name="T13">– </text:span>участливо ткнулась в меня носом Дэш. <text:span text:style-name="T13">– </text:span>Над моими приколами тоже одна я и смеюсь. У<text:span text:style-name="T13">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13">–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4"/>
      <text:p text:style-name="P6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text:soft-page-break/>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72"><text:span text:style-name="T1">«…</text:span><text:span text:style-name="T3">А ускоритель </text:span><text:span text:style-name="T15">—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9">–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13">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6"/>
      <text:p text:style-name="P52">–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text:soft-page-break/>–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3">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3"> </text:span>От некоторых трюков у меня замирало в сердце: пегаска проносилась над <text:soft-page-break/>вершинами дубов и сосен так быстро и <text:span text:style-name="T79">так </text:span>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text:span text:style-name="T79">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span></text:p>
      <text:p text:style-name="P52">Наконец <text:span text:style-name="T80">Дэш</text:span>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6">***</text:p>
      <text:p text:style-name="P52"/>
      <text:p text:style-name="P52">День спустя…</text:p>
      <text:p text:style-name="P52"/>
      <text:p text:style-name="P52">«<text:span text:style-name="T26">Добро пожаловать в Груммингтон! Вам здесь рады!</text:span></text:p>
      <text:p text:style-name="P52"><text:span text:style-name="T26">Население города </text:span><text:span text:style-name="T63">302 пони</text:span><text:span text:style-name="T26">.</text:span></text:p>
      <text:p text:style-name="P52"><text:span text:style-name="T63">250 пони</text:span><text:span text:style-name="T26">.</text:span></text:p>
      <text:p text:style-name="P52"><text:span text:style-name="T63">125 поней</text:span><text:span text:style-name="T26">.</text:span></text:p>
      <text:p text:style-name="P52"><text:span text:style-name="T26">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text:span text:style-name="T81">жителей</text:span> продавали овощи на крохотном базарчике. Две пони сидели <text:span text:style-name="T81">тут же, </text:span>под навесом летней веранды кафе. Крохотная кобылка-жеребёнок с огромным бантом рисовала в придорожной пыли гвоздём <text:span text:style-name="T83">колонку</text:span> цифр.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7">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7">Иногда встречаются <text:span text:style-name="T82">П</text:span>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text:span text:style-name="T84">чего</text:span>-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Не знаю, зачем я перед тобой оправдываюсь? Ладно.</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text:span text:style-name="T84">специально </text:span>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text:span text:style-name="T84">у меня будет возможность </text:span>лично уничтож<text:span text:style-name="T84">ить</text:span> этот клочок бумаги. Если же нет — вам понадобится новый Анон (бу-га-га!).</text:p>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2">Дружба </text:span><text:span text:style-name="T37">—</text:span><text:span text:style-name="T22"> </text:span><text:span text:style-name="T3">э</text:span><text:span text:style-name="T22">то, </text:span><text:span text:style-name="T65">так её </text:span><text:span text:style-name="T3">разэтак</text:span><text:span text:style-name="T65">,</text:span><text:span text:style-name="T22"> магия!</text:span></text:p>
      <text:p text:style-name="P148"/>
      <text:p text:style-name="Standard"><text:span text:style-name="T22">P.S. Мне тебя не хватает. Сильно.</text:span><text:span text:style-name="T55">»</text:span></text:p>
      <text:p text:style-name="P52"/>
      <text:p text:style-name="P52">В дверь постучали условным стуком. Я спрятал письмо и впустил Дэш, <text:span text:style-name="T85">после чего </text:span>закры<text:span text:style-name="T85">л</text:span>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text:span text:style-name="T85">всё </text:span>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text:span text:style-name="T86">Ну, знаешь, как в Понивилле.</text:span>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text:span text:style-name="T86">Ай! </text:span>Вроде не сплю — боль чувствуется. Тогда какого сена я падаю?!!</text:p>
      <text:p text:style-name="P52">–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span text:style-name="T86">Ы-ы-ы… </text:span>Почему всё так… хнык… паршиво? Что мы сделали не так? Хнык… Я даже не знаю, с кем надо подраться, чтобы всё исправить…</text:p>
      <text:p text:style-name="P52"><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text:span text:style-name="T86">по подушке </text:span>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text:span text:style-name="T86">поучительная </text:span>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text:span text:style-name="T87">пожалуйста-пожалуйста</text:span>! Больше не буду, только объясни, как жабы оказались в Кантерлоте?</text:p>
      <text:p text:style-name="P52"><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text:span text:style-name="T88">оттолкнулся от кузёна посильнее, да и </text:span>выпрыгнул из кувшина. <text:s/><text:span text:style-name="T88">И</text:span>,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text:span text:style-name="T88">не раскрывая глаз,</text:span>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pan text:style-name="T89">размеренный</text:span> 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text:span text:style-name="T90">с большим бантом </text:span>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text:span text:style-name="T90">символы</text:span>.</text:p>
      <text:p text:style-name="P52"><text:soft-page-break/></text:p>
      <text:p text:style-name="P52">«<text:span text:style-name="T63">37 пни</text:span></text:p>
      <text:p text:style-name="P75">24пн</text:p>
      <text:p text:style-name="P75">15</text:p>
      <text:p text:style-name="P52"><text:span text:style-name="T26">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6">Добро пожаловать в Груммингтон! Вам здесь рады!</text:span></text:p>
      <text:p text:style-name="P52"><text:span text:style-name="T26">Население города </text:span><text:span text:style-name="T63">302 пони</text:span><text:span text:style-name="T26">.</text:span></text:p>
      <text:p text:style-name="P52"><text:span text:style-name="T63">250 пони</text:span><text:span text:style-name="T26">.</text:span></text:p>
      <text:p text:style-name="P52"><text:span text:style-name="T63">125 поней</text:span><text:span text:style-name="T26">.</text:span></text:p>
      <text:p text:style-name="P52"><text:span text:style-name="T26">54 паня.</text:span>»</text:p>
      <text:p text:style-name="P52"/>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Анон, запрыгивай!</text:p>
      <text:p text:style-name="P52"><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text:span text:style-name="T90">целлулоидную </text:span>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2"/>
      <text:p text:style-name="P52">Фургон сорвался с места. Дэш неслась галопом, стараясь побыстрее покинуть проклятое место. Я с<text:span text:style-name="T90">идел</text:span> у заднего окна и прово<text:span text:style-name="T90">жал</text:span> указатель взглядом. Через минуту табличка исчезла в ночи.</text:p>
      <text:p text:style-name="P52"/>
      <text:h text:style-name="Heading_20_2" text:outline-level="2">18. Филлидельфия</text:h>
      <text:p text:style-name="P39"/>
      <text:p text:style-name="P54">Филлидельфия была слишком велика, чтобы сгинуть полностью — провал расколол её пополам, проглотив центральную часть. <text:span text:style-name="T91">У</text:span>державшиеся от обрушения <text:s/><text:span text:style-name="T91">о</text:span>статки домов нависали над пропастью, <text:span text:style-name="T91">подобно птичьим гнёздам</text:span>.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text:span text:style-name="T92">Провала</text:span>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text:span text:style-name="T92">за дюжину </text:span>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text:span><text:span text:style-name="T27">с аттестатами по ускоренному курсу</text:span>». «<text:span text:style-name="T26">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6">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text:span text:style-name="T93">я</text:span> понял: Филлидельфия стала городом-призраком.</text:p>
      <text:p text:style-name="P55">– Эти уродские трещины начинают меня бесить! – пожаловалась Дэш. – Мы за ними не успеваем. <text:span text:style-name="T93">О</text:span>ни движутся быстрее, чем я могу тащить этот уродский фургон! А вдруг нам больше некуда возвращаться? <text:span text:style-name="T93">Вдруг мы в</text:span>ернёмся в Понивилль, <text:s/>а там — дыра! Если бы я могла летать!</text:p>
      <text:p text:style-name="P52"><text:soft-page-break/>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text:soft-page-break/>–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 Ты имеешь ввиду, что тебе утром некому сказать: «Привет, хорошего дня»?</text:p>
      <text:p text:style-name="P52">– Да, примерно это я и имел ввиду.</text:p>
      <text:p text:style-name="P57">Пегаска печально покачала головой.</text:p>
      <text:p text:style-name="P52">– Сочувствую. Без друзей не прикольно. Всем нужны друзья. Даже Дискорду, дискорд его забери!</text:p>
      <text:p text:style-name="P52"><text:soft-page-break/>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text:span text:style-name="T94">планку</text:span>.</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text:span text:style-name="T94">овощных </text:span>консер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4">И товары</text:span> вовсе<text:span text:style-name="T64"> не </text:span>бесплатные<text:span text:style-name="T64"> <text:s/></text:span>— я оставлял в магазинах деньги! — последние, кстати. Дай, я сам отберу припасы…</text:p>
      <text:p text:style-name="P52"><text:soft-page-break/></text:p>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text:span text:style-name="T94">мизерными</text:span> шансами достать <text:span text:style-name="T94">байк</text:span>, я, наконец, понял, чего лишился. Ощущение стремительности пронизывало меня мощным всесокрушающим потоком, руки крепко сжимали <text:span text:style-name="T94">дрожащий</text:span>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text:span text:style-name="T95">и почесала в затылке</text:span>.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span text:style-name="T95">у-у</text:span>!!!</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7"><text:soft-page-break/>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Ано-о-он! Ано-о-он! Ано-о-он!</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text:span text:style-name="T96">на фоне остатков купола</text:span>.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67"/>
      <text:p text:style-name="P52">…</text:p>
      <text:p text:style-name="P52"/>
      <text:p text:style-name="P52">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интересно, <text:span text:style-name="T96">я </text:span>могу встать, если ты стоишь прямо надо мной? – с трудом отвечаю я.</text:p>
      <text:p text:style-name="P52"><text:soft-page-break/>–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3">–</text:span> А какой у тебя там был образ жизни?</text:p>
      <text:p text:style-name="P52"><text:span text:style-name="T13">–</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3">–</text:span> Лягать-колотить! Ты сидел в тюрьме? За что тебя посадили?</text:p>
      <text:p text:style-name="P52"><text:span text:style-name="T13">–</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3">–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text:soft-page-break/>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97">И </text:span><text:span text:style-name="T12">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Пегаска густо покраснела.</text:p>
      <text:p text:style-name="P58"/>
      <text:p text:style-name="P56">***</text:p>
      <text:p text:style-name="P52"/>
      <text:p text:style-name="P52">Два дня спустя…</text:p>
      <text:p text:style-name="P52"/>
      <text:p text:style-name="P52">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Что??? Ты хочешь сказать, нам надо <text:span text:style-name="T13">делать крюк</text:span> в сто миль?! Да это ж ещё неделю ходьбы! У нас картошки осталось на день, твоими стараниями<text:span text:style-name="T13">!</text:span></text:p>
      <text:p text:style-name="P58">Пегаска <text:span text:style-name="T13">сконфужено</text:span> заметила:</text:p>
      <text:p text:style-name="P58">– Я в этих краях впервые. И обычно я путешествую по воздуху или поездом.</text:p>
      <text:p text:style-name="P58">Я фейспалмнул, вспоминая выкинутые в провал припасы.</text:p>
      <text:p text:style-name="P58">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8">– Ну что, отправляемся? – Дэш свесилась с носа, глядя в зеленоватую воду. – Как лодку назовёшь, кэп?</text:p>
      <text:p text:style-name="P58">– «Две банки». – буркнул я.</text:p>
      <text:p text:style-name="P40"/>
      <text:p text:style-name="P40">…</text:p>
      <text:p text:style-name="P40"/>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text:soft-page-break/>налегал гудящими руками на весла. Дэш отдыхала на носу. Последние полчаса я ощущал её взгляд, буквально сверлящий мне спину.</text:p>
      <text:p text:style-name="P58">Я оглянулся. Дэш опустила глаза. На мордочке застыло выражение печали.</text:p>
      <text:p text:style-name="P58">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8">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8">– Анон. – прервала ход моих мыслей пегаска. – Наш путь заканчивается. В Понивилле мы расстанемся. Ты ничего не хочешь <text:span text:style-name="T97">мне </text:span>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64">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13">— н</text:span>е такой! Ты не любишь пони!!!</text:p>
      <text:p text:style-name="P58">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8">КРАК!</text:p>
      <text:p text:style-name="P58">– Ой! – пегаска поспешно отдёрнула ногу. Но было поздно.</text:p>
      <text:p text:style-name="P58"><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text:span text:style-name="T97">прижала уши и </text:span>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3">—</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5">ПЛЮХ!</text:p>
      <text:p text:style-name="P5">Оп-па!</text:p>
      <text:p text:style-name="P2">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3">–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3">– </text:span>Выф-выф-вуф! <text:span text:style-name="T13">– </text:span>возразил я.</text:p>
      <text:p text:style-name="P58">Отпихнув от лица живот пегаски и выплюнув шерсть, я продолжил.</text:p>
      <text:p text:style-name="P58"><text:span text:style-name="T13">–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3">– </text:span>Бе-бе-бе! <text:span text:style-name="T13">– </text:span>устало передразнила меня Дэш. <text:span text:style-name="T13">– А</text:span>нон! Я <text:span text:style-name="T13">— </text:span>плохая пони, потому что хотела получить то, что мне не принадлежит. Но какой же ты всё-таки глупый! Пойми, смертные <text:span text:style-name="T13">— </text:span>игрушки в копытах вечных. Любимые <text:span text:style-name="T98">и оберегаемые</text:span>, но всего лишь игрушки. Они заботятся о нас, они <text:span text:style-name="T13">— </text:span>наши обожаемые принцессы, и мы боимся их потерять, но мы для них <text:span text:style-name="T13">—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3">– </text:span>Дэш, я знаю. Просто не могу о ней забыть.</text:p>
      <text:p text:style-name="P58">Пегаска тяжело поднялась.</text:p>
      <text:p text:style-name="P58"><text:span text:style-name="T13">– </text:span>Везёт же некоторым. <text:span text:style-name="T13">– </text:span>пробормотала она, раскрывая крылья для просушки.</text:p>
      <text:p text:style-name="P58"/>
      <text:p text:style-name="P58">…</text:p>
      <text:p text:style-name="P58"><text:soft-page-break/></text:p>
      <text:p text:style-name="P58"><text:span text:style-name="T13">– А </text:span>ты круто ныряешь<text:span text:style-name="T13">! – </text:span>уважительно заметила пегаска после нескольких минут молчания. <text:span text:style-name="T13">–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3">– </text:span>Это остатки былой славы. Мой институтский рекорд <text:span text:style-name="T13">—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А</text:span><text:span text:style-name="T34">нон, ты весь дрожишь! Тебе надо просушить шерсть. </text:span>Снимай-ка одежду! <text:span text:style-name="T13">–</text:span> <text:span text:style-name="T1">с</text:span>командовала <text:span text:style-name="T1">вдруг</text:span> Дэш.</text:p>
      <text:p text:style-name="P1"><text:span text:style-name="T13">–</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3">–</text:span> Куда это ты спрятался? <text:span text:style-name="T13">–</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3">–</text:span> Ты чего? <text:span text:style-name="T13">–</text:span> <text:span text:style-name="T1">в</text:span> конце-концов озадаченно спросила она. <text:span text:style-name="T13">–</text:span> Что-то не так?</text:p>
      <text:p text:style-name="P1"><text:span text:style-name="T13">–</text:span> Не так, <text:span text:style-name="T1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3">–</text:span> А с кем не так? Со мной? С тобой? Или вообще? <text:span text:style-name="T13">–</text:span> <text:span text:style-name="T1">д</text:span>опытывалась пегаска.</text:p>
      <text:p text:style-name="P1"><text:span text:style-name="T13">–</text:span> Наверное, со мной. <text:span text:style-name="T13">–</text:span> <text:span text:style-name="T1">я</text:span> завязал рукава куртки за спиной и вышел из-за куста. <text:span text:style-name="T13">–</text:span> Видишь ли, у нас, у людей, не принято находиться без одежды в обществе других… людей.</text:p>
      <text:p text:style-name="P1"><text:span text:style-name="T13">–</text:span> Ну и?</text:p>
      <text:p text:style-name="P1"><text:span text:style-name="T1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3">–</text:span> А какой смысл в этом правиле? Какую цель оно преследует?</text:p>
      <text:p text:style-name="P1"><text:span text:style-name="T1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3">–</text:span> Я знаю, что такое социальное табу, <text:span text:style-name="T13">–</text:span> важно кивнула Дэш. <text:span text:style-name="T13">–</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3">–</text:span> Вот видишь, ты меня правильно поняла. Описанные тобой табу у нас, кстати, тоже есть.</text:p>
      <text:p text:style-name="P1"><text:span text:style-name="T13">–</text:span> Но, с другой стороны, <text:span text:style-name="T13">–</text:span> продолжала пегаска, подходя ко мне поближе, <text:span text:style-name="T1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3">–</text:span> Дэш подошла вплотную, <text:span text:style-name="T13">–</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3">–</text:span> Дэш!.. Блин! <text:span text:style-name="T1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3">– </text:span>Ты так смешно выглядишь, когда пытаешься спрятаться. <text:span text:style-name="T13">–</text:span> <text:span text:style-name="T1">п</text:span>егаска, немного наклонив голову, наблюдала за моими попытками скрестить ноги и обнять колени руками. <text:span text:style-name="T13">–</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3">–</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3">–</text:span> А-ХА-ХА-ХА-ХА!!! <text:span text:style-name="T1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3">–</text:span> У тебя оригинальный способ исповедаться, Дэш. <text:span text:style-name="T13">–</text:span> наконец закашлялся я. <text:span text:style-name="T13">–</text:span> <text:span text:style-name="T1">Устроить кораблекрушение, з</text:span>атащить в укромное местечко, <text:span text:style-name="T1">а </text:span>под конец сорвать штаны и… <text:span text:style-name="T13">–</text:span> тут Дэш сама прыснула от смеха.</text:p>
      <text:p text:style-name="P1">Вдоволь отсмеявшись, Дэш ткнула меня носом в грудь и спросила:</text:p>
      <text:p text:style-name="P1"><text:span text:style-name="T13">–</text:span> И?</text:p>
      <text:p text:style-name="P1"><text:span text:style-name="T13">–</text:span> Что “и”?</text:p>
      <text:p text:style-name="P1"><text:span text:style-name="T13">–</text:span> Ты сказал: “ А под конец сорвать штаны и…” <text:span text:style-name="T13">–</text:span> вот я и хочу знать, что “и”?</text:p>
      <text:p text:style-name="P1">Я смутился.</text:p>
      <text:p text:style-name="P1"><text:span text:style-name="T13">–</text:span> Да ничего… Не бери в голову.</text:p>
      <text:p text:style-name="P1"><text:span text:style-name="T13">–</text:span> А я хочу брать! Какой ты всё-таки… <text:span text:style-name="T13">–</text:span> Дэш встала, потянувшись сначала передней половиной <text:span text:style-name="T1">тела</text:span>, <text:span text:style-name="T1">а </text:span>потом задней.</text:p>
      <text:p text:style-name="P1"><text:span text:style-name="T13">–</text:span> Какой?</text:p>
      <text:p text:style-name="P1"><text:span text:style-name="T13">–</text:span> Скучный <text:span text:style-name="T1">—</text:span> вот какой! <text:span text:style-name="T1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3">–</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1">Я не могу навязать тебе чувств…</text:span><text:span text:style-name="T25"> </text:span><text:span text:style-name="T31">Но если бы ты хотя бы согласился на физический контакт. Может быть, этого хватило бы, чтобы ты излечился.</text:span></text:p>
      <text:p text:style-name="P4">Я непонимающе смотрел на пегаску.</text:p>
      <text:p text:style-name="P1"><text:span text:style-name="T13">–</text:span> <text:span text:style-name="T1">Р</text:span>ешай. <text:span text:style-name="T13">–</text:span> <text:span text:style-name="T1">е</text:span>ё нос почти касался моего. <text:span text:style-name="T13">–</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3">–</text:span> Дэш, ты..?</text:p>
      <text:p text:style-name="P1"><text:span text:style-name="T13">–</text:span> Да, Дискорд тебя забери! Я предлагаю тебе ЗА-НЯТЬ-СЯ СЕК-СОМ со мной! <text:span text:style-name="T13">–</text:span> зло отчеканила пегаска. <text:span text:style-name="T13">–</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3">– </text:span><text:span text:style-name="T1">Я не умею. Неумеха. </text:span><text:span text:style-name="T13">–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3">–</text:span> Дэш!</text:p>
      <text:p text:style-name="P1"><text:span text:style-name="T13">–</text:span> Да? <text:span text:style-name="T13">–</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3">–</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3">–</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3">–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3">– </text:span>Хорошо, пусть это будет моей фантазией. А ты правда принимаешь меня?</text:p>
      <text:p text:style-name="P4"><text:span text:style-name="T13">– </text:span>Правда. Но…</text:p>
      <text:p text:style-name="P1"><text:span text:style-name="T13">–</text:span> Что?</text:p>
      <text:p text:style-name="P1"><text:span text:style-name="T13">–</text:span> Ты лежишь на мне.</text:p>
      <text:p text:style-name="P1"><text:span text:style-name="T13">–</text:span> Ну да, лежу, <text:span text:style-name="T13">–</text:span> Дэш ехидно улыбнулась и заёрзала животом. <text:span text:style-name="T13">–</text:span> А что?</text:p>
      <text:p text:style-name="P1"><text:span text:style-name="T13">–</text:span> А то, что в таком положении я до тебя не достану! У тебя слишком высоко расположена… <text:span text:style-name="T1">эмм</text:span>… анатомия.</text:p>
      <text:p text:style-name="P1"><text:span text:style-name="T13">–</text:span> Потерпи чуть-чуть, <text:span text:style-name="T13">–</text:span> пегаска хихикнула и снова заёрзала животом, прижав его ко мне. <text:span text:style-name="T13">–</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3">–</text:span> Дэш, <text:span text:style-name="T13">–</text:span> прошептал я, <text:span text:style-name="T1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3">–</text:span> Я чувствую тебя, <text:span text:style-name="T13">–</text:span> промурлыкала Дэш. <text:span text:style-name="T13">–</text:span> Видишь, это совсем не страшно, что я кобыл<text:span text:style-name="T98">к</text:span>а не твоего вида.</text:p>
      <text:p text:style-name="P1">Я начал почёсывать её шею у основания гривы.</text:p>
      <text:p text:style-name="P1"><text:span text:style-name="T13">–</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3">–</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3">–</text:span> <text:span text:style-name="T1">Да-а-а</text:span>. <text:span text:style-name="T13">–</text:span> <text:span text:style-name="T1">т</text:span>яжело дышала пегаска. <text:span text:style-name="T13">–</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3">–</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3">–</text:span> Чтобы поднять в воздух вес своего тела и ещё примерно такой же. <text:span text:style-name="T98">Это мне Твайлайт сказала</text:span>… <text:span text:style-name="T13">–</text:span> прошептала пегаска и закрыла глаза, уткнувшись носом мне в <text:span text:style-name="T1">плечо</text:span>. Дыхание у неё стало прерывистым.</text:p>
      <text:p text:style-name="P1"><text:span text:style-name="T13">–</text:span> А как вы удерживаетесь на облаках? Ведь вы при этом не машете крыльями? <text:span text:style-name="T1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3">–</text:span> <text:span text:style-name="T1">Анон</text:span>, не издевайся, <text:span text:style-name="T13">–</text:span> пегаска нервно хихикнула и вдруг стала нежно, кончиками губ, жевать мочку моего уха. <text:span text:style-name="T13">–</text:span> Я не-мо-гу думать в та-ком… <text:span text:style-name="T1">м-м-м…</text:span> состоянии.</text:p>
      <text:p text:style-name="P1"><text:span text:style-name="T13">–</text:span> Дэш, <text:span text:style-name="T13">–</text:span> рассмеялся я, <text:span text:style-name="T13">–</text:span> отпусти ухо!</text:p>
      <text:p text:style-name="P1"><text:span text:style-name="T13">–</text:span> Отпускаю, <text:span text:style-name="T13">–</text:span> шепнула пегаска мне в ухо. <text:span text:style-name="T13">–</text:span> А ты вытаскивай из меня палец и займись делом.</text:p>
      <text:p text:style-name="P1">С этими словами пегаска встала.</text:p>
      <text:p text:style-name="P58"/>
      <text:h text:style-name="Heading_20_2" text:outline-level="2">19. <text:span text:style-name="T1">Понивилль. Фейс-контроль </text:span></text:h>
      <text:p text:style-name="P40"/>
      <text:p text:style-name="P58">«<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 «<text:span text:style-name="T2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3">–</text:span> Про меня таки забыли. Отлично.</text:p>
      <text:p text:style-name="P58"><text:span text:style-name="T13">–</text:span> Не уверена. <text:span text:style-name="T13">–</text:span> <text:s/>пегаска почесала затылок. <text:span text:style-name="T13">–</text:span> Там на столбах повсюду висят объявления. За твою голову предлагают пятьдесят тысяч.</text:p>
      <text:p text:style-name="P58"><text:span text:style-name="T13">–</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3">– </text:span>Твайлайт, привет! Мы вернулись! <text:span text:style-name="T13">–</text:span> я широко улыбнулся и захлопнул за собой дверь.</text:p>
      <text:p text:style-name="P58"><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3">– К</text:span>АКОГО ХУЯ?!! Твайлайт, ёб твою понимать, ты ч<text:span text:style-name="T99">его</text:span> творишь? <text:span text:style-name="T13">– </text:span>я вцепился в ручку двери.</text:p>
      <text:p text:style-name="P58"><text:span text:style-name="T13">– </text:span>Твайли, ты чего? <text:span text:style-name="T13">– </text:span>брыкалась Дэш. <text:span text:style-name="T13">– </text:span>Немедленно опусти меня на пол!</text:p>
      <text:p text:style-name="P58"><text:span text:style-name="T13">– </text:span>Извини, Дэши. <text:span text:style-name="T13">– </text:span>скороговоркой бормотала лавандовая единорожка, нервно хихикая. <text:span text:style-name="T13">–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3">– </text:span>А-А-А-А-А-А!!! <text:span text:style-name="T13">–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3">– </text:span>Не беспокойся, Анон-с-вероятностью-пятьдесят-процентов, больно не будет. Не должно быть, во всяком случае. <text:span text:style-name="T13">– </text:span>суетилась единорожка, закрепляя мои руки и ноги в браслетах. <text:span text:style-name="T13">–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3">– Н</text:span>е пытайся. <text:span text:style-name="T13">– </text:span>единорожка покачала головой. <text:span text:style-name="T13">–</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3">–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3">– </text:span>Нет-нет-нет, куда же ты! <text:span text:style-name="T13">– </text:span>магическая аура подхватила меня на полпути к ступенькам. <text:span text:style-name="T13">–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3">– </text:span>Твайлайт, не смей! <text:span text:style-name="T13">– </text:span>хриплым от ужаса голосом прошептал я. <text:span text:style-name="T13">– </text:span>Я тебе потом сниться буду!</text:p>
      <text:p text:style-name="P58"><text:span text:style-name="T13">–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8">Скальпель с огромной скоростью метнулся ко мне.</text:p>
      <text:p text:style-name="P58"><text:span text:style-name="T13">– </text:span>А-А-А-А-А-А!</text:p>
      <text:p text:style-name="P58">Вжик-вжик-вжик!</text:p>
      <text:p text:style-name="P58">Лоскутья одежды полетели на пол. Я лежал на столе нагой, как новорождённый, и орал соответственно.</text:p>
      <text:p text:style-name="P58"><text:span text:style-name="T13">– О</text:span>у! <text:span text:style-name="T64">Что-то новенькое! </text:span>Это надо задокументировать, хи-хи.</text:p>
      <text:p text:style-name="P58">Невесть откуда взявшийся фотоаппарат сделал несколько снимков моего естества в разных ракурсах.</text:p>
      <text:p text:style-name="P58"><text:soft-page-break/><text:span text:style-name="T13">– </text:span>Хрен-то тебе зачем? <text:span text:style-name="T13">– </text:span>с бессильной злостью спросил я. <text:span text:style-name="T13">– </text:span><text:span text:style-name="T64">Т</text:span>ы собираешься устроить филиал порнхаба для пони-извращенцев?</text:p>
      <text:p text:style-name="P58"><text:span text:style-name="T13">–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text:span text:style-name="T99">ни в одной попытке</text:span>.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3">–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3">– </text:span>А если попроще?</text:p>
      <text:p text:style-name="P58"><text:span text:style-name="T13">– </text:span>Если ты — клон, то превратишься в исходные десять-пятнадцать килограммов песка. Как и все предыдущие. <text:span text:style-name="T13">– </text:span>единорожка указала на ящик с песком, стоящий у противопожарного щита.<text:span text:style-name="T13">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3">– </text:span>Стой! <text:span text:style-name="T13">– </text:span>я лихорадочно искал повод затянуть процесс. <text:span text:style-name="T13">– </text:span>Но ты же не знаешь, каковы могут быть последствия, если я НЕ клон!</text:p>
      <text:p text:style-name="P58"><text:span text:style-name="T13">– М</text:span>агнетрон вводит в резонанс только частицы магического субстрата. Тебе не о чём волноваться! Я абсолютно в этом уверена!</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3">–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8"><text:span text:style-name="T13">–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3">–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3">– </text:span>А-А-А-А-А-А!!!</text:p>
      <text:p text:style-name="P58"/>
      <text:p text:style-name="P59">***</text:p>
      <text:p text:style-name="P59"><text:soft-page-break/></text:p>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3">– </text:span>Никогда, слышишь, никогда больше не смей подымать меня…</text:p>
      <text:p text:style-name="P58"><text:span text:style-name="T13">– </text:span>Откуда я знала, что резонансное заклинание так среагирует на…</text:p>
      <text:p text:style-name="P58"><text:span text:style-name="T13">– А</text:span>нон? <text:span text:style-name="T13">– </text:span>пегаска заметила, что я открыл глаза. <text:span text:style-name="T13">– </text:span>Ты в порядке?</text:p>
      <text:p text:style-name="P58">Я издал нечто среднее между брачным рёвом лося и стоном умирающего слона.</text:p>
      <text:p text:style-name="P58"><text:span text:style-name="T13">– </text:span>Я не предполагала, что заклинание магического резонанса нейтрально реагирует только на истинную ткань НАШЕЙ реальности. <text:span text:style-name="T13">– </text:span>зачастила единорожка. <text:span text:style-name="T13">–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3">– </text:span>Но не магнетрон. <text:span text:style-name="T13">– </text:span>заметила Дэш. <text:span text:style-name="T13">–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
      <text:p text:style-name="P58"><text:span text:style-name="T13">– </text:span>Итак, мы:</text:p>
      <text:p text:style-name="P58">а) Имеем резонаторные рубины для ускорителя.</text:p>
      <text:p text:style-name="P58">б) После исчезновения принцессы Селестии, не имеем <text:s/>возможности контролировать усиленное ускорителем <text:s/>заклинание Прозрения.</text:p>
      <text:p text:style-name="P58"/>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 Во <text:span text:style-name="T100">этом</text:span> случае вероятность возникновения крупной энергомагической вспышки я оцениваю как один к трём.</text:p>
      <text:p text:style-name="P58"/>
      <text:p text:style-name="P58"><text:span text:style-name="T13">– Н</text:span>е умничай, сахарок! Ш<text:span text:style-name="T100">т</text:span>о ты имеешь ввиду под «крупной энергомагической вспышкой»? <text:span text:style-name="T13">– </text:span>почесала в затылке Эпплджек. <text:span text:style-name="T13">– </text:span>Нам хватит ведра воды, <text:span text:style-name="T101">ш</text:span>тоб её потушить?</text:p>
      <text:p text:style-name="P58"><text:span text:style-name="T13">–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3">– </text:span>Конски яблоки! <text:span text:style-name="T13">– </text:span>выругалась Эпплджек. <text:span text:style-name="T13">–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3">– </text:span>Ты хорошо подумала? <text:span text:style-name="T13">– в</text:span>торила ей Рэйнбоу Дэш. <text:span text:style-name="T13">– </text:span>В Эквестрии десятки таких городов, как Понивилль! Мы не можем махнуть на них крылом!</text:p>
      <text:p text:style-name="P58"><text:span text:style-name="T13">– </text:span>Тебе-то на Понивилль точно махать! <text:span text:style-name="T13">– </text:span>огрызнулась фермерша. <text:span text:style-name="T13">– Т</text:span>вой дом, поди, не зацепит.</text:p>
      <text:p text:style-name="P58"><text:soft-page-break/><text:span text:style-name="T13">– </text:span>Что ты сказала? А ну, повтори? <text:span text:style-name="T13">– </text:span>взвилась пегаска.</text:p>
      <text:p text:style-name="P58"><text:span text:style-name="T13">– </text:span>Не ссорьтесь, девчонки. <text:span text:style-name="T13">– </text:span>встрял я. <text:span text:style-name="T13">– </text:span>Ничем рисковать не придётся. У меня есть другой вариант. Я ещё в Фетлоке о нём вспомнил.</text:p>
      <text:p text:style-name="P58"><text:span text:style-name="T13">– </text:span>Ась?</text:p>
      <text:p text:style-name="P58"><text:span text:style-name="T13">– </text:span>Что?</text:p>
      <text:p text:style-name="P58"><text:span text:style-name="T13">– </text:span>Какой? <text:span text:style-name="T13">– </text:span>разом <text:span text:style-name="T13">о</text:span>бернулась ко мне компания.</text:p>
      <text:p text:style-name="P58"><text:span text:style-name="T13">– </text:span>Элементы Гармонии. Ты говорила, <text:span text:style-name="T13">– </text:span>обратился я к Твайлайт, <text:span text:style-name="T13">– </text:span>что их сила на одном уровне с аликорньей.</text:p>
      <text:p text:style-name="P58"><text:span text:style-name="T13">–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3">– Л</text:span>ягать! <text:span text:style-name="T13">– </text:span>сморщилась Эпплджек. <text:span text:style-name="T13">– </text:span>У меня после ожерелья Честности в башке гудит, ш<text:span text:style-name="T101">т</text:span>о после маковского сидра!</text:p>
      <text:p text:style-name="P58"><text:span text:style-name="T13">–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3">– </text:span>Рэр, иногда лучше жевать, чем говорить. Вот честно!</text:p>
      <text:p text:style-name="P58"><text:span text:style-name="T13">– </text:span>Как пожелаешь! Анон, <text:span text:style-name="T13">– </text:span>повернулась ко мне единорожка. <text:span text:style-name="T13">–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Я прыгал на одной ноге, натягивая джинсы.</text:p>
      <text:p text:style-name="P58"><text:span text:style-name="T13">– </text:span>Они лежали в нагрудном кармане рубашки.</text:p>
      <text:p text:style-name="P58">Твайлайт отвлеклась от доски.</text:p>
      <text:p text:style-name="P58"><text:span text:style-name="T13">–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3">– </text:span>Вот, прибрался малёхо. Но с потолка сажу ещё не успел счистить, там стремянка нужна.</text:p>
      <text:p text:style-name="P58"><text:span text:style-name="T13">– </text:span>Спайки-Вайки, не выкидывай одежду, пожалуйста. В ней должны быть рубины.</text:p>
      <text:p text:style-name="P58"><text:span text:style-name="T13">– </text:span>Какие ещё рубины? <text:span text:style-name="T13">– </text:span>переспросил Спайк и зажевал быстрее.</text:p>
      <text:p text:style-name="P58"><text:span text:style-name="T13">–</text:span> Резонаторные! <text:span text:style-name="T13">–</text:span> холодея, ответил я. <text:span text:style-name="T13">– </text:span>В кармане рубашки должны лежать четыре кристалла.</text:p>
      <text:p text:style-name="P58"><text:span text:style-name="T13">– Э</text:span>мм. Так это были резонаторные рубины? Предупреждать надо! Я думал, это мусор. <text:span text:style-name="T13">– </text:span>дракончик пожал плечами и выплюнул на лапу полтора камешка.</text:p>
      <text:p text:style-name="P27"/>
      <text:p text:style-name="P58">…</text:p>
      <text:p text:style-name="P58"/>
      <text:p text:style-name="P58"><text:span text:style-name="T13">–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3">– К</text:span>акой-то неправильный у Нон-нона смех! <text:span text:style-name="T13">– </text:span>голос Пинки был еле слышен из-под наваленных на меня подушек. <text:span text:style-name="T13">– <text:s/></text:span>И, мне кажется, сам Нон-нон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3">– Н</text:span>он-нон? Ты сейчас правильный, или нет?</text:p>
      <text:p text:style-name="P58"><text:span text:style-name="T13">– А</text:span>нон, ты как? Тебе уже лучше? <text:span text:style-name="T13">– </text:span>в прямоугольнике появилась голова Рэйнбоу Дэш.</text:p>
      <text:p text:style-name="P58"><text:span text:style-name="T13">– </text:span>Фигурально выражаясь, ты в себе? <text:span text:style-name="T13">– </text:span>вклинилась между ними Твайлайт Спаркл.</text:p>
      <text:p text:style-name="P58"><text:soft-page-break/><text:span text:style-name="T13">– </text:span>Столько ругательств на одном дыхании я не слышала даже от бабули, когда она зацепилась за порог и перевернула поднос с пирогами! <text:span text:style-name="T13">–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3">– </text:span>Отпустите. Я уже правильный. <text:span text:style-name="T13">–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3">– </text:span>Не огорчайся, ситуацию можно выправить. <text:span text:style-name="T13">– з</text:span>атараторила Твайлайт. <text:span text:style-name="T13">–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3">– </text:span>Ага, Твай по «жучкам» специалист! <text:span text:style-name="T13">– з</text:span>аявил Спайк из-за понячих крупов. <text:span text:style-name="T13">– </text:span>Иначе бы мы по уши завязли в долгах за электричество.</text:p>
      <text:p text:style-name="P58"><text:span text:style-name="T13">– </text:span>Спайк!!! Немедленно… <text:s/>сбегай к Кейкам за выпечкой! Нам всем нужно успокоиться.</text:p>
      <text:p text:style-name="P58"><text:span text:style-name="T13">– </text:span>Уже бегу!</text:p>
      <text:p text:style-name="P58"/>
      <text:p text:style-name="P59">***</text:p>
      <text:p text:style-name="P58"/>
      <text:p text:style-name="P58">В <text:span text:style-name="T101">читальном </text:span>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3">– </text:span>Ты точно знаешь, ш<text:span text:style-name="T102">т</text:span>о делаешь? <text:span text:style-name="T13">– </text:span>переспросила Эпплджек. <text:span text:style-name="T13">– </text:span>Мне бы не хотелось, чтоб от Понивилля остались одни головешки.</text:p>
      <text:p text:style-name="P58"><text:span text:style-name="T13">– </text:span>Не беспокойся, <text:span text:style-name="T102">у меня </text:span>всё просчитано. Я уверена, я подчёркиваю, я абсолютно уверена в безопасности эксперимента!</text:p>
      <text:p text:style-name="P58"><text:span text:style-name="T13">– </text:span>Ой, ш<text:span text:style-name="T102">т</text:span>о-то мне нехорошо становится, когда ты так говоришь…</text:p>
      <text:p text:style-name="P58"><text:span text:style-name="T13">– </text:span><text:span text:style-name="T20">Кобылки</text:span>,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3">–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20. В<text:span text:style-name="T1">еликое Откровение</text:span></text:h>
      <text:p text:style-name="P40"/>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text:span text:style-name="T103">далёкую вершину</text:span>.</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text:span text:style-name="T104">и </text:span>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правляюсь через пропасть.</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8"/>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text:span><text:span text:style-name="T10">п</text:span><text:span text:style-name="T9">ринцесса Луна </text:span><text:span text:style-name="T10">отказалась общаться с </text:span><text:span text:style-name="T9">делегаци</text:span><text:span text:style-name="T10">ей</text:span><text:span text:style-name="T9">, скрывшись в башне. Секретарь выступил с </text:span><text:span text:style-name="T10">ранее </text:span><text:span text:style-name="T9">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text:span><text:span text:style-name="T10">пони</text:span><text:span text:style-name="T9"> грозит развоплощение</text:span><text:span text:style-name="T1">».</text:span></text:p>
      <text:p text:style-name="P58"/>
      <text:p text:style-name="P58">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3">– </text:span>А-а-а, ты всё-таки пришёл… <text:span text:style-name="T13">–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3">–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8"><text:span text:style-name="T13">–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8"><text:span text:style-name="T13">–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3">–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3">– </text:span>Открой балкон. Мы призвали Найтмэр, чтобы подольше продержаться. Этой сучке из племени виндиго нужен ветер.</text:p>
      <text:p text:style-name="P58"><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3">– </text:span>Сожалеем, что не можем убить тебя.</text:p>
      <text:p text:style-name="P58">Обернувшись я встречаюсь с рогом аликорницы, нацеленным мне в грудь.</text:p>
      <text:p text:style-name="P58"><text:span text:style-name="T13">–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3">– </text:span>Но что в Нашей власти — так это вышвырнуть тебя отсюда!</text:p>
      <text:p text:style-name="P58">Я снова отступаю. Я помню, что балкон метра три в ширину и без перил. И хоть я осознаю, что это сон, мне страшно до онемения.</text:p>
      <text:p text:style-name="P58"><text:span text:style-name="T13">–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3">– </text:span>Кимеринн погиб, чтобы ты жил.</text:p>
      <text:p text:style-name="P58">Шаг назад.</text:p>
      <text:p text:style-name="P58"><text:span text:style-name="T13">– </text:span>Сел осталась без магии и развоплотилась из-за тебя.</text:p>
      <text:p text:style-name="P58">Шаг назад.</text:p>
      <text:p text:style-name="P58"><text:span text:style-name="T13">– </text:span>Столько надежд впустую. <text:span text:style-name="T111">Сколько ожиданий!</text:span>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сине-зелёную мглу, усыпанную звёздами.</text:p>
      <text:p text:style-name="P58"/>
      <text:p text:style-name="P58">…</text:p>
      <text:p text:style-name="P40"/>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text:soft-page-break/>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8">Я ВИЖУ!!! ПРОКЛЯТЬЕ, КАК ВСЁ ПРОСТО!!!</text:p>
      <text:p text:style-name="P58">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8"><text:span text:style-name="T13">– </text:span>Ты ведь вернёшься в Эквестрию? Не говори им, что увидел там! <text:span text:style-name="T13">–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3">– </text:span>Как тебя зовут, малышка? Я постараюсь найти тебя. Может быть, ещё не поздно.</text:p>
      <text:p text:style-name="P58">Пегаска приветственно машет копытом.</text:p>
      <text:p text:style-name="P27"><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text:span text:style-name="T111">очереди</text:span> высокую светлую фигуру с сияющим ореолом гривы, <text:span text:style-name="T111">окружённую ищущими поддержки пони</text:span>, после чего сознание гаснет.</text:p>
      <text:p text:style-name="P73"/>
      <text:p text:style-name="P59">***</text:p>
      <text:p text:style-name="P59"/>
      <text:p text:style-name="P1"><text:span text:style-name="T13">–</text:span> А<text:span text:style-name="T1">нон? </text:span>Вставай! <text:span text:style-name="T13">–</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3">–</text:span> Твайлайт? <text:span text:style-name="T13">–</text:span> Взгляд сфокусировался на лавандовой единорожке, озабоченно осматривающей меня и продолжающей массаж области сердца.</text:p>
      <text:p text:style-name="P1"><text:span text:style-name="T13">–</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3">– </text:span>Ну ш<text:span text:style-name="T111">т</text:span>о? Увидел ш<text:span text:style-name="T111">т</text:span>о-нибудь, сахарок?</text:p>
      <text:p text:style-name="P58">Пони уставились на меня с надеждой.</text:p>
      <text:p text:style-name="P58"><text:span text:style-name="T13">– </text:span>Да.</text:p>
      <text:p text:style-name="P58">Откровение давило на психику как тонна кирпичей. Я не знал, что им сказать. Я не мог.</text:p>
      <text:p text:style-name="P58"><text:span text:style-name="T13">– П</text:span>ревосходно!</text:p>
      <text:p text:style-name="P58"><text:span text:style-name="T13">– </text:span>Это просто супер-дупер-здоровски-потрясно!</text:p>
      <text:p text:style-name="P58"><text:span text:style-name="T13">– </text:span>Йей!</text:p>
      <text:p text:style-name="P58"><text:span text:style-name="T13">– </text:span>Ю-ху!</text:p>
      <text:p text:style-name="P58"><text:span text:style-name="T13">– О</text:span>фигенно! Мы победили! Анон, ты молодец!</text:p>
      <text:p text:style-name="P58"><text:span text:style-name="T13">– </text:span>Замечательно! Секундочку, я приготовлю дневник…</text:p>
      <text:p text:style-name="P58">Восторг пони постепенно сменился ожиданием. Я молчал.</text:p>
      <text:p text:style-name="P58"><text:soft-page-break/><text:span text:style-name="T13">– </text:span>Эмм? И что же ты увидел? <text:span text:style-name="T13">– </text:span>не выдержала Твайлайт.</text:p>
      <text:p text:style-name="P58"><text:span text:style-name="T13">– </text:span>Я… не могу сказать этого.</text:p>
      <text:p text:style-name="P58">Ожидание сменилось недоумением. Рэйнбоу Дэш насмешливо скривила губы.</text:p>
      <text:p text:style-name="P58"><text:span text:style-name="T13">– </text:span>Да ладно! Кончай прикалываться, Анон, мы же ждём! Шутка зачлась!</text:p>
      <text:p text:style-name="P58"><text:span text:style-name="T13">– </text:span>Не могу!!!</text:p>
      <text:p text:style-name="P58"/>
      <text:p text:style-name="P58">…</text:p>
      <text:p text:style-name="P58"/>
      <text:p text:style-name="P58">Молчание прервала Эпплджек.</text:p>
      <text:p text:style-name="P58"><text:span text:style-name="T13">– </text:span>Сахарок, с тобой всё в порядке?</text:p>
      <text:p text:style-name="P58">Дэш подошла ко мне вплотную, обняла меня за шею и прижалась нос к носу.</text:p>
      <text:p text:style-name="P58"><text:span text:style-name="T13">– Анон</text:span>, ты чего? <text:span text:style-name="T13">– </text:span>прошептала она. <text:span text:style-name="T13">– </text:span>Тебя во сне кто-то заколдовал? Мигни мне правым глазом, если да.</text:p>
      <text:p text:style-name="P58">Я высвободился из объятий пегаски.</text:p>
      <text:p text:style-name="P58"><text:span text:style-name="T13">– </text:span>Со мной всё в порядке. <text:span text:style-name="T13">– </text:span>объявил я. <text:span text:style-name="T13">–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3">– </text:span>Конски яблоки! Вот это поворот! А мне так хотелось узнать, ш<text:span text:style-name="T111">т</text:span>о за нечисть тут орудует!</text:p>
      <text:p text:style-name="P58"><text:span text:style-name="T13">–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3">–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8"><text:span text:style-name="T13">– </text:span>Рэр, отвали!</text:p>
      <text:p text:style-name="P58"><text:span text:style-name="T13">– </text:span>Оу, какие страсти! Ладно-ладно, не сердись, дорогая, не мешаю!</text:p>
      <text:p text:style-name="P58"><text:span text:style-name="T13">–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8"><text:span text:style-name="T13">–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3">– </text:span>Стойте!</text:p>
      <text:p text:style-name="P151">Твайлайт подняла вверх копыто, призывая к тишине. Потом откуда-то из дальнего шкафа к ней приплыла «Основы заклятий»<text:span text:style-name="T13"> Стар Свирла. </text:span>Единорожка нацепила очки и принялась перелистывать книгу, бормоча под нос названия глав.</text:p>
      <text:p text:style-name="P58"><text:span text:style-name="T13">– </text:span>Ага, вот! Нашла! Анон прав! В «Заклинании Последнего Шанса» есть такое! <text:span text:style-name="T13">– </text:span>единорожка принялась зачитывать отрывок.</text:p>
      <text:p text:style-name="P58">…</text:p>
      <text:p text:style-name="P58">«<text:span text:style-name="T15">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5">слишком громко думать. И сообщить способ спасения — означает его разрушить.</text:span>»</text:p>
      <text:p text:style-name="P58">…</text:p>
      <text:p text:style-name="P58"><text:soft-page-break/><text:span text:style-name="T13">– </text:span>Ты хочешь сказать, если Анон нам сообщит, в чём причина всей этой фигни, мы не сможем её исправить? <text:span text:style-name="T13">– </text:span>Дэш повернулась ко мне. <text:span text:style-name="T13">–</text:span> А как мы её исправим, если не будем знать, что исправлять? Хренотень какая-то!</text:p>
      <text:p text:style-name="P58">Пегаска сжала голову копытами. Твайлайт просветлела мордочкой и подбежала к доске.</text:p>
      <text:p text:style-name="P58"><text:span text:style-name="T13">–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3">– </text:span>Предположим, в коробке заперт кот. <text:span text:style-name="T13">– н</text:span>арисованный кот упирался лапами в крышку коробки, явно пытаясь выбраться.</text:p>
      <text:p text:style-name="P58"><text:span text:style-name="T13">–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8"><text:span text:style-name="T13">– </text:span>Бедный котик. <text:span text:style-name="T13">– </text:span>прошептала Флаттершай.</text:p>
      <text:p text:style-name="P58">Я насторожился, услышав знакомое заклинание.</text:p>
      <text:p text:style-name="P58"><text:span text:style-name="T13">– </text:span>Стой! Откуда тебе известно про заклинание Стирания?</text:p>
      <text:p text:style-name="P58"><text:span text:style-name="T13">–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3">Магическо</text:span>м<text:span text:style-name="T13"> </text:span>В<text:span text:style-name="T13">естник</text:span>е», а профессор Шротингер построил на её базе свой мысленный эксперимент.</text:p>
      <text:p text:style-name="P58"><text:span text:style-name="T13">– </text:span>Гм. Ну ладно, продолжай.</text:p>
      <text:p text:style-name="P58"><text:span text:style-name="T13">– </text:span>Так вот, по условию эксперимента известно, что вероятность того, что кто-то откроет ящик, ненулевая.</text:p>
      <text:p text:style-name="P58"><text:span text:style-name="T13">– </text:span>И что это означает, дорогая? <text:span text:style-name="T13">– </text:span>спросила Рэрити.</text:p>
      <text:p text:style-name="P58"><text:span text:style-name="T13">– </text:span>Это значит, что кто-нибудь когда-нибудь обязательно откроет его.</text:p>
      <text:p text:style-name="P58"><text:span text:style-name="T13">– </text:span>У меня щас башка лопнет! <text:span text:style-name="T13">– </text:span>пожаловалась Дэш. <text:span text:style-name="T13">– </text:span>Так всё-таки, когда этот <text:span text:style-name="T112">ляганный</text:span> ящик откроют?</text:p>
      <text:p text:style-name="P58"><text:span text:style-name="T13">–</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3">–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3">–</text:span> То есть, ты хошь сказать, ш<text:span text:style-name="T112">т</text:span>о мы все — навроде этого кота, а Анон боится открыть ящик? Ш<text:span text:style-name="T112">т</text:span>об мы не исчезли окончательно?</text:p>
      <text:p text:style-name="P58"><text:span text:style-name="T13">– </text:span>Нечто вроде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3">–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8"><text:soft-page-break/>…</text:p>
      <text:p text:style-name="P58"><text:span text:style-name="T13">– </text:span>Лягать! <text:span text:style-name="T13">– </text:span>выругалась Дэш. <text:span text:style-name="T13">– </text:span>Значит, наши усилия по доставке резонаторов пошли лесом.</text:p>
      <text:p text:style-name="P58"><text:span text:style-name="T13">–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3">– </text:span>Тихо! Спайк, будь добр, сбегай к Кейкам за выпечкой. Нам надо успокоиться. Анон, хоть про Селестию ты нам можешь рассказать?</text:p>
      <text:p text:style-name="P58"><text:span text:style-name="T13">– </text:span>Могу. <text:span text:style-name="T13">– </text:span>пожал плечами я. <text:span text:style-name="T13">– </text:span>Она в моём мире. Но не спрашивайте меня, как её вернуть — я не знаю.</text:p>
      <text:p text:style-name="P58"><text:span text:style-name="T13">– А </text:span>как ты узнал… <text:span text:style-name="T13">– </text:span>начала было единорожка, но её перебил напряжённый голос Спайка.</text:p>
      <text:p text:style-name="P58"><text:span text:style-name="T13">– </text:span>Твай! <text:span text:style-name="T13">– </text:span>дракончик стоял в дверях спиной к нам. <text:span text:style-name="T13">– </text:span>У нас гости.</text:p>
      <text:p text:style-name="P58">Спайк попятился назад. Дверь широко растворилась и в библиотеку вошла Луна.</text:p>
      <text:p text:style-name="P58"/>
      <text:h text:style-name="Heading_20_2" text:outline-level="2"><text:span text:style-name="T1">2</text:span>1.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8"><text:span text:style-name="T13">– Анон</text:span>,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3">– </text:span>Не так быстро, Рэйнбоу Дэш! <text:span text:style-name="T13">– </text:span>ледяным голосом Луны можно было нарезать воду кубиками для мартини. <text:span text:style-name="T13">– </text:span>Нам есть о чём поговорить с приматом!</text:p>
      <text:p text:style-name="P58">Мы с пегаской застыли в синем левитационном поле и поплыли к Луне.</text:p>
      <text:p text:style-name="P58"><text:span text:style-name="T13">–</text:span> Нет-нет-нет, постойте! <text:span text:style-name="T13">–</text:span> заявила вдруг Твайлайт. <text:span text:style-name="T13">–</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 Ты был несправделив к книгоежке, Анон!</text:p>
      <text:p text:style-name="P58"><text:span text:style-name="T13">–</text:span> Что? Мы не ослышались? ТЫ СМЕЕШЬ МЕШАТЬ НАМ?!!</text:p>
      <text:p text:style-name="P58">Нас опять потащило к Луне. Дэш подпёрла голову копытом, закатила глаза и скорчила скучающую мину.</text:p>
      <text:p text:style-name="P58"><text:span text:style-name="T13">–</text:span> Мне очень жаль, Ваше Высочество, но Селестия назначила Анонимуса МОИМ начальником, и этот приказ НИКТО не отменял! Он МОЙ!</text:p>
      <text:p text:style-name="P58">В голосе лавандовой единорожки звучал металл. Мы опять полетели к Твайлайт.</text:p>
      <text:p text:style-name="P58"><text:span text:style-name="T13">–</text:span> ДОВОЛЬНО! НАМ НАДОЕЛА ЭТА НЕПОКОРНОСТЬ! ПОЗНАЙ ГНЕВ ПРИНЦЕССЫ НОЧИ!!!</text:p>
      <text:p text:style-name="P58"><text:span text:style-name="T13">–</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text:soft-page-break/>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3">–</text:span> Ай, бля! <text:span text:style-name="T13">–</text:span> в последний момент чей-то луч отрикошетил от магического поля и впился мне в лодыжку. Нога моментально онемела.</text:p>
      <text:p text:style-name="P58"><text:span text:style-name="T13">–</text:span> Не волнуйся, это парализующий луч. Твай таким махалась с Трикси. Пройдёт через полчаса. <text:span text:style-name="T13">–</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3">– </text:span>Не вынуждай Нас идти на крайние меры! <text:span text:style-name="T13">– </text:span>отдувалась Луна. <text:span text:style-name="T13">–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3">– В</text:span>есьма прискорбно, Ваше Высочество, но вынуждена отказать! <text:span text:style-name="T13">– </text:span>переводила дыхание Твайлайт.<text:span text:style-name="T13"> –</text:span> Исключительно по субординационным причинам! Приказ Её Дневного Высочества имеет более высокий приоритет над Вашим!</text:p>
      <text:p text:style-name="P58"><text:span text:style-name="T13">– </text:span>Тогда найди Нам это твоё Дневное Высочество! <text:span text:style-name="T13">– </text:span>взвыла Луна. <text:span text:style-name="T13">– </text:span>В отсутствие Дневной Главы Диархии все дела ведёт Ночная!!!</text:p>
      <text:p text:style-name="P58"><text:span text:style-name="T13">–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3">– </text:span>Дискордова бюрократия! <text:span text:style-name="T13">– </text:span>буркнула аликорница. <text:span text:style-name="T13">–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3">– О</text:span>хренеть! <text:span text:style-name="T13">– </text:span>чертыхнулся Спайк. <text:span text:style-name="T13">– </text:span><text:s/>Твай, она создаёт сферу стихий!</text:p>
      <text:p text:style-name="P58"><text:span text:style-name="T13">– </text:span>Вижу! <text:span text:style-name="T13">– </text:span>донёсся голос единорожки из-под потолка. <text:span text:style-name="T13">– </text:span>Задействую план «Д»!</text:p>
      <text:p text:style-name="P58">В центре круга, образованного Элементами Гармонии, образовался светло-голубой тороид<text:note text:id="ftn15" text:note-class="footnote"><text:note-citation>15</text:note-citation><text:note-body><text:p text:style-name="P143">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8"><text:span text:style-name="T13">– </text:span>Эмм, это что-то новенькое, я такого заклинания вообще не знаю. <text:span text:style-name="T13">– </text:span>почесал в затылке Спайк. <text:span text:style-name="T13">–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3">– </text:span>Погоди. У меня есть вариант получше.</text:p>
      <text:p text:style-name="P58">Я вылез из-под шкафа и попрыгал на одной ноге в центр зала.</text:p>
      <text:p text:style-name="P58"><text:span text:style-name="T13">– </text:span>Стойте! Прекратите! Да остановитесь же!!!</text:p>
      <text:p text:style-name="P58">Аликорница и шестёрка уставились на меня.</text:p>
      <text:p text:style-name="P58"><text:soft-page-break/><text:span text:style-name="T13">–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3">– </text:span>Ты так говоришь, как будто непричастен к исчезновению Сестры! <text:span text:style-name="T13">– </text:span>к Луне вернулась властная интонация, но фиолетовый шар перестал расти. <text:span text:style-name="T13">– </text:span>Мы не верим тебе! Если попробуешь обмануть Нас и скрыться, даже Тартар покажется тебе курортом!</text:p>
      <text:p text:style-name="P58"><text:span text:style-name="T13">–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8"><text:span text:style-name="T13">– </text:span>Как ты её назвал? <text:span text:style-name="T13">– </text:span>отвалилась челюсть у аликорницы.</text:p>
      <text:p text:style-name="P58"><text:span text:style-name="T13">– </text:span>Эмм, мне неудобно вмешиваться, но вынуждена вас перебить. <text:span text:style-name="T13">– </text:span>встряла Твайлайт. <text:span text:style-name="T13">– </text:span>Это было экспериментальное заклинание. Локальная заморозка времени. Я, эмм, не предусмотрела возможности его отмены…</text:p>
      <text:p text:style-name="P58"><text:span text:style-name="T13">– </text:span>Что? <text:span text:style-name="T13">–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3">–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3">– </text:span>Что тут случилось? Почему все висят в воздухе? И всё вот это?</text:p>
      <text:p text:style-name="P58">Голос Спайка откуда-то из подвала ответил:</text:p>
      <text:p text:style-name="P58"><text:span text:style-name="T13">– </text:span>Потому что Твайлайт остановила время. В радиусе девяти метров, как мне кажется. Или десяти.</text:p>
      <text:p text:style-name="P58"><text:span text:style-name="T13">– </text:span>В двенадцати с половиной. <text:span text:style-name="T13">– </text:span>донёсся голос Твайлайт сверху. <text:span text:style-name="T13">–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3">– Н</text:span>Е ВЗДУМАЙ СЧИТАТЬ СЕБЯ ПОБЕДИТЕЛЬНИЦЕЙ! <text:span text:style-name="T13">– </text:span>загремело у меня в мозгу, в обоих сознаниях сразу. <text:span text:style-name="T13">–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3">–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oft-page-break/><text:span text:style-name="T13">–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3">–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3">–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3">–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3">– </text:span>Эмм, я вам подхожу?</text:p>
      <text:p text:style-name="P58"><text:span text:style-name="T13">– </text:span>КТО ТЫ? ПРЕДСТАВЬСЯ!</text:p>
      <text:p text:style-name="P58"><text:span text:style-name="T13">– </text:span>Эмм, Лира Хартстрингс, единорог. Я не то, чтобы маг, моя специализация — музыка…</text:p>
      <text:p text:style-name="P58"><text:span text:style-name="T13">– </text:span>ГОДИТСЯ! ТЫ ВИДИШЬ ТОЧКУ СИНГУЛЯРНОСТИ?</text:p>
      <text:p text:style-name="P58"><text:span text:style-name="T13">– </text:span>Эмм?</text:p>
      <text:p text:style-name="P58">Голос Спайка пояснил:</text:p>
      <text:p text:style-name="P58"><text:span text:style-name="T13">– </text:span>Вон та яркая искорка над лестницей, у которой вся картинка искривляется.</text:p>
      <text:p text:style-name="P58"><text:span text:style-name="T13">– </text:span>Да! Вижу.</text:p>
      <text:p text:style-name="P58"><text:span text:style-name="T13">– </text:span>ТЕПЕРЬ ЛЕВИТИРУЙ ПРИМАТА В ТОЧКУ СИНГУЛЯРНОСТИ.</text:p>
      <text:p text:style-name="P58"><text:span text:style-name="T13">– </text:span>Чего-о-о?!! <text:span text:style-name="T13">– </text:span>возопило моё малое сознание.</text:p>
      <text:p text:style-name="P58"><text:span text:style-name="T13">– </text:span>Эмм… Зачем?</text:p>
      <text:p text:style-name="P58"><text:span text:style-name="T13">–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3"> </text:span>НЕ ВОЛНУЙСЯ, ДВУНОГИЙ, ТЕБЕ ЭТО НЕ ПОВРЕДИТ.</text:p>
      <text:p text:style-name="P58"><text:span text:style-name="T13">– </text:span>Вы даёте слово, что человеку не будет причинён вред? <text:span text:style-name="T13">– </text:span>голос Лиры обрёл непривычную твёрдость.</text:p>
      <text:p text:style-name="P58"><text:span text:style-name="T13">– </text:span>КАК ТЫ СМЕЕШЬ СОМНЕВАТЬСЯ В НАС, СВОЕЙ ПРИНЦЕССЕ?</text:p>
      <text:p text:style-name="P58"><text:span text:style-name="T13">– Я </text:span>не сомневаюсь в вас, Ваше Высочество… Потому и требую слова!</text:p>
      <text:p text:style-name="P58"><text:span text:style-name="T13">–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3">– </text:span>Ну, блядь, спасибо! <text:span text:style-name="T13">– </text:span>подумал я.</text:p>
      <text:p text:style-name="P58"><text:span text:style-name="T13">–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soft-page-break/>…</text:p>
      <text:p text:style-name="P58"/>
      <text:p text:style-name="P58"><text:span text:style-name="T13">–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3">– </text:span>Проклятье! Тебе только Кэйдэнс осталось обрыгать для полной коллекции! <text:span text:style-name="T13">–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3">– </text:span>Так шта не так уж сильно мы и погудели с братюней на прошлый Канун горящего очага! <text:span text:style-name="T13">– </text:span>пробормотала Эпплджек, схватившись за голову. <text:span text:style-name="T13">–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3">– </text:span>Итак, Мы ждём <text:span text:style-name="T13">– а</text:span>ликорница смотрела на меня выжидающе. <text:span text:style-name="T13">–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3">–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3">– </text:span>Давай по-порядку. <text:span text:style-name="T13">– о</text:span>становила меня Луна. <text:span text:style-name="T13">–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3">–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3">– Ч</text:span>то? Остатки магии? <text:span text:style-name="T13">–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3">– </text:span>Мы проследили её сновидение до магической вспышки. <text:span text:style-name="T13">– п</text:span>одтвердила Луна. Её взгляд сверлил меня, улавливая малейшие изменения мимики. <text:span text:style-name="T13">– </text:span>Сел встречалась во сне с тобой. Ей пришлось потратить все силы на то, чтобы вырвать тебя из лап твоего мира.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3">– </text:span>Теперь ты понимаешь, почему Мы виним тебя в развоплощении сестры?</text:p>
      <text:p text:style-name="P58"><text:span text:style-name="T13">– </text:span>Да. Но послушай… Я не могу рассказать всё. <text:span text:style-name="T13">– </text:span>осторожно, как по горячим углям, начал я. <text:span text:style-name="T13">– </text:span>Это может натворить большую беду.</text:p>
      <text:p text:style-name="P58"><text:soft-page-break/>Луна пристально взглянула на меня и понимающе склонила голову.</text:p>
      <text:p text:style-name="P58"><text:span text:style-name="T13">– </text:span>Мы знаем, иногда так бывает. Продолжай.</text:p>
      <text:p text:style-name="P58"><text:span text:style-name="T13">–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8"><text:span text:style-name="T13">– </text:span>Да, помним.</text:p>
      <text:p text:style-name="P58"><text:span text:style-name="T13">–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3">–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3">–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3">–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3">– </text:span>Ты что-то недоговариваешь. <text:span text:style-name="T13">– </text:span>шепнула Луна почти ласково. <text:span text:style-name="T13">–</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8">Аликорница вернулась на место, воссоединившись с двойником.</text:p>
      <text:p text:style-name="P58"><text:span text:style-name="T13">– …</text:span>а <text:span text:style-name="T13">М</text:span>арк Ботвиний-младший упоминал в «Энциклопедии Арканум» о древнем божестве К<text:span text:style-name="T13">'</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3">– </text:span>Достаточно, Твайлайт. <text:span text:style-name="T13">– </text:span>остановила единорожку Луна. <text:span text:style-name="T13">–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3">–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3">– </text:span>Да, это может сработать. <text:span text:style-name="T13">– </text:span>кивнула Луна. <text:span text:style-name="T13">–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3">– </text:span>Разумеется, я помогу вам! <text:span text:style-name="T13">– </text:span>воскликнула Твайлайт с энтузиазмом. <text:span text:style-name="T13">– </text:span>У меня же есть опыт, хоть и не очень удачный.</text:p>
      <text:p text:style-name="P58">Луна сморщила нос при этих словах, но всё же кивнула.</text:p>
      <text:p text:style-name="P58"><text:soft-page-break/><text:span text:style-name="T13">–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3">– </text:span>Я приглашу их. Они не откажутся.</text:p>
      <text:p text:style-name="P58"><text:span text:style-name="T13">– </text:span>Что ж, ещё одной проблемой меньше. Теперь нужно решить, как найти Сел. Кто-то должен отправиться за ней.</text:p>
      <text:p text:style-name="P58"><text:span text:style-name="T13">– </text:span>Это, разумеется, буду я. <text:span text:style-name="T13">– п</text:span>ожал плечами я. <text:span text:style-name="T13">– Р</text:span>азумная пони там и шагу не сделает без того, чтобы не попасть в лабораторию к учёным или военным.</text:p>
      <text:p text:style-name="P58"><text:span text:style-name="T13">– </text:span>А если…</text:p>
      <text:p text:style-name="P58"><text:span text:style-name="T13">– </text:span>А если она прикинется неразумной, <text:span text:style-name="T13">– </text:span>предвосхитил я вопрос единорожки, <text:span text:style-name="T13">–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8"><text:span text:style-name="T13">– </text:span>Остаётся ещё одна проблема. <text:span text:style-name="T13">– </text:span>тихо сказала тёмная аликорница. <text:span text:style-name="T13">–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3">– </text:span>Я попробую подыскать подходящие заклинания для работы с флорой. <text:span text:style-name="T13">– </text:span>загорелась научным рвением Твайлайт. <text:span text:style-name="T13">–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3">– </text:span>Почему ты так опасаешься гибели Селестии? <text:span text:style-name="T13">– </text:span>наконец спросил я аликорницу. <text:span text:style-name="T13">– </text:span>Ведь вы бессмертны. Рано или поздно твоя сестра вернётся к тебе, как ты вернулась к ней через тысячу лет заточения.</text:p>
      <text:p text:style-name="P58"><text:span text:style-name="T13">– </text:span>Ха! <text:span text:style-name="T13">– </text:span>с горечью отозвалась Луна. <text:span text:style-name="T13">–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8"><text:span text:style-name="T13">–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3">–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3">– </text:span>Почему же ты не смогла найти меня с его помощью?</text:p>
      <text:p text:style-name="P58">Аликорница смутилась.</text:p>
      <text:p text:style-name="P58"><text:span text:style-name="T13">–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3">– </text:span>Да уж, успех тотальный. <text:span text:style-name="T13">– </text:span>скептически отозвался я, прислушиваясь к звукам уборки. <text:span text:style-name="T13">– </text:span>Я бы и сам к тебе заявился с результатами эксперимента, дай ты мне пару дней времени.</text:p>
      <text:p text:style-name="P58"><text:span text:style-name="T13">– </text:span>Как бы то ни было, <text:span text:style-name="T13">– </text:span>поджала губы Луна, <text:span text:style-name="T13">–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с подозрением. Что она знает о нас с Сел?</text:p>
      <text:p text:style-name="P58"><text:span text:style-name="T13">– </text:span>У нас было достаточно плодотворное сотрудничество. <text:span text:style-name="T13">– </text:span>осторожно начал я. <text:span text:style-name="T13">– </text:span>Хотя основную часть работы сделал я, Дэш и Твайлайт.</text:p>
      <text:p text:style-name="P58"><text:span text:style-name="T13">– </text:span>Неудивительно! <text:span text:style-name="T13">– </text:span>фыркнула Луна. <text:span text:style-name="T13">– </text:span>в<text:span text:style-name="T13"> </text:span>этом — вся Сел. Сестра, в отличие от Нас, всегда норовит спихнуть тяжёлую задачу на кого-нибудь другого!</text:p>
      <text:p text:style-name="P58"><text:span text:style-name="T13">– </text:span>А также совместить приятное с полезным. <text:span text:style-name="T13">– </text:span>не удержался я от подколки.</text:p>
      <text:p text:style-name="P49">Луна бросила на меня тяжёлый взгляд.</text:p>
      <text:p text:style-name="P52"><text:span text:style-name="T19">–</text:span> Вот это вряд ли! Сел охладела к сексу ещё до Нашей ссылки. И, насколько Нам известно, за время Нашего отсутствия её предпочтения в <text:span text:style-name="T13"><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8">–</text:span> Тогда зачем она..?</text:p>
      <text:p text:style-name="P49"><text:span text:style-name="T18">–</text:span> Дала тебе? <text:span text:style-name="T18">–</text:span> цинично завершила мой вопрос Луна. <text:span text:style-name="T18">–</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9">–</text:span> А другие? Они тоже… давали мне потому, что считали меня последним шансом?</text:p>
      <text:p text:style-name="P52">У аликорницы отвалилась челюсть.</text:p>
      <text:p text:style-name="P52"><text:span text:style-name="T19">–</text:span> Другие? Кто ещё?<text:span text:style-name="T13"> </text:span>С кем ещё у тебя были… отношения?</text:p>
      <text:p text:style-name="P49"><text:span text:style-name="T18">–</text:span> С Рэйнбоу Дэш <text:span text:style-name="T18">–</text:span> ответил я несчастным голосом. <text:span text:style-name="T18">–</text:span> И, может быть, с Пинки.</text:p>
      <text:p text:style-name="P49"><text:span text:style-name="T18">–</text:span> А ты живчик. <text:span text:style-name="T18">–</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9"><text:span text:style-name="T18">–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9"><text:span text:style-name="T18">– О небо! Теперь Мы понимаем, почему она так ослабела! Как это в стиле Сестры </text:span><text:span text:style-name="T62">—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oft-page-break/><text:span text:style-name="T18">–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8">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9"><text:span text:style-name="T18">–</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8">–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8"><text:span text:style-name="T13">– Анон</text:span>, ты в порядке? <text:span text:style-name="T13">– </text:span>на балкон заглянула Дэш. <text:span text:style-name="T13">–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3">– </text:span>Спасибо, Дэш. Ты настоящий друг.</text:p>
      <text:p text:style-name="P58"><text:span text:style-name="T13">– </text:span>Сначала нам нужно вернуться в Кантерлот. <text:span text:style-name="T13">– п</text:span>рервала нас Луна. <text:span text:style-name="T13">–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3">– </text:span>Если отменить праздник, начнутся волнения. <text:span text:style-name="T13">– </text:span>ответила Луна на мой не заданный вопрос. <text:span text:style-name="T13">–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5" text:outline-level="2"><text:span text:style-name="T1">22</text:span>. <text:span text:style-name="T1">Лучший</text:span> Гранд Галопин<text:span text:style-name="T1">г</text:span> Гала <text:span text:style-name="T1">в истории</text:span></text:h>
      <text:p text:style-name="P85"/>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3">– </text:span>Да шо ж такое творится-то! Ни в жисть не поверю, чтоб в Кантерлоте пустые дома были! <text:span text:style-name="T13">– </text:span>заявила Эпплджек. <text:span text:style-name="T13">–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3">– </text:span>Какая жалость, что это всё из-за вампирского мира! <text:span text:style-name="T13">– </text:span>пробормотала Рэрити. <text:span text:style-name="T13">– </text:span>Самое бы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text:soft-page-break/>Тук-тук-тук!</text:p>
      <text:p text:style-name="P58"><text:span text:style-name="T13">– Анон</text:span>, ты тут? <text:span text:style-name="T13">–</text:span>Дэш просунула нос в дверь, не дожидаясь отклика. <text:span text:style-name="T13">– </text:span>Ага, вот ты где! Я с тобой!</text:p>
      <text:p text:style-name="P58">Она швырнула перемётные сумки мне на постель и пошла к выходу.</text:p>
      <text:p text:style-name="P58"><text:span text:style-name="T13">– </text:span>Ну, чего застрял? Пошли скорее, а то на хавчик опоздаем! <text:span text:style-name="T13">–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0">…</text:p>
      <text:p text:style-name="P40"/>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3">– </text:span>Располагайтесь. <text:span text:style-name="T13">–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3">–</text:span> всхлипула Дэш.</text:p>
      <text:p text:style-name="P58"><text:span text:style-name="T13">– </text:span>Ну что же вы? Присаживайтесь. <text:span text:style-name="T13">– </text:span>вновь пригласила Луна. <text:span text:style-name="T13">–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3">одной</text:span> подушки. </text:p>
      <text:p text:style-name="P58"><text:span text:style-name="T13">– </text:span>Мы узнали у шеф-повара Сестры о твоих кулинарных предпочтениях. <text:span text:style-name="T13">– у</text:span>лыбнулась мне Луна. <text:span text:style-name="T13">– </text:span>Не в обиду, но ты первый примат-митарианец на Нашей памяти. Насколько Нам известно, рацион обезьян состоит из фруктов и листьев бамбука.</text:p>
      <text:p text:style-name="P58">Я мило улыбнулся ей в ответ и закинул в рот пучок петрушки.</text:p>
      <text:p text:style-name="P58"><text:span text:style-name="T13">– </text:span>А ты первая на моей памяти лошадь, умеющая магичить.</text:p>
      <text:p text:style-name="P58">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8">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8">– Прибыл к нам, ага. А я-то думал, Сахарная Ватка сама вытащила на нашу голову эту обезьяну из мухосранска. – громко прочавкал сам себе Дискорд.</text:p>
      <text:p text:style-name="P58">– Анониму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text:soft-page-break/>–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Наш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3">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1">***</text:p>
      <text:p text:style-name="P40"/>
      <text:p text:style-name="P58"><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мордочки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8"/>
      <text:p text:style-name="P6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text:soft-page-break/>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8">До встречи!</text:p>
      <text:p text:style-name="P68"/>
      <text:p text:style-name="P58">– Сел - Сел… Ну почему ты такая… – пробормотал я сквозь слёзы.</text:p>
      <text:p text:style-name="P58"/>
      <text:p text:style-name="P59">***</text:p>
      <text:p text:style-name="P85"/>
      <text:p text:style-name="P58">«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text:soft-page-break/>–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 между собой.</text:p>
      <text:p text:style-name="P58"><text:soft-page-break/>–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69">д</text:span>ЕсЬ БЫл <text:span text:style-name="T70">д</text:span>ИскОр<text:span text:style-name="T68">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8">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Анонимус.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text:soft-page-break/>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Луна с некоторым смущением сообщила:</text:p>
      <text:p text:style-name="P58">–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 Я раздражённо сунул шкатулку в карман.</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0"/>
      <text:p text:style-name="P59">***</text:p>
      <text:p text:style-name="P58"/>
      <text:p text:style-name="P58">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8">Перепрыгивая через две ступеньки я достиг вершины башни.</text:p>
      <text:p text:style-name="P58">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ее время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1"></text:span><text:span text:style-name="T72"> сидел, прислонившись к стенке. Оранжевая лампочка по прежнему горела на налобном щит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text:soft-page-break/>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8">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8">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8">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8">Штурвал заклинило. Блядь!!!</text:p>
      <text:p text:style-name="P58"><text:soft-page-break/>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штурвал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8">Замок.</text:p>
      <text:p text:style-name="P58">Блядь, что с замком?!</text:p>
      <text:p text:style-name="P58">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Спокойно, Анон! Ты когда-то хотел стать пилотом — в следующий раз будь поосторожнее в своих мечтаниях! Альпинизм — наше всё!</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text:soft-page-break/>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73">Зафиксирована опасная ситуация. Сознание пациента </text:span><text:span text:style-name="T74">&lt;</text:span><text:span text:style-name="T73">Селестия</text:span><text:span text:style-name="T74">&gt;</text:span><text:span text:style-name="T73"> не регистрируется. Активируется протокол экстренной эвакуации пациента </text:span><text:span text:style-name="T74">&lt;</text:span><text:span text:style-name="T73">Селестия</text:span><text:span text:style-name="T74">&gt;</text:span><text:span text:style-name="T73"> к супервизору </text:span><text:span text:style-name="T74">&lt;</text:span><text:span text:style-name="T73">Луна</text:span><text:span text:style-name="T74">&gt;</text:span><text:span text:style-name="T73">.</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8">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8">Когда последний чек-поинт был пройден, на главном табло мигнула и исчезла цифра «<text:span text:style-name="T26">7.76</text:span>», сменившись на «<text:span text:style-name="T26">7.72</text:span>».</text:p>
      <text:p text:style-name="P58">Можно ставить галочку на исполнившейся мечте стать пилотом! Что там следующее на очереди? Альпинизм?</text:p>
      <text:p text:style-name="P58">Сделав полный круг вокруг парка, мы вышли на финишную прямую, в конце которой нас приветливо встречали двери центрального холла дворца.</text:p>
      <text:p text:style-name="P58">БЛЯДЬ!!!</text:p>
      <text:p text:style-name="P58">Какая тупица закрыла двери?</text:p>
      <text:p text:style-name="P58">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8">У тебя всё под контролем, Анон?!! Блядь!</text:p>
      <text:p text:style-name="P58">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8">…</text:p>
      <text:p text:style-name="P58">–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8"><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8">…</text:p>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пальцем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text:span text:style-name="T1">3</text:span>. <text:span text:style-name="T1">Летающий замок</text:span></text:h>
      <text:p text:style-name="P87"/>
      <text:p text:style-name="P58">Скалу ощутимо тряхнуло. Грибной суп выплеснулся из супницы на стол.</text:p>
      <text:p text:style-name="P58">– Конски яблоки! Четвёртый день уж волокут. Могли бы и научиться наконец-то. – проворчала Эпплджек с набитым ртом.</text:p>
      <text:p text:style-name="P58">Мы завтракали на утёсе. Прямо перед нами маячил хвост «Конкордии». Трёхмильный канат соединял гигантский дирижабль с «Громовержцем»<text:span text:style-name="T13">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 Я даже рассмотрел свой бывший домик на окраине, у железной дороги.</text:p>
      <text:p text:style-name="P58">– Эй-Джей, гляди, твоя ферма! – Дэш указала на ряды деревьев на окраине городка.</text:p>
      <text:p text:style-name="P58">– Агась, она, родимая! – кивнула фермерша. – А это значит, скоро приедем.</text:p>
      <text:p text:style-name="P58">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8"><text:soft-page-break/></text:p>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6">СВЕТОЧ</text:span>».</text:p>
      <text:p text:style-name="P58">– Итак, через день мы достигнем цели.</text:p>
      <text:p text:style-name="P58">Надеюсь, все помнят план действий. Мы высаживаемся группой у входа и…</text:p>
      <text:p text:style-name="P58">– Эмм… Прячемся?</text:p>
      <text:p text:style-name="P58">– Дерёмся с пландерсидами?</text:p>
      <text:p text:style-name="P58">– Создаём магический щит?</text:p>
      <text:p text:style-name="P58">– Нет!</text:p>
      <text:p text:style-name="P58">Луна поднесла копыто ко рту и прокашлялась.</text:p>
      <text:p text:style-name="P58">–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8">Луна строго посмотрела на нас.</text:p>
      <text:p text:style-name="P58">–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Анонимус?</text:p>
      <text:p text:style-name="P58">Я продемонстрировал ночной принцессе шкатулку с беспорядочно мечущейся стрелкой.</text:p>
      <text:p text:style-name="P58">–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8">Лавандовая единорожка съёжилась.</text:p>
      <text:p text:style-name="P58">–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8">–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8">Мордочка аликорницы омрачилась печалью.</text:p>
      <text:p text:style-name="P58"><text:soft-page-break/>– К сожалению, в этом случае жертв невозможно будет избежать. Мы бы многое отдали, чтобы не прибегать к этому варианту.</text:p>
      <text:p text:style-name="P58">Дэш подняла копыто.</text:p>
      <text:p text:style-name="P58">– Если я правильно врубилась, нам надо навести шороху в болоте при посадке? Чтоб ничего не дёргалось? Это для меня — фигня! Было б о чём говорить.</text:p>
      <text:p text:style-name="P58">Все, включая меня, вытаращились на пегаску с великим удивлением. Дискорд покрутил когтем у виска.</text:p>
      <text:p text:style-name="P58">– Я могу влупить по болоту радужным ударом. – объяснила пегаска. – Ручаюсь, после этого пландерсидам будет не до нас.</text:p>
      <text:p text:style-name="P58">Твайлайт внезапно закивала головой и зашептала на ухо Луне. Аликорница задумалась.</text:p>
      <text:p text:style-name="P58">–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8">Луна повернулась к выход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3">, </text:span>отправилось в мусорную корзину.</text:p>
      <text:p text:style-name="P58">–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8">Луна с шумом захлопнула справочник.</text:p>
      <text:p text:style-name="P58">–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Дискорд устроился поудобнее и демонстративно поправил бейсболку со «<text:span text:style-name="T26">СВЕТОЧЕМ</text:span>».</text:p>
      <text:p text:style-name="P58">–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 Весь разворот занимал один заголовок.</text:p>
      <text:p text:style-name="P58"/>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1">***</text:p>
      <text:p text:style-name="P40"/>
      <text:p text:style-name="P49"><text:span text:style-name="T62">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8">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text:span text:style-name="T105">залечивание ран</text:span>.</text:p>
      <text:p text:style-name="P58"/>
      <text:p text:style-name="P58">…</text:p>
      <text:p text:style-name="P58"/>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3">–</text:span> Нет, почему? Правитель есть. Только он не постоянный. Его избирают. Раз в несколько лет.</text:p>
      <text:p text:style-name="P40"><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4">трид</text:span><text:span text:style-name="T1">цать лет, если его сменят через </text:span><text:span text:style-name="T64">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Анон?</text:p>
      <text:p text:style-name="P58">– Да?</text:p>
      <text:p text:style-name="P58">–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встала на задние ноги и положила передние мне на плечи.</text:p>
      <text:p text:style-name="P58">–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8">– Супер-дупер-верно! Пусть только попробует! Ещё никто не смел отобрать у Пинки друга и остаться при этом в своём уме!!!</text:p>
      <text:p text:style-name="P58">Розовая пони уселась на круп, копыта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Анон.</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text:p>
      <text:p text:style-name="P58">Луна отвернулась, попытавшись скрыть смущение.</text:p>
      <text:p text:style-name="P58">–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7"><text:span text:style-name="T13">~~~ </text:span>Человек Анонимус Терранский <text:span text:style-name="T13">~~~</text:span></text:p>
      <text:p text:style-name="P77">Паспорт гражданина Эквестрии</text:p>
      <text:p text:style-name="P76">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80">26.07.2143 А.С.</text:p>
      <text:p text:style-name="P58"/>
      <text:h text:style-name="Heading_20_2" text:outline-level="2">24. Навсегда. И всегда.</text:h>
      <text:p text:style-name="P130"/>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Громовержец» рассыпался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Рэйнбоу Дэш впечатляет. Но если бы Мы могли всё предусмотреть — тут был бы совсем <text:s/>другой мир.</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9"><text:soft-page-break/>–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очень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4">задней осью </text:span><text:span text:style-name="T1">на табуретку. Я прилаживал ей новое колесо взамен <text:s/>утраченного. </text:span><text:span text:style-name="T64">Ещ</text:span><text:span text:style-name="T1">ё</text:span><text:span text:style-name="T64"> </text:span><text:span text:style-name="T1">немного, и будет как новенькая! В дворцовом гараже среди кучи хлама таки нашлось лопнувшее колесо, которое </text:span><text:span text:style-name="T64">мне удалось</text:span><text:span text:style-name="T1"> починить — о</text:span><text:span text:style-name="T64">бучение у</text:span><text:span text:style-name="T1"> Норфа не </text:span><text:span text:style-name="T6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4">на </text:span><text:span text:style-name="T1">корпус</text:span><text:span text:style-name="T64">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4">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text:soft-page-break/>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4">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4">о всём мире остались только м</text:span>ы<text:span text:style-name="T64">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4"/>
      <text:p text:style-name="P64">Я хотела бы бежать с тобой по полю, но у меня есть крылья.</text:p>
      <text:p text:style-name="P64">Я хотела бы лежать с тобой на поле ромашек, но я дочь неба.</text:p>
      <text:p text:style-name="P64">Всё что я могу — нести тебя в колеснице по облакам навстречу солнцу.</text:p>
      <text:p text:style-name="P97"/>
      <text:p text:style-name="P49">И прежде чем я успел что-либо осмыслить, из дальнего закутка моей души вырвался ответ.</text:p>
      <text:p text:style-name="P97"/>
      <text:p text:style-name="P64">Я хотел бы лететь в небе рядом с тобой, но у меня нет крыльев.</text:p>
      <text:p text:style-name="P64">Мне хотелось бы лежать на облаке рядом с тобой, но я сын земли.</text:p>
      <text:p text:style-name="P64">Всё, что я могу — нарисовать тебя купающейся в солнечных лучах.</text:p>
      <text:p text:style-name="P97"/>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это фига? У тебя глюки, Анон?</text:p>
      <text:p text:style-name="P52"><text:soft-page-break/>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9"><text:span text:style-name="T1">– Не трожь! – Дэш сердито фыркнула. – </text:span>Меня ослепило солнце! И вообще, не твоё дело!</text:p>
      <text:p text:style-name="P79"><text:s/>Вырвав у меня очки из рук, пегаска развернулась на одном копыте и улетела. Я покачал головой.</text:p>
      <text:p text:style-name="P58"/>
      <text:h text:style-name="Heading_20_2" text:outline-level="2">25. Осколки</text:h>
      <text:p text:style-name="P58"/>
      <text:p text:style-name="P58">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8">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8">Предупреждая зарождающуюся панику, аликорница подняла копыто.</text:p>
      <text:p text:style-name="P58">–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8">Аликорница подошла к нам и замерла в ожидании. Тяжёлое предчувствие охватило меня.</text:p>
      <text:p text:style-name="P58">– Вижу! – наконец, нарушила молчание Пинки. Она оторвалась от подзорной трубы и указала вдаль.</text:p>
      <text:p text:style-name="P58">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8">–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8">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8">– Он там, на месте. – успокоил я Луну. – Но есть, кажется, и плохие новости. Погоди, – остановил я невысказанный вопрос Луны, – мне надо убедиться.</text:p>
      <text:p text:style-name="P58">Я снова пригнулся к подзорной трубе и начал вращать окуляр. По мере увеличения резкости, формы болота приобретали узнаваемые очертания.</text:p>
      <text:p text:style-name="P58">Проклятье! Так и есть, ошибки быть не может. Но как? Чёрт подери, как???</text:p>
      <text:p text:style-name="P58">– Это Провал. – обратился я к Луне. – Теперь понятно, почему озеро увеличивается.</text:p>
      <text:p text:style-name="P58">– Что??? Но как вода удерживается от падения? Все Провалы, о которых Мы знаем, не имеют дна!</text:p>
      <text:p text:style-name="P58">– Я как раз задаю себе этот вопрос. – пожал я плечами.</text:p>
      <text:p text:style-name="P58">Луна сменила меня у подзорной трубы.</text:p>
      <text:p text:style-name="P58">–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8"><text:soft-page-break/>Луна задумчиво потёрла копытом подбородок.</text:p>
      <text:p text:style-name="P58">–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8">– Есть!!! – дружно гаркнули за нашими спинами манипула пегасов дворцовой стражи и звено Вондерболтов.</text:p>
      <text:p text:style-name="P58"/>
      <text:p text:style-name="P58">…</text:p>
      <text:p text:style-name="P58"/>
      <text:p text:style-name="P58">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8">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8">– Мы выиграли первый раунд. – тихо сказала Луна. – Нам стоило использовать «Конкордию» и в прошлый раз.</text:p>
      <text:p text:style-name="P58">– Напомнить тебе о режиме секретности, который ты тогда установила, или сама вспомнишь, Хмурая Метёлка? – язвительно отозвался Дискорд.</text:p>
      <text:p text:style-name="P58">Вместо доспехов старый фрик напялил на себя камзол и треуголку всё с тем же «<text:span text:style-name="T26">СВЕТОЧЕМ</text:span>» на всех трёх полях одновременно.</text:p>
      <text:p text:style-name="P58">«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8">– Рэйнбоу Дэш, твой выход. – обратилась к пегаске Луна. – И также Наш. И да пребудет с нами удача!</text:p>
      <text:p text:style-name="P58">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8">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8"><text:soft-page-break/>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8">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8">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8">– Селестия милосердная! – пробормотала Эпплджек и сдвинула шляпу на глаза. – Они настигли их!</text:p>
      <text:p text:style-name="P58">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8"/>
      <text:p text:style-name="P58">ХЛОП!</text:p>
      <text:p text:style-name="P58"/>
      <text:p text:style-name="P58">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8">Луна, убедившись, что с пегаской всё в порядке, подошла ко мне, подволакивая ногу.</text:p>
      <text:p text:style-name="P58">–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8">Я внимательно всмотрелся в аликорницу. На сабатоне задней ноги красовалась приличных размеров вмятина.</text:p>
      <text:p text:style-name="P58">– Луна, что с тобой? Ты ранена?!!</text:p>
      <text:p text:style-name="P58">Аликорница смутилась.</text:p>
      <text:p text:style-name="P58">– Мы утратили былую реакцию. Нам стыдно! Неважно. Главное — мы выиграли этот бой. Оставить! – <text:span text:style-name="T64">при</text:span>казала Луна ринувшимся было ей на помощь стражникам. – До завершения задачи Мы не обращаем внимания на раны.</text:p>
      <text:p text:style-name="P58">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8">–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8">Мы с Элементами <text:span text:style-name="T64">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40"/>
      <text:p text:style-name="P61"><text:soft-page-break/>События последующего часа видятся мне, как <text:span text:style-name="T106">россыпь</text:span>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text:span text:style-name="T107">вс</text:span>криком, поранившись об очередной осколок.</text:p>
      <text:p text:style-name="P58"/>
      <text:p text:style-name="P41">~~~~~</text:p>
      <text:p text:style-name="P41"/>
      <text:p text:style-name="P58">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8">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8">– Бросайте якорь. – приказывает Луна в микрофон.</text:p>
      <text:p text:style-name="P58">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8">– Что за..? О НЕБО!!!</text:p>
      <text:p text:style-name="P58">Возглас Луны побуждает меня глянуть вниз.</text:p>
      <text:p text:style-name="P58">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8">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8">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8">«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8">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8"><text:soft-page-break/>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8">Рэйнбоу Дэш что-то шепчет на ухо аликорнице, та кивает ей в согласии. Пегаска стрелой взмывает с колесницы.</text:p>
      <text:p text:style-name="P58">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8">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8">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8">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8">Глухое хлюпанье возвещает нам встречу кантерлотского дворцового парка с <text:span text:style-name="T107">чудищем</text:span>.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8">Захваченный «Громовержец» проплывает мимо нас, увлекаемый кракеном в бездну.</text:p>
      <text:p text:style-name="P58"/>
      <text:p text:style-name="P58">– <text:span text:style-name="T26">ПОНИ! ВЫ ЗАЕБАЛИ!!! ДАДИТЕ ВЫ МНЕ СПАТЬ КОГДА-НИБУДЬ, ИЛЬ НЕТ?!! КЛЯНУСЬ СВОИМ ХВОСТОМ, Я НАУЧУ ВАС УВАЖАТЬ МОЙ СОН, ИЛЬ Я НЕ АГАМЕМНОН!</text:span></text:p>
      <text:p text:style-name="P61"/>
      <text:p text:style-name="P58">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8">– Берегись!!!</text:p>
      <text:p text:style-name="P58">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8"/>
      <text:p text:style-name="P41">~~~~~</text:p>
      <text:p text:style-name="P41"/>
      <text:p text:style-name="P58">…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4">конвульсивно</text:span> сокращаясь.</text:p>
      <text:p text:style-name="P58">Я принимаю вертикальное положение. Вокруг меня осыпавшиеся замшелые стены без крыши и… Дэш.</text:p>
      <text:p text:style-name="P58">–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text:soft-page-break/>– Да кто там считает! – отмахивается пегаска.</text:p>
      <text:p text:style-name="P58">– С остальными всё в порядке?</text:p>
      <text:p text:style-name="P58">Пегаска неуверенно кивает.</text:p>
      <text:p text:style-name="P58">– Флатти и Твайлайт могли помочь себе сами. Пинки схватила Рэрити, а их обеих — Луна.</text:p>
      <text:p text:style-name="P58">– А Эпплджек?</text:p>
      <text:p text:style-name="P58">Пегаска чешет затылок.</text:p>
      <text:p text:style-name="P58">– Не помню. Ты падал быстрее всех, у меня не было выбора.</text:p>
      <text:p text:style-name="P58">Ох, <text:span text:style-name="T107">дерьмо</text:span>!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8">– <text:span text:style-name="T64">А ч</text:span>то случилось с кракеном?</text:p>
      <text:p text:style-name="P58">– Он провалился в <text:span text:style-name="T64">П</text:span>ровал. – отвечает пегаска и смотрит на извивающийся кусок щупальца на скале. – По-крайней мере, большая его часть.</text:p>
      <text:p text:style-name="P58">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8">–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8">Я осторожно качаю головой, стараясь не вызвать боль.</text:p>
      <text:p text:style-name="P58">– Я видел только маленькую часть замка Сестёр. И то, в основном, подземелья и на бегу. Но ты ведь можешь подняться над замком и разведать путь?</text:p>
      <text:p text:style-name="P58">Пегаска чешет копытом в затылке.</text:p>
      <text:p text:style-name="P58">– Могу, конечно. Но пока я сюда спускалась, меня трижды чуть не сбили.</text:p>
      <text:p text:style-name="P58">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8">–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8">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8">Прекрасно!</text:p>
      <text:p text:style-name="P58">Я спускаюсь вниз и сажусь на обломок сте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8">– Анон… – касается крылом моего плеча Дэш. – Не время грустить. Мы должны идти в тронный зал.</text:p>
      <text:p text:style-name="P58"><text:soft-page-break/>–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8">–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8">– Я не Проводник! – кричу я. – Меня сюда принесло по ошибке!..</text:p>
      <text:p text:style-name="P58">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8">Может быть, ты рано раскис, Анон? Вспомни, под тысячелетними развалинами полно подземелий.</text:p>
      <text:p text:style-name="P58">– Мы можем пройти подземным ходом. – киваю я на лаз.</text:p>
      <text:p text:style-name="P58">Пегаска воодушевляется.</text:p>
      <text:p text:style-name="P58">– Круть! Я же знала, что ты найдёшь выход! Веди, Проводник!</text:p>
      <text:p text:style-name="P58">Мы спускаемся в темноту древнего хода. Триста метров. Каких-то триста грёбанных метров.</text:p>
      <text:p text:style-name="P58"/>
      <text:p text:style-name="P58">…</text:p>
      <text:p text:style-name="P58"/>
      <text:p text:style-name="P58">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Пегаска чешет в затылке.</text:p>
      <text:p text:style-name="P58">–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Я раздражённо поворачиваюсь к Дэш.</text:p>
      <text:p text:style-name="P58">– Послушай, не называй меня Проводником. Это уже не смешно!</text:p>
      <text:p text:style-name="P58">Пегаска смотрит на меня вишнёвыми глазами.</text:p>
      <text:p text:style-name="P58">– Я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 пландерсидов.</text:p>
      <text:p text:style-name="P4">Пегаска прыгает вперёд. Быстро оглянувшись, она бросается ко мне, подхватывает передними ногами под руки и летит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4">—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4">Холодный взгляд жёлтых глаз без зрачков гипнотизирует. Сокращения щупалец медленно передвигают тело к нам.</text:p>
      <text:p text:style-name="P4">– Дэш!!!</text:p>
      <text:p text:style-name="P4">Следующее щупальце обвивается вокруг моего пояса, но пегаска перекусывает его.</text:p>
      <text:p text:style-name="P4">–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4">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text:soft-page-break/>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1">~~~~~</text:p>
      <text:p text:style-name="P4"/>
      <text:p text:style-name="P6">– Держи своего «Проводника», Хмурая Метёлка! Хотя сейчас его стоит называть овощем и носить в чемодане.</text:p>
      <text:p text:style-name="P6">– Где ты его нашёл? Что произошло? Что с тобой, Анон?</text:p>
      <text:p text:style-name="P6">–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6">– О, небо! Я превращу эти руины в выжженый кратер!!! Что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30">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3">!</text:span></text:p>
      <text:p text:style-name="P6">–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6">– Что? Ты мне не доверяешь??!</text:p>
      <text:p text:style-name="P6">– НЕТ!</text:p>
      <text:p text:style-name="P6">–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это встречал раньше! Не помню только, где и когда.</text:p>
      <text:p text:style-name="P99"/>
      <text:p text:style-name="P1">Человек на койке откры<text:span text:style-name="T1">вает</text:span> глаза. Пронзительны<text:span text:style-name="T107">е</text:span>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text:soft-page-break/></text:p>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3">света</text:span>. В последние мгновения толкающая меня сила пропадает, я лечу к выходу по инерции. В движении я изворачиваюсь и гляжу назад.</text:p>
      <text:p text:style-name="P58">Там лишь тающая в темноте радуга.</text:p>
      <text:p text:style-name="P49"/>
      <text:h text:style-name="Heading_20_2" text:outline-level="2">2<text:span text:style-name="T1">6</text:span>. <text:span text:style-name="T1">Терра</text:span></text:h>
      <text:h text:style-name="P156" text:outline-level="3">Воскресенье</text:h>
      <text:p text:style-name="P49"/>
      <text:p text:style-name="P1">Невесомость, удар, чувство веса. Я открываю глаза.</text:p>
      <text:p text:style-name="P1">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9">–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21">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2">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62">Да, Анон, тебе тоже нужно завязывать с конеёбством. После гибели Дэш ты больше не сможешь никого пустить в свою душу.</text:p>
      <text:p text:style-name="P62">…</text:p>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3">***</text:p>
      <text:p text:style-name="P62"/>
      <text:p text:style-name="P62">– Бля! Я так и знал!</text:p>
      <text:p text:style-name="P62">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2">–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62">Стакан медленно собрался воедино и прыгнул обратно в руку Дискорду. – Хорошо, хоть от моей заначки в Эогиппе кое-что осталось. – пробурчал он.</text:p>
      <text:p text:style-name="P62">– Ну так и зачем её тратить на ерунду? – возразил я.</text:p>
      <text:p text:style-name="P62">–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9"/>
      <text:p text:style-name="P63">***</text:p>
      <text:p text:style-name="P62"/>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58">– Анон? – голос в трубке не смог скрыть радостного изумления. – Привет! Ты передумал?</text:p>
      <text:p text:style-name="P58">– Да, Алекс. Я тут долго думал… Если у вас ещё есть местечко для меня… Я бы, пожалуй, вернулся.</text:p>
      <text:p text:style-name="P58"><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4">Заебись.</text:p>
      <text:p text:style-name="P4">Я глянул на часы. Двенадцать. Пора.</text:p>
      <text:p text:style-name="P1"><text:soft-page-break/>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70">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0">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0">– Я отлучусь на пару деньков… Не скучайте тут без меня. Ждите дома. Вернусь с Сахарной Ваткой в обнимку — верь мне! Бу-га-га!</text:p>
      <text:p text:style-name="P70">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 Бу-га-га-га!!!</text:span></text:p>
      <text:p text:style-name="P4">С этими словами драконикус смылся, скатившись на жалобно крякающем гироскутере прямо по ступенькам.</text:p>
      <text:p text:style-name="P4">Блядь…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text:soft-page-break/>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0">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7"/>
      <text:h text:style-name="Heading_20_2" text:outline-level="2">2<text:span text:style-name="T1">7</text:span>. <text:span text:style-name="T1">Терра</text:span></text:h>
      <text:h text:style-name="P156"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коробку.</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4">– Анон?</text:p>
      <text:p text:style-name="P4">– С бергамотом.</text:p>
      <text:p text:style-name="P4">Некоторое время в кухне был слышен только звон ложечек о чашки и хруст печенья.</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4"><text:span text:style-name="T13">– Пожалуйста, </text:span>Анон<text:span text:style-name="T13">… не называй его так… Дискорд </text:span>— сложный и… эмм, неоднозначный. Но он не злой. Он очень ранимый и болезненный…</text:p>
      <text:p text:style-name="P104">–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3">–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text:span><text:soft-page-break/><text:span text:style-name="T30">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9">Я с удивлением повернулся к притихшей Флаттершай.</text:p>
      <text:p text:style-name="P109">– А как?</text:p>
      <text:p text:style-name="P109">Девушка обхватила себя руками, как от холода. Я еле различал её полушёпот.</text:p>
      <text:p text:style-name="P109">–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4">– А ты в курсе, что твой Дискорд многократно сжигал Селестию живьём? Хороша шутка, обхохочешься! – выпалил я.</text:p>
      <text:p text:style-name="P114">–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3">– Это всего лишь твои домыслы. С тем же успехом я могу объяснить это тем, что он </text:span>— злой придурок!</text:p>
      <text:p text:style-name="P114">– Это не мои… эмм…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4">Девушка слабо улыбнулась.</text:p>
      <text:p text:style-name="P114">– Я не сержусь… На Дискорда трудно не злиться… Он так себя ведёт, потому что его это… эмм… <text:s/>забавляет.</text:p>
      <text:p text:style-name="P4"/>
      <text:p text:style-name="Text_20_body">…</text:p>
      <text:p text:style-name="P129"/>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9">– Что ты решил, Анон?</text:p>
      <text:p text:style-name="P99">Я пожал плечами.</text:p>
      <text:p text:style-name="P4">– М<text:span text:style-name="T30">ы заманим Ксению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text:soft-page-break/>– Если только это действительно принцесса. – пробормотала Эпплджек. – И если…</text:p>
      <text:p text:style-name="P9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soft-page-break/>…</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text:soft-page-break/>–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хер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Ксения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Ксения рассмеялась.</text:p>
      <text:p text:style-name="P4">– А потом?</text:p>
      <text:p text:style-name="P4">– Шерлока. Четвёртый сезон.</text:p>
      <text:p text:style-name="P4">– Договорились.</text:p>
      <text:p text:style-name="P4"/>
      <text:p text:style-name="P4">Я выходил из МакДональдса, когда Ксения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8">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text:soft-page-break/>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7"/>
      <text:h text:style-name="Heading_20_2" text:outline-level="2">2<text:span text:style-name="T1">8</text:span>. Терра</text:h>
      <text:h text:style-name="Heading_20_3" text:outline-level="3">Четверг</text:h>
      <text:p text:style-name="P1"/>
      <text:p text:style-name="P4">– Порыв ветра? Ломающий арматуру? Ты сам-то веришь в это дерьмо?</text:p>
      <text:p text:style-name="P4">Эпплджек раздражённо отвернулась. Я успокаивающе похлопал её по плечу.</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4">– А лифт??! Он тоже устал? А снеговик? Устал и решил прилечь отдохнуть? Да пирог мне в круп, Анон, если он не хотел тебя утопить!</text:p>
      <text:p text:style-name="P4">–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71">***</text:p>
      <text:p text:style-name="P70"/>
      <text:p text:style-name="P1">…</text:p>
      <text:p text:style-name="P93">Конфликт с узлом 3</text:p>
      <text:p text:style-name="P93">…</text:p>
      <text:p text:style-name="P93">Конфликт с узлом 6</text:p>
      <text:p text:style-name="P93">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text:span text:style-name="T13">module </text:span>malfunction. Nash AI module stop…</text:p>
      <text:p text:style-name="P92">Cluster going down in 2 minutes…</text:p>
      <text:p text:style-name="P92"><text:soft-page-break/>Unloading dictionaries… HDFS malfunction</text:p>
      <text:p text:style-name="P92">Classloader malfunction. Classloader stop…</text:p>
      <text:p text:style-name="P92">Cluster going down in 1 minute…</text:p>
      <text:p text:style-name="P92">Kernel panic</text:p>
      <text:p text:style-name="P89"/>
      <text:p text:style-name="P4">Бинго! Нэш наконец-то слетел с катушек!</text:p>
      <text:p text:style-name="P4">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26">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 Анон! Обернись! – наушники хрипели, работая на трёхстах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ядь!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text:soft-page-break/>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от экрана розовая кобылка, которая тут же прижала нос к стеклу.</text:p>
      <text:p text:style-name="P4"/>
      <text:p text:style-name="P4">– Анон!!! Что же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4"/>
      <text:p text:style-name="P4">Аликорница со страданием смотрела на меня с экрана. Потом она покачала головой.</text:p>
      <text:p text:style-name="P4">– Нет, Анон. Ты пребываешь в плену своих сновидений.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сиреневых глаз. Любовь вспыхнула во мне с яростной силой. <text:s/>Я открыл рот, чтобы рассказать ей…</text:p>
      <text:p text:style-name="P4">И снова закрыл его.</text:p>
      <text:p text:style-name="P4"><text:soft-page-break/>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4">– …прошу прощения. Вспомни нашу особенную дружбу!</text:p>
      <text:p text:style-name="P14">Я сжал кулак.</text:p>
      <text:p text:style-name="P14">АЙ!</text:p>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Я состроил обиженную гримасу и перебил аликорницу.</text:p>
      <text:p text:style-name="P14">– Какая, к дискорд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3">Nash </text:span>AI module start…</text:p>
      <text:p text:style-name="P92">Celest AI submodule found… Acquiring…</text:p>
      <text:p text:style-name="P92">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7">Блядь.</text:p>
      <text:p text:style-name="P7">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4">Ксения обернулась, когда я влетел в серверную.</text:p>
      <text:p text:style-name="P14">– О, Анон? Ты очень вовремя! <text:span text:style-name="T13">Знаешь, я передумала: мы можем встретиться у тебя вечером, если ты не против. Только ни слова о</text:span>б<text:span text:style-name="T13"> М</text:span>ЛП<text:span text:style-name="T13">, ок?</text:span></text:p>
      <text:p text:style-name="P4">Я смотрел на Ксению круглыми глазами, хватая ртом воздух.</text:p>
      <text:p text:style-name="P14"><text:soft-page-break/>–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Ксения.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дивлённо уставились на меня с заднего сидения.</text:p>
      <text:p text:style-name="P14">– А где Ксения? Ч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Ксения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Если…</text:p>
      <text:p text:style-name="P14"/>
      <text:p text:style-name="P14">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text:soft-page-break/>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форменных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1">– Приехали!</text:p>
      <text:p text:style-name="P51">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7"/>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4"><text:soft-page-break/>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чёрного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text:soft-page-break/>–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5"><text:span text:style-name="T13">– Анон…</text:span><text:span text:style-name="T1"> Тут окно разбито… И верёвка висит. – пискнула Флаттершай из кухни.</text:span></text:p>
      <text:p text:style-name="P103"><text:span text:style-name="T13">– </text:span><text:span text:style-name="T1">Оставь, Флатти, не сейчас! – отмахнулся я.</text:span></text:p>
      <text:p text:style-name="P104">Эпплджек стояла посреди комнаты и оглядывалась.</text:p>
      <text:p text:style-name="P114">– Не нравится мне тут. Чуйка нехорошая…</text:p>
      <text:p text:style-name="P104">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3"><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14">– Привет, Сел.</text:p>
      <text:p text:style-name="P146">Аликорница всполошилась и спрятала <text:span text:style-name="T1">пирожное</text:span> за спину.</text:p>
      <text:p text:style-name="P114">–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4"><text:span text:style-name="T13">Я устало улыбнулся аликорнице </text:span>и осторожно закрыл ноутбук, переводя его в спящий режим<text:span text:style-name="T13">. Пусть о</text:span>битает в собственной фантазии<text:span text:style-name="T13"> </text:span>— нет смысла препираться с ней сейчас. Счастье уже в том, что она уцелела хотя бы в таком виде.</text:p>
      <text:p text:style-name="P104"><text:span text:style-name="T13">– </text:span>Да-да, забери её отсюда поскорее! <text:span text:style-name="T13">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3">– </text:span>А я так хотел продемонстрировать ей класс езды на моноцикле!<text:span text:style-name="T13"> – пожаловался д</text:span>раконикус, ткнув в лежащий рядом гироскутер<text:span text:style-name="T13">. – Но разве Сахарная Ватка ценит настоящее искусство?</text:span></text:p>
      <text:p text:style-name="P114"><text:soft-page-break/></text:p>
      <text:h text:style-name="P154" text:outline-level="2">2<text:span text:style-name="T1">9</text:span>. Отбытие</text:h>
      <text:p text:style-name="P117"/>
      <text:p text:style-name="P104"><text:span text:style-name="T13">– </text:span>Оп-па! – пробормотала Эпплджек. – Нежданчик!</text:p>
      <text:p text:style-name="P104">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4"><text:span text:style-name="T13">–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3">– А что? – невинно захлопал глазами драконикус. – Я, между прочим, </text:span>намного раньше тебя <text:span text:style-name="T13">понял, где </text:span>искать<text:span text:style-name="T13"> Солнцезад</text:span>ую<text:span text:style-name="T13">. Ещё у тебя на работе. Признаюсь честно, я был худшего мнения о тебе, Проводник. Не думал, что ты догадаешься. Но ты всё-таки нашёл </text:span>Сахарную <text:span text:style-name="T13">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4">Дискорд обернулся на голос и в этот момент я швырнул в него кружкой и бросился к нему через комнату с занесеным над головой стулом.</text:p>
      <text:p text:style-name="P104">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text:soft-page-break/>–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лапе, привязанной к подлокотнику, и покрутил пальцем у виска.</text:p>
      <text:p text:style-name="P104">– Потому что ты напал на него. – пожала плечами Эпплджек. – Я и подумала — тебе виднее. И подсобила маленько.</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4"><text:span text:style-name="T13">– Слушай меня внимательно, </text:span>засранец — <text:span text:style-name="T13">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3">– Нет! Дискорд </text:span>— не убийца!!!</text:p>
      <text:p text:style-name="P124">С необычной для неё силой Флаттершай вытащила кляп изо рта драконикуса.</text:p>
      <text:p text:style-name="P124"><text:span text:style-name="T13">– </text:span>ДА ТЫ СОВСЕМ БАНАНУЛСЯ, ПРОВОДНИЧЁК!!! ВЫ ВСЕ <text:span text:style-name="T13">ИДИОТЫ </text:span>(все, кроме Флаттершай)<text:span text:style-name="T13">!!! – заорал Дискорд моментально. – <text:s/>Е</text:span>сли я убийца, то ты — жрёшь пони на завтрак, обед и полдник! Дебилы!! Т<text:span text:style-name="T13">рон Эквестрии </text:span>мне <text:span text:style-name="T13">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3">– Р</text:span>ассказывай.</text:p>
      <text:p text:style-name="P124">Дискорд немного успокоился.</text:p>
      <text:p text:style-name="P124"><text:s/><text:span text:style-name="T13">– </text:span>Вообще-то, от тебя следовало бы избавиться, Проводник. Не знаю, что ты там разведал в <text:span text:style-name="T30">Большом Откровении</text:span>, но чувствую, что твоё знание может погубить Эквестрию. Но к<text:span text:style-name="T13">ак, интересно, я получу без </text:span>тебя<text:span text:style-name="T13"> приз из… копыт Луны?!! </text:span>Хмурая <text:span text:style-name="T13">Метёлка отправила меня проследить, чтоб ты вернулся обратно. </text:span>Так что е<text:span text:style-name="T13">сли бы вы сюда не заявились, через пять минут я отправился бы за вами сам!</text:span></text:p>
      <text:p text:style-name="P124"><text:span text:style-name="T13">– </text:span>А кто тогда насылал на нас этих уродов с рисованными рожами? Кто пытался убить меня раз за разом?</text:p>
      <text:p text:style-name="P124">У драконикуса глаза полезли на лоб.</text:p>
      <text:p text:style-name="P124"><text:soft-page-break/><text:span text:style-name="T13">–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30">словно кот с мышью</text:span>?</text:p>
      <text:p text:style-name="P124"><text:span text:style-name="T13">– </text:span>Анон! <text:span text:style-name="T13">– </text:span>крикнула Эпплджек из прихожей. <text:span text:style-name="T13">–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text:span text:style-name="T30">двадцативосьмиэтажной</text:span><text:span text:style-name="T24">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4">А если не </text:span>выдержит<text:span text:style-name="T64"> </text:span>основа, к которой она привязана? Что-то мне в туалет захотелось… У меня нет боязни высоты, но это уже слишком!</text:p>
      <text:p text:style-name="P124">Я задрал голову.</text:p>
      <text:p text:style-name="P124">О! Так уже легче! Надо мной всего лишь два этажа. Десять метров верёвки. Если не смотреть вниз, то…</text:p>
      <text:p text:style-name="P126">«…<text:span text:style-name="T30">Будь храбр. Будь стоек. Будь силён. Что бы ни случилось, помни: Эквестрия с тобой. Эквестрия в тебе. Навсегда. И всегда…»</text:span></text:p>
      <text:p text:style-name="P124">Я вытер ладони о штаны, ухватил канат и сделал шаг вперёд… </text:p>
      <text:p text:style-name="P124"><text:soft-page-break/>…</text:p>
      <text:p text:style-name="P124">Святые яйца, Анон, ты действительно сделал ЭТО!</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text:soft-page-break/>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text:p>
      <text:p text:style-name="P124">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3">– Д</text:span>искорд Эйрлайнс приветствует на борту! Температура воздуха пять градусов! Высота<text:span text:style-name="T30"> сто пять</text:span><text:span text:style-name="T24"> </text:span>метров. Ожидаемая продолжительность полёта — четыре минуты!..</text:p>
      <text:p text:style-name="P124">…ограда края крыши промелькнула под нами…</text:p>
      <text:p text:style-name="P124"><text:span text:style-name="T13">–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text:soft-page-break/>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3">–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text:soft-page-break/>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3">–</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3">– Т</text:span>ы что за хрен вообще? <text:span text:style-name="T13">– наконец сподобился я на членораздельную речь.</text:span></text:p>
      <text:p text:style-name="P49">Зверь смутился.</text:p>
      <text:p text:style-name="P49"><text:span text:style-name="T13">–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3">С кончика малого рога Анакорна сорвалась молния и под ним материализовался </text:span>зелёный <text:span text:style-name="T13">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3">– Итак, рассказывай, каким ветром тебя сюда занесло. – д</text:span>емиург<text:span text:style-name="T13"> почесал нос. – У меня такое чувство, </text:span>будто<text:span text:style-name="T13">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7"><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4"/>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6">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3">–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52"><text:span text:style-name="T13">– Если я расскажу тебе н</text:span>астоящую<text:span text:style-name="T13"> причину </text:span>— ты исчезнешь! <text:span text:style-name="T13">– угрюмо заявил я.</text:span></text:p>
      <text:p text:style-name="P37">Морда Анакорна осветилась радостным озарением.</text:p>
      <text:p text:style-name="P37"/>
      <text:p text:style-name="P52"><text:span text:style-name="T13">–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3">–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3">– Ну… Я не идиот… я видел, что происходит за Чёрным </text:span>э<text:span text:style-name="T13">краном…</text:span></text:p>
      <text:p text:style-name="P52">Я глубоко вздохнул, как перед прыжком в воду.</text:p>
      <text:p text:style-name="P52"><text:span text:style-name="T13">– </text:span>Нет никакого мира-вампира. Мир людей не виноват. <text:span text:style-name="T13">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text:soft-page-break/>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3">Анакорн </text:span>встал с пуфика<text:span text:style-name="T13"> </text:span>и стал прохаживаться рядом со столом<text:span text:style-name="T13">. </text:span>Перед ним в качестве импровизированной указки плыл в пространстве карандаш.<text:span text:style-name="T13"> На стол</text:span>е раскинулась<text:span text:style-name="T13"> </text:span>голографическая карта Эквуса<text:span text:style-name="T13">. Игрушечные горные пики утопали в крохотных облаках, белые шапки ледников икрились </text:span>на<text:span text:style-name="T13"> полюсах, спокойная гладь </text:span>омывающих <text:span text:style-name="T13">океан</text:span>ов<text:span text:style-name="T13"> переливалась всеми оттенками синего.</text:span></text:p>
      <text:p text:style-name="P39"/>
      <text:p text:style-name="P4"><text:span text:style-name="T46">–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4"><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4">К сожалению, к Эквусу это не относится.</text:p>
      <text:p text:style-name="P4"/>
      <text:p text:style-name="P4">Анакорн развёл копытами и отпил из стакана.</text:p>
      <text:p text:style-name="P4"/>
      <text:p text:style-name="P109"><text:span text:style-name="T56">–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0"/>
      <text:p text:style-name="P4">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text:soft-page-break/>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6"/>
      <text:p text:style-name="P104">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text:soft-page-break/>Анакорн мрачно уставился на мерцающую голограмму Эквуса<text:span text:style-name="T30">.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6">– К сожалению, не </text:span><text:span text:style-name="T50">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16" text:note-class="footnote"><text:note-citation>16</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6">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text:span text:style-name="T13">.</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text:soft-page-break/>–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6">–</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6">—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0">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0">Marvel</text:span><text:span text:style-name="T30">.</text:span></text:p>
      <text:p text:style-name="P109">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9"/>
      <text:p text:style-name="P109">Я скептически хмыкнул.</text:p>
      <text:p text:style-name="P109">–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4"><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text:soft-page-break/>–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снизился на порядок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9">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9">– Почему бы не сделать главной каноническую Эквестрию? Ту, что описана в мультике?</text:p>
      <text:p text:style-name="P109">–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0"/>
      <text:p text:style-name="P109">Анакорн аж подпрыгнул на месте от восторга и стал мне аплодировать.</text:p>
      <text:p text:style-name="P110"/>
      <text:p text:style-name="P109"><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0">Я подозрительно посмотрел на Анакорна.</text:p>
      <text:p text:style-name="P109"><text:span text:style-name="T19">– </text:span><text:span text:style-name="T52">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9">– </text:span><text:span text:style-name="T52">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0"><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3">–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9"><text:span text:style-name="T13">– </text:span>Пиши, как есть. <text:span text:style-name="T13">– </text:span>развёл копытами Анакорн. <text:span text:style-name="T13">– </text:span>Авось сгодится. Я писать точно не буду <text:span text:style-name="T57">— ты меня с кьютимарками уже пригрузил на ближайшие тысячи лет.</text:span></text:p>
      <text:p text:style-name="P109">…</text:p>
      <text:p text:style-name="P109">Факн щит<text:note text:id="ftn17" text:note-class="footnote"><text:note-citation>17</text:note-citation><text:note-body><text:p text:style-name="P142">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3">–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3">–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т тебе и помахала Эквестрия ручкой, Анон!</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text:soft-page-break/>–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3">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text:span text:style-name="T108">когда ко мне пришло озарение</text:span>.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09"/>
      <text:p text:style-name="P109">–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Глаза демиурга бегали, как у застуканного в трамвае безбилетника.</text:p>
      <text:p text:style-name="P109"><text:soft-page-break/>–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text:span text:style-name="T109">в качестве решения</text:span>,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text:span text:style-name="T109">Великое</text:span> Откровение развоплощает обычных пони без следа. Но аликорны — всё же аликорны, и могут сражаться даже с таким противником. Когда Откровение <text:span text:style-name="T109">поглощало</text:span>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Какая?</text:p>
      <text:p text:style-name="P15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6">— </text:span>тебя никогда и не будет! <text:span text:style-name="T109">Каково это </text:span><text:span text:style-name="T28">— </text:span><text:span text:style-name="T60">не знаю даже я. Говорят, это офигенно</text:span><text:span text:style-name="T59"> </text:span><text:span text:style-name="T60">паршиво, </text:span><text:span text:style-name="T61">намного хуже смерти</text:span><text:span text:style-name="T60">. </text:span>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5">~~~</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Аликорница стояла передо мной в сияющем ореоле гривы. Потом она нерешительно сделала шаг навстречу.</text:p>
      <text:p text:style-name="P110">–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0">Я устало рассмеялся.</text:p>
      <text:p text:style-name="P110"><text:soft-page-break/>– Сел, я завязал с конеёбством. Извини.</text:p>
      <text:p text:style-name="P110">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10">– В другое время, в другом месте, Анон! В другое время, в другом месте!</text:p>
      <text:p text:style-name="P110"/>
      <text:p text:style-name="P113">~~~</text:p>
      <text:p text:style-name="P113"/>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7">Тёмная аликорница тяжело вздохнула.</text:p>
      <text:p text:style-name="P107">–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7">Аликорница подняла копыто и прижала его к моей груди.</text:p>
      <text:p text:style-name="P107">–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4"/>
      <text:p text:style-name="P113">~~~</text:p>
      <text:p text:style-name="P114"/>
      <text:p text:style-name="P107">– Думал от меня в другой реальности спрятаться?!</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1"/>
      <text:p text:style-name="P112">~~~</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oft-page-break/><text:span text:style-name="T34">–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3">– Вот д</text:span>искорд!.. Почему всё так паршиво?.. Я даже не могу уткнуться носом тебе в грудь. Я прохожу сквозь тебя, <text:span text:style-name="T13">–</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pan text:style-name="T13">–</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text:p>
      <text:p text:style-name="P103">Я всё ещё помню…</text:p>
      <text:p text:style-name="P58"/>
      <text:h text:style-name="Heading_20_2" text:outline-level="2">Эпилог. Земля</text:h>
      <text:p text:style-name="P116"/>
      <text:p text:style-name="P122">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3">два</text:span><text:span text:style-name="T1">, чтоб потом спать до одиннадцати и ни хрена не выспаться при этом?</text:span> На работу опять к часу<text:span text:style-name="T13"> приползу</text:span>. Надоело. <text:span text:style-name="T1">Закисать на работе — вредно для мозгов.</text:span> Надо отдохнуть. <text:span text:style-name="T13">Взят</text:span><text:span text:style-name="T1">ь, наконец, </text:span><text:s/>отпуск. <text:span text:style-name="T1">И пошло оно всё к ебеням!</text:span></text:p>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8">Для того, чтобы выдавить остатки пасты на щётку, пришлось затратить серьёзные усилия.</text:p>
      <text:p text:style-name="P119"><text:soft-page-break/>Ага, и купить туалетной бумаги. Иначе уже вечером придётся использовать рекламки, что кидают в почтовый ящик. А они, блин, глянцевые!</text:p>
      <text:p text:style-name="P121">Мысли вернулись к фантазии.</text:p>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text:span text:style-name="T110">БЛЯ</text:span>!</text:p>
      <text:p text:style-name="P118">Попытка притронуться щёткой к зубу вызвала ноющую боль. </text:p>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8">Доставая из стола ключи от машины, опять наткнулся взглядом на эскиз.</text:p>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8-22T18:55:34.032255897</dc:date>
    <meta:editing-duration>P145DT15H24M59S</meta:editing-duration>
    <meta:editing-cycles>9137</meta:editing-cycles>
    <meta:generator>LibreOffice/5.1.6.2$Linux_X86_64 LibreOffice_project/10m0$Build-2</meta:generator>
    <meta:printed-by>макс </meta:printed-by>
    <meta:print-date>2017-07-30T17:54:58.23</meta:print-date>
    <meta:document-statistic meta:table-count="0" meta:image-count="0" meta:object-count="0" meta:page-count="230" meta:paragraph-count="4730" meta:word-count="100622" meta:character-count="666652" meta:non-whitespace-character-count="566253"/>
  </office:meta>
</office:document-meta>
</file>